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0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3" style:family="table-cell" style:parent-style-name="Default" style:data-style-name="N48">
      <style:text-properties fo:color="#000000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ackground-color="transparent"/>
      <style:text-properties fo:color="#000000"/>
    </style:style>
    <style:style style:name="ce4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47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2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Default" style:data-style-name="N48">
      <style:table-cell-properties style:vertical-align="middle"/>
      <style:text-properties fo:color="#000000"/>
    </style:style>
    <style:style style:name="ce58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59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64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1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81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8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Default" style:data-style-name="N48">
      <style:text-properties fo:color="#000000"/>
    </style:style>
    <style:style style:name="ce108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10" style:family="table-cell" style:parent-style-name="Default" style:data-style-name="N49">
      <style:text-properties fo:color="#000000"/>
    </style:style>
    <style:style style:name="ce111" style:family="table-cell" style:parent-style-name="Default" style:data-style-name="N0">
      <style:text-properties fo:color="#000000"/>
    </style:style>
    <style:style style:name="ce11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2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6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Default" style:data-style-name="N48">
      <style:text-properties fo:color="#000000" fo:font-weight="bold" style:font-weight-asian="bold" style:font-weight-complex="bold"/>
    </style:style>
    <style:style style:name="ce150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" style:data-style-name="N75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65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21315__20998__20301__91_0_93_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18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18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88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" style:data-style-name="N76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21315__20998__20301__91_0_93_" style:data-style-name="N6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" style:data-style-name="N6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21315__20998__20301_" style:data-style-name="N67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21315__20998__20301__91_0_93_" style:data-style-name="N65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9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20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6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21315__20998__20301__91_0_93_" style:data-style-name="N7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9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0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3" style:family="table-cell" style:parent-style-name="_21315__20998__20301__91_0_93_" style:data-style-name="N6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4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5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Book3" style:data-style-name="N7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33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4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5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7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8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21315__20998__20301__91_0_93_" style:data-style-name="N30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2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7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9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1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3" style:family="table-cell" style:parent-style-name="_19968__33324___36895__22577__34920_" style:data-style-name="N48">
      <style:table-cell-properties fo:border-top="thin dotted #000000" fo:border-bottom="thin dotte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4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8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1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2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93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9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9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9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1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1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1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6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0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4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8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9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5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9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0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62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6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64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8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0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3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5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auto" style:column-width="2.69875cm" style:use-optimal-column-width="true"/>
    </style:style>
    <style:style style:name="co21" style:family="table-column">
      <style:table-column-properties fo:break-before="page" style:column-width="2.169583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1.825625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1.85208333333333cm"/>
    </style:style>
    <style:style style:name="co31" style:family="table-column">
      <style:table-column-properties fo:break-before="auto" style:column-width="2.11666666666667cm" style:use-optimal-column-width="true"/>
    </style:style>
    <style:style style:name="co32" style:family="table-column">
      <style:table-column-properties fo:break-before="auto" style:column-width="1.13770833333333cm"/>
    </style:style>
    <style:style style:name="co33" style:family="table-column">
      <style:table-column-properties fo:break-before="auto" style:column-width="1.37583333333333cm" style:use-optimal-column-width="true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42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55.5pt" style:use-optimal-row-height="false" fo:break-before="auto"/>
    </style:style>
    <style:style style:name="ro18" style:family="table-row">
      <style:table-row-properties style:row-height="14.65pt" style:use-optimal-row-height="false" fo:break-before="auto"/>
    </style:style>
    <style:style style:name="ro19" style:family="table-row">
      <style:table-row-properties style:row-height="13.9pt" style:use-optimal-row-height="false" fo:break-before="auto"/>
    </style:style>
    <style:style style:name="ro20" style:family="table-row">
      <style:table-row-properties style:row-height="14.85pt" style:use-optimal-row-height="false" fo:break-before="auto"/>
    </style:style>
    <style:style style:name="ro21" style:family="table-row">
      <style:table-row-properties style:row-height="15pt" style:use-optimal-row-height="true" fo:break-before="page"/>
    </style:style>
    <style:style style:name="ro22" style:family="table-row">
      <style:table-row-properties style:row-height="4.5pt" style:use-optimal-row-height="false" fo:break-before="auto"/>
    </style:style>
    <style:style style:name="ro23" style:family="table-row">
      <style:table-row-properties style:row-height="34.15pt" style:use-optimal-row-height="false" fo:break-before="auto"/>
    </style:style>
    <style:style style:name="ro24" style:family="table-row">
      <style:table-row-properties style:row-height="22.9pt" style:use-optimal-row-height="false" fo:break-before="auto"/>
    </style:style>
    <style:style style:name="ro25" style:family="table-row">
      <style:table-row-properties style:row-height="19.15pt" style:use-optimal-row-height="false" fo:break-before="auto"/>
    </style:style>
    <style:style style:name="ro26" style:family="table-row">
      <style:table-row-properties style:row-height="24.75pt" style:use-optimal-row-height="false" fo:break-before="auto"/>
    </style:style>
    <style:style style:name="ro27" style:family="table-row">
      <style:table-row-properties style:row-height="19.9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24.6pt" style:use-optimal-row-height="false" fo:break-before="auto"/>
    </style:style>
    <style:style style:name="ro30" style:family="table-row">
      <style:table-row-properties style:row-height="23.45pt" style:use-optimal-row-height="false" fo:break-before="auto"/>
    </style:style>
    <style:style style:name="ro31" style:family="table-row">
      <style:table-row-properties style:row-height="25.9pt" style:use-optimal-row-height="false" fo:break-before="auto"/>
    </style:style>
    <style:style style:name="ro32" style:family="table-row">
      <style:table-row-properties style:row-height="24pt" style:use-optimal-row-height="false" fo:break-before="auto"/>
    </style:style>
    <style:style style:name="ro33" style:family="table-row">
      <style:table-row-properties style:row-height="21.6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16.9pt" style:use-optimal-row-height="false" fo:break-before="auto"/>
    </style:style>
    <style:style style:name="ro36" style:family="table-row">
      <style:table-row-properties style:row-height="16.9pt" style:use-optimal-row-height="false" fo:break-before="page"/>
    </style:style>
    <style:style style:name="ro37" style:family="table-row">
      <style:table-row-properties style:row-height="23.25pt" style:use-optimal-row-height="false" fo:break-before="auto"/>
    </style:style>
    <style:style style:name="ro38" style:family="table-row">
      <style:table-row-properties style:row-height="14.45pt" style:use-optimal-row-height="false" fo:break-before="auto"/>
    </style:style>
    <style:style style:name="ro39" style:family="table-row">
      <style:table-row-properties style:row-height="8.25pt" style:use-optimal-row-height="false" fo:break-before="auto"/>
    </style:style>
    <style:style style:name="ro40" style:family="table-row">
      <style:table-row-properties style:row-height="30pt" style:use-optimal-row-height="false" fo:break-before="auto"/>
    </style:style>
    <style:style style:name="ro41" style:family="table-row">
      <style:table-row-properties style:row-height="25.15pt" style:use-optimal-row-height="false" fo:break-before="auto"/>
    </style:style>
    <style:style style:name="ro42" style:family="table-row">
      <style:table-row-properties style:row-height="26.45pt" style:use-optimal-row-height="false" fo:break-before="auto"/>
    </style:style>
    <style:style style:name="ro43" style:family="table-row">
      <style:table-row-properties style:row-height="22.5pt" style:use-optimal-row-height="false" fo:break-before="auto"/>
    </style:style>
    <style:style style:name="ro44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number-columns-repeated="10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3" table:default-cell-style-name="ce33"/>
        <table:table-column table:style-name="co9" table:default-cell-style-name="ce33"/>
        <table:table-column table:style-name="co10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number-columns-repeated="16353" table:default-cell-style-name="ce3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78">
            <text:p>民 國 109 年 3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78">
            <text:p>民 國 109 年 3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84">
            <text:p>年月別</text:p>
          </table:table-cell>
          <table:covered-table-cell/>
          <table:table-cell table:style-name="ce205"/>
          <table:table-cell office:value-type="string" table:style-name="ce175">
            <text:p>人</text:p>
          </table:table-cell>
          <table:table-cell office:value-type="string" table:style-name="ce175">
            <text:p>口</text:p>
          </table:table-cell>
          <table:table-cell office:value-type="string" table:style-name="ce175">
            <text:p>數</text:p>
          </table:table-cell>
          <table:table-cell office:value-type="string" table:number-columns-spanned="4" table:number-rows-spanned="1" table:style-name="ce354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54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54">
            <text:p>自 然 增 加</text:p>
          </table:table-cell>
          <table:covered-table-cell/>
          <table:table-cell office:value-type="string" table:number-columns-spanned="6" table:number-rows-spanned="1" table:style-name="ce355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56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57">
            <text:p>遷入</text:p>
            <text:p>人數</text:p>
          </table:table-cell>
          <table:table-cell office:value-type="string" table:number-columns-spanned="1" table:number-rows-spanned="4" table:style-name="ce357">
            <text:p>遷出</text:p>
            <text:p>人數</text:p>
          </table:table-cell>
          <table:table-cell office:value-type="string" table:number-columns-spanned="1" table:number-rows-spanned="4" table:style-name="ce358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73">
            <text:p>戶　數</text:p>
          </table:table-cell>
          <table:table-cell office:value-type="string" table:number-columns-spanned="1" table:number-rows-spanned="2" table:style-name="ce271">
            <text:p>計</text:p>
          </table:table-cell>
          <table:table-cell office:value-type="string" table:number-columns-spanned="1" table:number-rows-spanned="2" table:style-name="ce271">
            <text:p>男</text:p>
          </table:table-cell>
          <table:table-cell office:value-type="string" table:number-columns-spanned="1" table:number-rows-spanned="2" table:style-name="ce271">
            <text:p>女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76">
            <text:p>折合年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77">
            <text:p>折合年</text:p>
          </table:table-cell>
          <table:table-cell office:value-type="string" table:number-columns-spanned="1" table:number-rows-spanned="2" table:style-name="ce271">
            <text:p>人 數</text:p>
          </table:table-cell>
          <table:table-cell office:value-type="string" table:style-name="ce178">
            <text:p>折合年自</text:p>
          </table:table-cell>
          <table:table-cell office:value-type="string" table:number-columns-spanned="1" table:number-rows-spanned="3" table:style-name="ce355">
            <text:p>合 計</text:p>
          </table:table-cell>
          <table:table-cell office:value-type="string" table:number-columns-spanned="1" table:number-rows-spanned="3" table:style-name="ce359">
            <text:p>不同性別</text:p>
          </table:table-cell>
          <table:table-cell office:value-type="string" table:number-columns-spanned="3" table:number-rows-spanned="1" table:style-name="ce355">
            <text:p>相同性別</text:p>
          </table:table-cell>
          <table:covered-table-cell table:number-columns-repeated="2"/>
          <table:table-cell office:value-type="string" table:style-name="ce179">
            <text:p>折合年</text:p>
          </table:table-cell>
          <table:table-cell office:value-type="string" table:number-columns-spanned="1" table:number-rows-spanned="3" table:style-name="ce355">
            <text:p>合 計</text:p>
          </table:table-cell>
          <table:table-cell office:value-type="string" table:number-columns-spanned="1" table:number-rows-spanned="3" table:style-name="ce359">
            <text:p>不同性別</text:p>
          </table:table-cell>
          <table:table-cell office:value-type="string" table:number-columns-spanned="3" table:number-rows-spanned="1" table:style-name="ce355">
            <text:p>相同性別</text:p>
          </table:table-cell>
          <table:covered-table-cell table:number-columns-repeated="2"/>
          <table:table-cell office:value-type="string" table:style-name="ce179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0">
            <text:p>粗出生率</text:p>
          </table:table-cell>
          <table:covered-table-cell/>
          <table:covered-table-cell/>
          <table:covered-table-cell/>
          <table:table-cell office:value-type="string" table:style-name="ce180">
            <text:p>粗死亡率</text:p>
          </table:table-cell>
          <table:covered-table-cell/>
          <table:table-cell office:value-type="string" table:style-name="ce17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計</text:p>
          </table:table-cell>
          <table:table-cell office:value-type="string" table:number-columns-spanned="1" table:number-rows-spanned="2" table:style-name="ce355">
            <text:p>男</text:p>
          </table:table-cell>
          <table:table-cell office:value-type="string" table:number-columns-spanned="1" table:number-rows-spanned="2" table:style-name="ce360">
            <text:p>女</text:p>
          </table:table-cell>
          <table:table-cell office:value-type="string" table:style-name="ce18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計</text:p>
          </table:table-cell>
          <table:table-cell office:value-type="string" table:number-columns-spanned="1" table:number-rows-spanned="2" table:style-name="ce355">
            <text:p>男</text:p>
          </table:table-cell>
          <table:table-cell office:value-type="string" table:number-columns-spanned="1" table:number-rows-spanned="2" table:style-name="ce360">
            <text:p>女</text:p>
          </table:table-cell>
          <table:table-cell office:value-type="string" table:style-name="ce181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182"/>
          <table:table-cell table:style-name="ce183"/>
          <table:table-cell table:number-columns-repeated="2" table:style-name="ce184"/>
          <table:covered-table-cell/>
          <table:covered-table-cell/>
          <table:covered-table-cell/>
          <table:table-cell office:value-type="string" table:style-name="ce185">
            <text:p>‰</text:p>
          </table:table-cell>
          <table:covered-table-cell/>
          <table:covered-table-cell/>
          <table:covered-table-cell/>
          <table:table-cell office:value-type="string" table:style-name="ce186">
            <text:p>‰</text:p>
          </table:table-cell>
          <table:table-cell table:style-name="ce184"/>
          <table:table-cell office:value-type="string" table:style-name="ce18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5">
            <text:p>‰</text:p>
          </table:table-cell>
          <table:covered-table-cell/>
          <table:covered-table-cell/>
          <table:covered-table-cell/>
          <table:table-cell table:number-columns-repeated="16353" table:style-name="ce42"/>
        </table:table-row>
        <table:table-row table:style-name="ro7">
          <table:table-cell table:style-name="ce43"/>
          <table:table-cell table:style-name="ce44"/>
          <table:table-cell table:style-name="ce45"/>
          <table:table-cell table:style-name="ce46"/>
          <table:table-cell table:number-columns-repeated="2" table:style-name="ce47"/>
          <table:table-cell table:number-columns-repeated="3" table:style-name="ce43"/>
          <table:table-cell table:style-name="ce48"/>
          <table:table-cell table:number-columns-repeated="3" table:style-name="ce43"/>
          <table:table-cell table:style-name="ce48"/>
          <table:table-cell table:style-name="ce47"/>
          <table:table-cell table:style-name="ce49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number-columns-repeated="2" table:style-name="ce43"/>
          <table:table-cell table:style-name="ce51"/>
          <table:table-cell table:number-columns-repeated="16353" table:style-name="ce42"/>
        </table:table-row>
        <table:table-row table:style-name="ro8">
          <table:table-cell office:value-type="string" table:number-columns-spanned="2" table:number-rows-spanned="1" table:style-name="ce248">
            <text:p>40 年</text:p>
          </table:table-cell>
          <table:covered-table-cell/>
          <table:table-cell office:value-type="float" office:value="1440787" table:style-name="ce52">
            <text:p>1,440,787</text:p>
          </table:table-cell>
          <table:table-cell office:value-type="float" office:value="7869247" table:style-name="ce52">
            <text:p>7,869,247</text:p>
          </table:table-cell>
          <table:table-cell office:value-type="float" office:value="4016708" table:style-name="ce52">
            <text:p>4,016,708</text:p>
          </table:table-cell>
          <table:table-cell office:value-type="float" office:value="3852539" table:style-name="ce52">
            <text:p>3,852,539</text:p>
          </table:table-cell>
          <table:table-cell office:value-type="float" office:value="385383" table:style-name="ce52">
            <text:p>385,383</text:p>
          </table:table-cell>
          <table:table-cell office:value-type="float" office:value="197297" table:style-name="ce52">
            <text:p>197,297</text:p>
          </table:table-cell>
          <table:table-cell office:value-type="float" office:value="188086" table:style-name="ce52">
            <text:p>188,086</text:p>
          </table:table-cell>
          <table:table-cell office:value-type="float" office:value="49.97" table:style-name="ce53">
            <text:p>49.97</text:p>
          </table:table-cell>
          <table:table-cell office:value-type="float" office:value="89259" table:style-name="ce52">
            <text:p>89,259</text:p>
          </table:table-cell>
          <table:table-cell office:value-type="float" office:value="46225" table:style-name="ce52">
            <text:p>46,225</text:p>
          </table:table-cell>
          <table:table-cell office:value-type="float" office:value="43034" table:style-name="ce52">
            <text:p>43,034</text:p>
          </table:table-cell>
          <table:table-cell office:value-type="float" office:value="11.57" table:style-name="ce53">
            <text:p>11.57</text:p>
          </table:table-cell>
          <table:table-cell office:value-type="float" office:value="296124" table:style-name="ce165">
            <text:p>296,124</text:p>
          </table:table-cell>
          <table:table-cell office:value-type="float" office:value="38.4" table:style-name="ce54">
            <text:p>38.40</text:p>
          </table:table-cell>
          <table:table-cell table:style-name="ce52"/>
          <table:table-cell office:value-type="float" office:value="73676" table:style-name="ce52">
            <text:p>73,676</text:p>
          </table:table-cell>
          <table:table-cell table:number-columns-repeated="3" table:style-name="ce52"/>
          <table:table-cell office:value-type="float" office:value="9.5500000000000007" table:style-name="ce53">
            <text:p>9.55</text:p>
          </table:table-cell>
          <table:table-cell table:style-name="ce52"/>
          <table:table-cell office:value-type="float" office:value="3858" table:style-name="ce55">
            <text:p>3,858</text:p>
          </table:table-cell>
          <table:table-cell table:number-columns-repeated="3" table:style-name="ce53"/>
          <table:table-cell office:value-type="float" office:value="0.5" table:style-name="ce53">
            <text:p>0.5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170729" table:style-name="ce56">
            <text:p>170,729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8">
            <text:p>50 年</text:p>
          </table:table-cell>
          <table:covered-table-cell/>
          <table:table-cell office:value-type="float" office:value="2002493" table:style-name="ce52">
            <text:p>2,002,493</text:p>
          </table:table-cell>
          <table:table-cell office:value-type="float" office:value="11149139" table:style-name="ce52">
            <text:p>11,149,139</text:p>
          </table:table-cell>
          <table:table-cell office:value-type="float" office:value="5715463" table:style-name="ce52">
            <text:p>5,715,463</text:p>
          </table:table-cell>
          <table:table-cell office:value-type="float" office:value="5433676" table:style-name="ce52">
            <text:p>5,433,676</text:p>
          </table:table-cell>
          <table:table-cell office:value-type="float" office:value="420254" table:style-name="ce52">
            <text:p>420,254</text:p>
          </table:table-cell>
          <table:table-cell office:value-type="float" office:value="216728" table:style-name="ce52">
            <text:p>216,728</text:p>
          </table:table-cell>
          <table:table-cell office:value-type="float" office:value="203526" table:style-name="ce52">
            <text:p>203,526</text:p>
          </table:table-cell>
          <table:table-cell office:value-type="float" office:value="38.31" table:style-name="ce53">
            <text:p>38.31</text:p>
          </table:table-cell>
          <table:table-cell office:value-type="float" office:value="73823" table:style-name="ce52">
            <text:p>73,823</text:p>
          </table:table-cell>
          <table:table-cell office:value-type="float" office:value="40570" table:style-name="ce52">
            <text:p>40,570</text:p>
          </table:table-cell>
          <table:table-cell office:value-type="float" office:value="33253" table:style-name="ce52">
            <text:p>33,253</text:p>
          </table:table-cell>
          <table:table-cell office:value-type="float" office:value="6.73" table:style-name="ce53">
            <text:p>6.73</text:p>
          </table:table-cell>
          <table:table-cell office:value-type="float" office:value="346431" table:style-name="ce165">
            <text:p>346,431</text:p>
          </table:table-cell>
          <table:table-cell office:value-type="float" office:value="31.58" table:style-name="ce54">
            <text:p>31.58</text:p>
          </table:table-cell>
          <table:table-cell table:style-name="ce52"/>
          <table:table-cell office:value-type="float" office:value="83797" table:style-name="ce52">
            <text:p>83,797</text:p>
          </table:table-cell>
          <table:table-cell table:number-columns-repeated="3" table:style-name="ce52"/>
          <table:table-cell office:value-type="float" office:value="7.51" table:style-name="ce53">
            <text:p>7.51</text:p>
          </table:table-cell>
          <table:table-cell table:style-name="ce52"/>
          <table:table-cell office:value-type="float" office:value="4487" table:style-name="ce55">
            <text:p>4,487</text:p>
          </table:table-cell>
          <table:table-cell table:number-columns-repeated="3" table:style-name="ce53"/>
          <table:table-cell office:value-type="float" office:value="0.4" table:style-name="ce53">
            <text:p>0.4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18098" table:style-name="ce56">
            <text:p>218,098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8">
            <text:p>60 年</text:p>
          </table:table-cell>
          <table:covered-table-cell/>
          <table:table-cell office:value-type="float" office:value="2702792" table:style-name="ce52">
            <text:p>2,702,792</text:p>
          </table:table-cell>
          <table:table-cell office:value-type="float" office:value="14994823" table:style-name="ce52">
            <text:p>14,994,823</text:p>
          </table:table-cell>
          <table:table-cell office:value-type="float" office:value="7895140" table:style-name="ce52">
            <text:p>7,895,140</text:p>
          </table:table-cell>
          <table:table-cell office:value-type="float" office:value="7099683" table:style-name="ce52">
            <text:p>7,099,683</text:p>
          </table:table-cell>
          <table:table-cell office:value-type="float" office:value="380424" table:style-name="ce52">
            <text:p>380,424</text:p>
          </table:table-cell>
          <table:table-cell office:value-type="float" office:value="195938" table:style-name="ce52">
            <text:p>195,938</text:p>
          </table:table-cell>
          <table:table-cell office:value-type="float" office:value="184486" table:style-name="ce52">
            <text:p>184,486</text:p>
          </table:table-cell>
          <table:table-cell office:value-type="float" office:value="25.64" table:style-name="ce53">
            <text:p>25.64</text:p>
          </table:table-cell>
          <table:table-cell office:value-type="float" office:value="70954" table:style-name="ce52">
            <text:p>70,954</text:p>
          </table:table-cell>
          <table:table-cell office:value-type="float" office:value="41596" table:style-name="ce52">
            <text:p>41,596</text:p>
          </table:table-cell>
          <table:table-cell office:value-type="float" office:value="29358" table:style-name="ce52">
            <text:p>29,358</text:p>
          </table:table-cell>
          <table:table-cell office:value-type="float" office:value="4.78" table:style-name="ce53">
            <text:p>4.78</text:p>
          </table:table-cell>
          <table:table-cell office:value-type="float" office:value="309470" table:style-name="ce165">
            <text:p>309,470</text:p>
          </table:table-cell>
          <table:table-cell office:value-type="float" office:value="20.86" table:style-name="ce54">
            <text:p>20.86</text:p>
          </table:table-cell>
          <table:table-cell table:style-name="ce52"/>
          <table:table-cell office:value-type="float" office:value="106812" table:style-name="ce52">
            <text:p>106,812</text:p>
          </table:table-cell>
          <table:table-cell table:number-columns-repeated="3" table:style-name="ce52"/>
          <table:table-cell office:value-type="float" office:value="7.2" table:style-name="ce53">
            <text:p>7.20</text:p>
          </table:table-cell>
          <table:table-cell table:style-name="ce52"/>
          <table:table-cell office:value-type="float" office:value="5310" table:style-name="ce55">
            <text:p>5,310</text:p>
          </table:table-cell>
          <table:table-cell table:number-columns-repeated="3" table:style-name="ce53"/>
          <table:table-cell office:value-type="float" office:value="0.36" table:style-name="ce53">
            <text:p>0.36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70905" table:style-name="ce52">
            <text:p>270,905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8">
            <text:p>70 年</text:p>
          </table:table-cell>
          <table:covered-table-cell/>
          <table:table-cell office:value-type="float" office:value="3906015" table:style-name="ce52">
            <text:p>3,906,015</text:p>
          </table:table-cell>
          <table:table-cell office:value-type="float" office:value="18193955" table:style-name="ce52">
            <text:p>18,193,955</text:p>
          </table:table-cell>
          <table:table-cell office:value-type="float" office:value="9479508" table:style-name="ce52">
            <text:p>9,479,508</text:p>
          </table:table-cell>
          <table:table-cell office:value-type="float" office:value="8714447" table:style-name="ce52">
            <text:p>8,714,447</text:p>
          </table:table-cell>
          <table:table-cell office:value-type="float" office:value="412779" table:style-name="ce52">
            <text:p>412,779</text:p>
          </table:table-cell>
          <table:table-cell office:value-type="float" office:value="213273" table:style-name="ce52">
            <text:p>213,273</text:p>
          </table:table-cell>
          <table:table-cell office:value-type="float" office:value="199506" table:style-name="ce52">
            <text:p>199,506</text:p>
          </table:table-cell>
          <table:table-cell office:value-type="float" office:value="22.97" table:style-name="ce53">
            <text:p>22.97</text:p>
          </table:table-cell>
          <table:table-cell office:value-type="float" office:value="86848" table:style-name="ce52">
            <text:p>86,848</text:p>
          </table:table-cell>
          <table:table-cell office:value-type="float" office:value="52627" table:style-name="ce52">
            <text:p>52,627</text:p>
          </table:table-cell>
          <table:table-cell office:value-type="float" office:value="34221" table:style-name="ce52">
            <text:p>34,221</text:p>
          </table:table-cell>
          <table:table-cell office:value-type="float" office:value="4.83" table:style-name="ce53">
            <text:p>4.83</text:p>
          </table:table-cell>
          <table:table-cell office:value-type="float" office:value="325931" table:style-name="ce165">
            <text:p>325,931</text:p>
          </table:table-cell>
          <table:table-cell office:value-type="float" office:value="18.14" table:style-name="ce54">
            <text:p>18.14</text:p>
          </table:table-cell>
          <table:table-cell table:style-name="ce52"/>
          <table:table-cell office:value-type="float" office:value="167496" table:style-name="ce52">
            <text:p>167,496</text:p>
          </table:table-cell>
          <table:table-cell table:number-columns-repeated="3" table:style-name="ce52"/>
          <table:table-cell office:value-type="float" office:value="9.2899999999999991" table:style-name="ce53">
            <text:p>9.29</text:p>
          </table:table-cell>
          <table:table-cell table:style-name="ce52"/>
          <table:table-cell office:value-type="float" office:value="14875" table:style-name="ce55">
            <text:p>14,875</text:p>
          </table:table-cell>
          <table:table-cell table:number-columns-repeated="3" table:style-name="ce53"/>
          <table:table-cell office:value-type="float" office:value="0.83" table:style-name="ce53">
            <text:p>0.83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310116" table:style-name="ce52">
            <text:p>310,116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80 年</text:p>
          </table:table-cell>
          <table:covered-table-cell/>
          <table:table-cell office:value-type="float" office:value="5227185" table:style-name="ce52">
            <text:p>5,227,185</text:p>
          </table:table-cell>
          <table:table-cell office:value-type="float" office:value="20605831" table:style-name="ce52">
            <text:p>20,605,831</text:p>
          </table:table-cell>
          <table:table-cell office:value-type="float" office:value="10640276" table:style-name="ce52">
            <text:p>10,640,276</text:p>
          </table:table-cell>
          <table:table-cell office:value-type="float" office:value="9965555" table:style-name="ce52">
            <text:p>9,965,555</text:p>
          </table:table-cell>
          <table:table-cell office:value-type="float" office:value="321932" table:style-name="ce52">
            <text:p>321,932</text:p>
          </table:table-cell>
          <table:table-cell office:value-type="float" office:value="168865" table:style-name="ce52">
            <text:p>168,865</text:p>
          </table:table-cell>
          <table:table-cell office:value-type="float" office:value="153067" table:style-name="ce52">
            <text:p>153,067</text:p>
          </table:table-cell>
          <table:table-cell office:value-type="float" office:value="15.7" table:style-name="ce53">
            <text:p>15.70</text:p>
          </table:table-cell>
          <table:table-cell office:value-type="float" office:value="106284" table:style-name="ce52">
            <text:p>106,284</text:p>
          </table:table-cell>
          <table:table-cell office:value-type="float" office:value="65386" table:style-name="ce52">
            <text:p>65,386</text:p>
          </table:table-cell>
          <table:table-cell office:value-type="float" office:value="40898" table:style-name="ce52">
            <text:p>40,898</text:p>
          </table:table-cell>
          <table:table-cell office:value-type="float" office:value="5.18" table:style-name="ce53">
            <text:p>5.18</text:p>
          </table:table-cell>
          <table:table-cell office:value-type="float" office:value="215648" table:style-name="ce165">
            <text:p>215,648</text:p>
          </table:table-cell>
          <table:table-cell office:value-type="float" office:value="10.52" table:style-name="ce54">
            <text:p>10.52</text:p>
          </table:table-cell>
          <table:table-cell table:style-name="ce52"/>
          <table:table-cell office:value-type="float" office:value="162972" table:style-name="ce52">
            <text:p>162,972</text:p>
          </table:table-cell>
          <table:table-cell table:number-columns-repeated="3" table:style-name="ce52"/>
          <table:table-cell office:value-type="float" office:value="7.95" table:style-name="ce53">
            <text:p>7.95</text:p>
          </table:table-cell>
          <table:table-cell table:style-name="ce52"/>
          <table:table-cell office:value-type="float" office:value="28298" table:style-name="ce55">
            <text:p>28,298</text:p>
          </table:table-cell>
          <table:table-cell table:number-columns-repeated="3" table:style-name="ce53"/>
          <table:table-cell office:value-type="float" office:value="1.38" table:style-name="ce53">
            <text:p>1.38</text:p>
          </table:table-cell>
          <table:table-cell office:value-type="float" office:value="1477764" table:style-name="ce52">
            <text:p>1,477,764</text:p>
          </table:table-cell>
          <table:table-cell office:value-type="float" office:value="1489892" table:style-name="ce52">
            <text:p>1,489,892</text:p>
          </table:table-cell>
          <table:table-cell office:value-type="float" office:value="345523" table:style-name="ce52">
            <text:p>345,5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90 年</text:p>
          </table:table-cell>
          <table:covered-table-cell/>
          <table:table-cell office:value-type="float" office:value="6802281" table:style-name="ce52">
            <text:p>6,802,281</text:p>
          </table:table-cell>
          <table:table-cell office:value-type="float" office:value="22405568" table:style-name="ce52">
            <text:p>22,405,568</text:p>
          </table:table-cell>
          <table:table-cell office:value-type="float" office:value="11441651" table:style-name="ce52">
            <text:p>11,441,651</text:p>
          </table:table-cell>
          <table:table-cell office:value-type="float" office:value="10963917" table:style-name="ce52">
            <text:p>10,963,917</text:p>
          </table:table-cell>
          <table:table-cell office:value-type="float" office:value="260354" table:style-name="ce52">
            <text:p>260,354</text:p>
          </table:table-cell>
          <table:table-cell office:value-type="float" office:value="135596" table:style-name="ce52">
            <text:p>135,596</text:p>
          </table:table-cell>
          <table:table-cell office:value-type="float" office:value="124758" table:style-name="ce52">
            <text:p>124,758</text:p>
          </table:table-cell>
          <table:table-cell office:value-type="float" office:value="11.65" table:style-name="ce53">
            <text:p>11.65</text:p>
          </table:table-cell>
          <table:table-cell office:value-type="float" office:value="127647" table:style-name="ce52">
            <text:p>127,647</text:p>
          </table:table-cell>
          <table:table-cell office:value-type="float" office:value="79319" table:style-name="ce52">
            <text:p>79,319</text:p>
          </table:table-cell>
          <table:table-cell office:value-type="float" office:value="48328" table:style-name="ce52">
            <text:p>48,328</text:p>
          </table:table-cell>
          <table:table-cell office:value-type="float" office:value="5.71" table:style-name="ce53">
            <text:p>5.71</text:p>
          </table:table-cell>
          <table:table-cell office:value-type="float" office:value="132707" table:style-name="ce166">
            <text:p>132,707</text:p>
          </table:table-cell>
          <table:table-cell office:value-type="float" office:value="5.94" table:style-name="ce54">
            <text:p>5.94</text:p>
          </table:table-cell>
          <table:table-cell table:style-name="ce52"/>
          <table:table-cell office:value-type="float" office:value="170515" table:style-name="ce52">
            <text:p>170,515</text:p>
          </table:table-cell>
          <table:table-cell table:number-columns-repeated="3" table:style-name="ce52"/>
          <table:table-cell office:value-type="float" office:value="7.63" table:style-name="ce53">
            <text:p>7.63</text:p>
          </table:table-cell>
          <table:table-cell table:style-name="ce52"/>
          <table:table-cell office:value-type="float" office:value="56538" table:style-name="ce55">
            <text:p>56,538</text:p>
          </table:table-cell>
          <table:table-cell table:number-columns-repeated="3" table:style-name="ce53"/>
          <table:table-cell office:value-type="float" office:value="2.5299999999999998" table:style-name="ce53">
            <text:p>2.53</text:p>
          </table:table-cell>
          <table:table-cell office:value-type="float" office:value="1373363" table:style-name="ce52">
            <text:p>1,373,363</text:p>
          </table:table-cell>
          <table:table-cell office:value-type="float" office:value="1377174" table:style-name="ce52">
            <text:p>1,377,174</text:p>
          </table:table-cell>
          <table:table-cell office:value-type="float" office:value="420892" table:style-name="ce52">
            <text:p>420,892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95 年</text:p>
          </table:table-cell>
          <table:covered-table-cell/>
          <table:table-cell office:value-type="float" office:value="7394758" table:style-name="ce52">
            <text:p>7,394,758</text:p>
          </table:table-cell>
          <table:table-cell office:value-type="float" office:value="22876527" table:style-name="ce52">
            <text:p>22,876,527</text:p>
          </table:table-cell>
          <table:table-cell office:value-type="float" office:value="11591707" table:style-name="ce52">
            <text:p>11,591,707</text:p>
          </table:table-cell>
          <table:table-cell office:value-type="float" office:value="11284820" table:style-name="ce52">
            <text:p>11,284,820</text:p>
          </table:table-cell>
          <table:table-cell office:value-type="float" office:value="204459" table:style-name="ce52">
            <text:p>204,459</text:p>
          </table:table-cell>
          <table:table-cell office:value-type="float" office:value="106936" table:style-name="ce52">
            <text:p>106,936</text:p>
          </table:table-cell>
          <table:table-cell office:value-type="float" office:value="97523" table:style-name="ce52">
            <text:p>97,523</text:p>
          </table:table-cell>
          <table:table-cell office:value-type="float" office:value="8.9600000000000009" table:style-name="ce53">
            <text:p>8.96</text:p>
          </table:table-cell>
          <table:table-cell office:value-type="float" office:value="135839" table:style-name="ce52">
            <text:p>135,839</text:p>
          </table:table-cell>
          <table:table-cell office:value-type="float" office:value="84800" table:style-name="ce52">
            <text:p>84,800</text:p>
          </table:table-cell>
          <table:table-cell office:value-type="float" office:value="51039" table:style-name="ce52">
            <text:p>51,039</text:p>
          </table:table-cell>
          <table:table-cell office:value-type="float" office:value="5.95" table:style-name="ce53">
            <text:p>5.95</text:p>
          </table:table-cell>
          <table:table-cell office:value-type="float" office:value="68620" table:style-name="ce166">
            <text:p>68,620</text:p>
          </table:table-cell>
          <table:table-cell office:value-type="float" office:value="3.01" table:style-name="ce54">
            <text:p>3.01</text:p>
          </table:table-cell>
          <table:table-cell table:style-name="ce52"/>
          <table:table-cell office:value-type="float" office:value="142669" table:style-name="ce52">
            <text:p>142,669</text:p>
          </table:table-cell>
          <table:table-cell table:number-columns-repeated="3" table:style-name="ce52"/>
          <table:table-cell office:value-type="float" office:value="6.25" table:style-name="ce53">
            <text:p>6.25</text:p>
          </table:table-cell>
          <table:table-cell table:style-name="ce52"/>
          <table:table-cell office:value-type="float" office:value="64540" table:style-name="ce55">
            <text:p>64,540</text:p>
          </table:table-cell>
          <table:table-cell table:number-columns-repeated="3" table:style-name="ce53"/>
          <table:table-cell office:value-type="float" office:value="2.83" table:style-name="ce53">
            <text:p>2.83</text:p>
          </table:table-cell>
          <table:table-cell office:value-type="float" office:value="1414340" table:style-name="ce52">
            <text:p>1,414,340</text:p>
          </table:table-cell>
          <table:table-cell office:value-type="float" office:value="1376816" table:style-name="ce52">
            <text:p>1,376,816</text:p>
          </table:table-cell>
          <table:table-cell office:value-type="float" office:value="474919" table:style-name="ce52">
            <text:p>474,919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96 年</text:p>
          </table:table-cell>
          <table:covered-table-cell/>
          <table:table-cell office:value-type="float" office:value="7512449" table:style-name="ce52">
            <text:p>7,512,449</text:p>
          </table:table-cell>
          <table:table-cell office:value-type="float" office:value="22958360" table:style-name="ce52">
            <text:p>22,958,360</text:p>
          </table:table-cell>
          <table:table-cell office:value-type="float" office:value="11608767" table:style-name="ce52">
            <text:p>11,608,767</text:p>
          </table:table-cell>
          <table:table-cell office:value-type="float" office:value="11349593" table:style-name="ce52">
            <text:p>11,349,593</text:p>
          </table:table-cell>
          <table:table-cell office:value-type="float" office:value="204414" table:style-name="ce52">
            <text:p>204,414</text:p>
          </table:table-cell>
          <table:table-cell office:value-type="float" office:value="106898" table:style-name="ce52">
            <text:p>106,898</text:p>
          </table:table-cell>
          <table:table-cell office:value-type="float" office:value="97516" table:style-name="ce52">
            <text:p>97,516</text:p>
          </table:table-cell>
          <table:table-cell office:value-type="float" office:value="8.92" table:style-name="ce59">
            <text:p>8.92</text:p>
          </table:table-cell>
          <table:table-cell office:value-type="float" office:value="141111" table:style-name="ce52">
            <text:p>141,111</text:p>
          </table:table-cell>
          <table:table-cell office:value-type="float" office:value="87029" table:style-name="ce52">
            <text:p>87,029</text:p>
          </table:table-cell>
          <table:table-cell office:value-type="float" office:value="54082" table:style-name="ce52">
            <text:p>54,082</text:p>
          </table:table-cell>
          <table:table-cell office:value-type="float" office:value="6.16" table:style-name="ce53">
            <text:p>6.16</text:p>
          </table:table-cell>
          <table:table-cell office:value-type="float" office:value="63303" table:style-name="ce166">
            <text:p>63,303</text:p>
          </table:table-cell>
          <table:table-cell office:value-type="float" office:value="2.76" table:style-name="ce54">
            <text:p>2.76</text:p>
          </table:table-cell>
          <table:table-cell table:style-name="ce52"/>
          <table:table-cell office:value-type="float" office:value="135041" table:style-name="ce52">
            <text:p>135,041</text:p>
          </table:table-cell>
          <table:table-cell table:number-columns-repeated="3" table:style-name="ce52"/>
          <table:table-cell office:value-type="float" office:value="5.89" table:style-name="ce53">
            <text:p>5.89</text:p>
          </table:table-cell>
          <table:table-cell table:style-name="ce52"/>
          <table:table-cell office:value-type="float" office:value="58518" table:style-name="ce55">
            <text:p>58,518</text:p>
          </table:table-cell>
          <table:table-cell table:number-columns-repeated="3" table:style-name="ce53"/>
          <table:table-cell office:value-type="float" office:value="2.5499999999999998" table:style-name="ce53">
            <text:p>2.55</text:p>
          </table:table-cell>
          <table:table-cell office:value-type="float" office:value="1173040" table:style-name="ce52">
            <text:p>1,173,040</text:p>
          </table:table-cell>
          <table:table-cell office:value-type="float" office:value="1154510" table:style-name="ce52">
            <text:p>1,154,510</text:p>
          </table:table-cell>
          <table:table-cell office:value-type="float" office:value="484174" table:style-name="ce52">
            <text:p>484,17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97 年</text:p>
          </table:table-cell>
          <table:covered-table-cell/>
          <table:table-cell office:value-type="float" office:value="7655772" table:style-name="ce52">
            <text:p>7,655,772</text:p>
          </table:table-cell>
          <table:table-cell office:value-type="float" office:value="23037031" table:style-name="ce52">
            <text:p>23,037,031</text:p>
          </table:table-cell>
          <table:table-cell office:value-type="float" office:value="11626351" table:style-name="ce52">
            <text:p>11,626,351</text:p>
          </table:table-cell>
          <table:table-cell office:value-type="float" office:value="11410680" table:style-name="ce52">
            <text:p>11,410,680</text:p>
          </table:table-cell>
          <table:table-cell office:value-type="float" office:value="198733" table:style-name="ce52">
            <text:p>198,733</text:p>
          </table:table-cell>
          <table:table-cell office:value-type="float" office:value="103937" table:style-name="ce52">
            <text:p>103,937</text:p>
          </table:table-cell>
          <table:table-cell office:value-type="float" office:value="94796" table:style-name="ce52">
            <text:p>94,796</text:p>
          </table:table-cell>
          <table:table-cell office:value-type="float" office:value="8.64" table:style-name="ce53">
            <text:p>8.64</text:p>
          </table:table-cell>
          <table:table-cell office:value-type="float" office:value="143624" table:style-name="ce52">
            <text:p>143,624</text:p>
          </table:table-cell>
          <table:table-cell office:value-type="float" office:value="88541" table:style-name="ce52">
            <text:p>88,541</text:p>
          </table:table-cell>
          <table:table-cell office:value-type="float" office:value="55083" table:style-name="ce52">
            <text:p>55,083</text:p>
          </table:table-cell>
          <table:table-cell office:value-type="float" office:value="6.25" table:style-name="ce53">
            <text:p>6.25</text:p>
          </table:table-cell>
          <table:table-cell office:value-type="float" office:value="55109" table:style-name="ce166">
            <text:p>55,109</text:p>
          </table:table-cell>
          <table:table-cell office:value-type="float" office:value="2.4" table:style-name="ce54">
            <text:p>2.40</text:p>
          </table:table-cell>
          <table:table-cell table:style-name="ce52"/>
          <table:table-cell office:value-type="float" office:value="154866" table:style-name="ce52">
            <text:p>154,866</text:p>
          </table:table-cell>
          <table:table-cell table:number-columns-repeated="3" table:style-name="ce52"/>
          <table:table-cell office:value-type="float" office:value="6.73" table:style-name="ce53">
            <text:p>6.73</text:p>
          </table:table-cell>
          <table:table-cell table:style-name="ce52"/>
          <table:table-cell office:value-type="float" office:value="55995" table:style-name="ce55">
            <text:p>55,995</text:p>
          </table:table-cell>
          <table:table-cell table:number-columns-repeated="3" table:style-name="ce53"/>
          <table:table-cell office:value-type="float" office:value="2.4300000000000002" table:style-name="ce53">
            <text:p>2.43</text:p>
          </table:table-cell>
          <table:table-cell office:value-type="float" office:value="1196407" table:style-name="ce52">
            <text:p>1,196,407</text:p>
          </table:table-cell>
          <table:table-cell office:value-type="float" office:value="1172845" table:style-name="ce52">
            <text:p>1,172,845</text:p>
          </table:table-cell>
          <table:table-cell office:value-type="float" office:value="494107" table:style-name="ce52">
            <text:p>494,107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98 年</text:p>
          </table:table-cell>
          <table:covered-table-cell/>
          <table:table-cell office:value-type="float" office:value="7805834" table:style-name="ce52">
            <text:p>7,805,834</text:p>
          </table:table-cell>
          <table:table-cell office:value-type="float" office:value="23119772" table:style-name="ce52">
            <text:p>23,119,772</text:p>
          </table:table-cell>
          <table:table-cell office:value-type="float" office:value="11636734" table:style-name="ce52">
            <text:p>11,636,734</text:p>
          </table:table-cell>
          <table:table-cell office:value-type="float" office:value="11483038" table:style-name="ce52">
            <text:p>11,483,038</text:p>
          </table:table-cell>
          <table:table-cell office:value-type="float" office:value="191310" table:style-name="ce52">
            <text:p>191,310</text:p>
          </table:table-cell>
          <table:table-cell office:value-type="float" office:value="99492" table:style-name="ce52">
            <text:p>99,492</text:p>
          </table:table-cell>
          <table:table-cell office:value-type="float" office:value="91818" table:style-name="ce52">
            <text:p>91,818</text:p>
          </table:table-cell>
          <table:table-cell office:value-type="float" office:value="8.2899999999999991" table:style-name="ce53">
            <text:p>8.29</text:p>
          </table:table-cell>
          <table:table-cell office:value-type="float" office:value="143582" table:style-name="ce52">
            <text:p>143,582</text:p>
          </table:table-cell>
          <table:table-cell office:value-type="float" office:value="88088" table:style-name="ce52">
            <text:p>88,088</text:p>
          </table:table-cell>
          <table:table-cell office:value-type="float" office:value="55494" table:style-name="ce52">
            <text:p>55,494</text:p>
          </table:table-cell>
          <table:table-cell office:value-type="float" office:value="6.22" table:style-name="ce53">
            <text:p>6.22</text:p>
          </table:table-cell>
          <table:table-cell office:value-type="float" office:value="47728" table:style-name="ce166">
            <text:p>47,728</text:p>
          </table:table-cell>
          <table:table-cell office:value-type="float" office:value="2.0699999999999998" table:style-name="ce54">
            <text:p>2.07</text:p>
          </table:table-cell>
          <table:table-cell table:style-name="ce52"/>
          <table:table-cell office:value-type="float" office:value="117099" table:style-name="ce52">
            <text:p>117,099</text:p>
          </table:table-cell>
          <table:table-cell table:number-columns-repeated="3" table:style-name="ce52"/>
          <table:table-cell office:value-type="float" office:value="5.07" table:style-name="ce53">
            <text:p>5.07</text:p>
          </table:table-cell>
          <table:table-cell table:style-name="ce52"/>
          <table:table-cell office:value-type="float" office:value="57223" table:style-name="ce55">
            <text:p>57,223</text:p>
          </table:table-cell>
          <table:table-cell table:number-columns-repeated="3" table:style-name="ce53"/>
          <table:table-cell office:value-type="float" office:value="2.48" table:style-name="ce53">
            <text:p>2.48</text:p>
          </table:table-cell>
          <table:table-cell office:value-type="float" office:value="1198561" table:style-name="ce52">
            <text:p>1,198,561</text:p>
          </table:table-cell>
          <table:table-cell office:value-type="float" office:value="1163548" table:style-name="ce52">
            <text:p>1,163,548</text:p>
          </table:table-cell>
          <table:table-cell office:value-type="float" office:value="504531" table:style-name="ce52">
            <text:p>504,53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99 年</text:p>
          </table:table-cell>
          <table:covered-table-cell/>
          <table:table-cell office:value-type="float" office:value="7937024" table:style-name="ce52">
            <text:p>7,937,024</text:p>
          </table:table-cell>
          <table:table-cell office:value-type="float" office:value="23162123" table:style-name="ce52">
            <text:p>23,162,123</text:p>
          </table:table-cell>
          <table:table-cell office:value-type="float" office:value="11635225" table:style-name="ce52">
            <text:p>11,635,225</text:p>
          </table:table-cell>
          <table:table-cell office:value-type="float" office:value="11526898" table:style-name="ce52">
            <text:p>11,526,898</text:p>
          </table:table-cell>
          <table:table-cell office:value-type="float" office:value="166886" table:style-name="ce52">
            <text:p>166,886</text:p>
          </table:table-cell>
          <table:table-cell office:value-type="float" office:value="87213" table:style-name="ce52">
            <text:p>87,213</text:p>
          </table:table-cell>
          <table:table-cell office:value-type="float" office:value="79673" table:style-name="ce52">
            <text:p>79,673</text:p>
          </table:table-cell>
          <table:table-cell office:value-type="float" office:value="7.21" table:style-name="ce53">
            <text:p>7.21</text:p>
          </table:table-cell>
          <table:table-cell office:value-type="float" office:value="145772" table:style-name="ce52">
            <text:p>145,772</text:p>
          </table:table-cell>
          <table:table-cell office:value-type="float" office:value="89152" table:style-name="ce52">
            <text:p>89,152</text:p>
          </table:table-cell>
          <table:table-cell office:value-type="float" office:value="56620" table:style-name="ce52">
            <text:p>56,620</text:p>
          </table:table-cell>
          <table:table-cell office:value-type="float" office:value="6.3" table:style-name="ce53">
            <text:p>6.30</text:p>
          </table:table-cell>
          <table:table-cell office:value-type="float" office:value="21114" table:style-name="ce166">
            <text:p>21,114</text:p>
          </table:table-cell>
          <table:table-cell office:value-type="float" office:value="0.91" table:style-name="ce54">
            <text:p>0.91</text:p>
          </table:table-cell>
          <table:table-cell table:style-name="ce52"/>
          <table:table-cell office:value-type="float" office:value="138819" table:style-name="ce52">
            <text:p>138,819</text:p>
          </table:table-cell>
          <table:table-cell table:number-columns-repeated="3" table:style-name="ce52"/>
          <table:table-cell office:value-type="float" office:value="6" table:style-name="ce53">
            <text:p>6.00</text:p>
          </table:table-cell>
          <table:table-cell table:style-name="ce52"/>
          <table:table-cell office:value-type="float" office:value="58115" table:style-name="ce55">
            <text:p>58,115</text:p>
          </table:table-cell>
          <table:table-cell table:number-columns-repeated="3" table:style-name="ce53"/>
          <table:table-cell office:value-type="float" office:value="2.5099999999999998" table:style-name="ce53">
            <text:p>2.51</text:p>
          </table:table-cell>
          <table:table-cell office:value-type="float" office:value="1213899" table:style-name="ce52">
            <text:p>1,213,899</text:p>
          </table:table-cell>
          <table:table-cell office:value-type="float" office:value="1192662" table:style-name="ce52">
            <text:p>1,192,662</text:p>
          </table:table-cell>
          <table:table-cell office:value-type="float" office:value="512701" table:style-name="ce52">
            <text:p>512,7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0">
            <text:p>100年</text:p>
          </table:table-cell>
          <table:covered-table-cell/>
          <table:table-cell office:value-type="float" office:value="8057761" table:style-name="ce52">
            <text:p>8,057,761</text:p>
          </table:table-cell>
          <table:table-cell office:value-type="float" office:value="23224912" table:style-name="ce52">
            <text:p>23,224,912</text:p>
          </table:table-cell>
          <table:table-cell office:value-type="float" office:value="11645674" table:style-name="ce52">
            <text:p>11,645,674</text:p>
          </table:table-cell>
          <table:table-cell office:value-type="float" office:value="11579238" table:style-name="ce52">
            <text:p>11,579,238</text:p>
          </table:table-cell>
          <table:table-cell office:value-type="float" office:value="196627" table:style-name="ce52">
            <text:p>196,627</text:p>
          </table:table-cell>
          <table:table-cell office:value-type="float" office:value="101943" table:style-name="ce52">
            <text:p>101,943</text:p>
          </table:table-cell>
          <table:table-cell office:value-type="float" office:value="94684" table:style-name="ce52">
            <text:p>94,684</text:p>
          </table:table-cell>
          <table:table-cell office:value-type="float" office:value="8.48" table:style-name="ce60">
            <text:p><text:s text:c="3"/>8.48</text:p>
          </table:table-cell>
          <table:table-cell office:value-type="float" office:value="152915" table:style-name="ce52">
            <text:p>152,915</text:p>
          </table:table-cell>
          <table:table-cell office:value-type="float" office:value="93810" table:style-name="ce52">
            <text:p>93,810</text:p>
          </table:table-cell>
          <table:table-cell office:value-type="float" office:value="59105" table:style-name="ce52">
            <text:p>59,105</text:p>
          </table:table-cell>
          <table:table-cell office:value-type="float" office:value="6.59" table:style-name="ce60">
            <text:p><text:s text:c="3"/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61">
            <text:p><text:s text:c="3"/>1.88</text:p>
          </table:table-cell>
          <table:table-cell table:style-name="ce52"/>
          <table:table-cell office:value-type="float" office:value="165327" table:style-name="ce52">
            <text:p>165,327</text:p>
          </table:table-cell>
          <table:table-cell table:number-columns-repeated="3" table:style-name="ce52"/>
          <table:table-cell office:value-type="float" office:value="7.13" table:style-name="ce60">
            <text:p><text:s text:c="3"/>7.13</text:p>
          </table:table-cell>
          <table:table-cell table:style-name="ce52"/>
          <table:table-cell office:value-type="float" office:value="57008" table:style-name="ce55">
            <text:p>57,008</text:p>
          </table:table-cell>
          <table:table-cell table:number-columns-repeated="3" table:style-name="ce60"/>
          <table:table-cell office:value-type="float" office:value="2.46" table:style-name="ce60">
            <text:p><text:s text:c="3"/>2.46</text:p>
          </table:table-cell>
          <table:table-cell office:value-type="float" office:value="1128449" table:style-name="ce52">
            <text:p>1,128,449</text:p>
          </table:table-cell>
          <table:table-cell office:value-type="float" office:value="1109372" table:style-name="ce52">
            <text:p>1,109,372</text:p>
          </table:table-cell>
          <table:table-cell office:value-type="float" office:value="519984" table:style-name="ce52">
            <text:p>519,98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0">
            <text:p>101年</text:p>
          </table:table-cell>
          <table:covered-table-cell/>
          <table:table-cell office:value-type="float" office:value="8186432" table:style-name="ce52">
            <text:p>8,186,432</text:p>
          </table:table-cell>
          <table:table-cell office:value-type="float" office:value="23315822" table:style-name="ce52">
            <text:p>23,315,822</text:p>
          </table:table-cell>
          <table:table-cell office:value-type="float" office:value="11673319" table:style-name="ce52">
            <text:p>11,673,319</text:p>
          </table:table-cell>
          <table:table-cell office:value-type="float" office:value="11642503" table:style-name="ce52">
            <text:p>11,642,503</text:p>
          </table:table-cell>
          <table:table-cell office:value-type="float" office:value="229481" table:style-name="ce52">
            <text:p>229,481</text:p>
          </table:table-cell>
          <table:table-cell office:value-type="float" office:value="118848" table:style-name="ce52">
            <text:p>118,848</text:p>
          </table:table-cell>
          <table:table-cell office:value-type="float" office:value="110633" table:style-name="ce52">
            <text:p>110,633</text:p>
          </table:table-cell>
          <table:table-cell office:value-type="float" office:value="9.86" table:style-name="ce62">
            <text:p><text:s text:c="3"/>9.86</text:p>
          </table:table-cell>
          <table:table-cell office:value-type="float" office:value="154251" table:style-name="ce52">
            <text:p>154,251</text:p>
          </table:table-cell>
          <table:table-cell office:value-type="float" office:value="93618" table:style-name="ce52">
            <text:p>93,618</text:p>
          </table:table-cell>
          <table:table-cell office:value-type="float" office:value="60633" table:style-name="ce52">
            <text:p>60,633</text:p>
          </table:table-cell>
          <table:table-cell office:value-type="float" office:value="6.63" table:style-name="ce60">
            <text:p><text:s text:c="3"/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61">
            <text:p><text:s text:c="3"/>3.23</text:p>
          </table:table-cell>
          <table:table-cell table:style-name="ce52"/>
          <table:table-cell office:value-type="float" office:value="143384" table:style-name="ce52">
            <text:p>143,384</text:p>
          </table:table-cell>
          <table:table-cell table:number-columns-repeated="3" table:style-name="ce52"/>
          <table:table-cell office:value-type="float" office:value="6.16" table:style-name="ce60">
            <text:p><text:s text:c="3"/>6.16</text:p>
          </table:table-cell>
          <table:table-cell table:style-name="ce52"/>
          <table:table-cell office:value-type="float" office:value="55980" table:style-name="ce55">
            <text:p>55,980</text:p>
          </table:table-cell>
          <table:table-cell table:number-columns-repeated="3" table:style-name="ce60"/>
          <table:table-cell office:value-type="float" office:value="2.41" table:style-name="ce60">
            <text:p><text:s text:c="3"/>2.41</text:p>
          </table:table-cell>
          <table:table-cell office:value-type="float" office:value="1118006" table:style-name="ce52">
            <text:p>1,118,006</text:p>
          </table:table-cell>
          <table:table-cell office:value-type="float" office:value="1102326" table:style-name="ce52">
            <text:p>1,102,326</text:p>
          </table:table-cell>
          <table:table-cell office:value-type="float" office:value="527250" table:style-name="ce52">
            <text:p>527,250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102年</text:p>
          </table:table-cell>
          <table:covered-table-cell/>
          <table:table-cell office:value-type="float" office:value="8286260" table:style-name="ce52">
            <text:p>8,286,260</text:p>
          </table:table-cell>
          <table:table-cell office:value-type="float" office:value="23373517" table:style-name="ce52">
            <text:p>23,373,517</text:p>
          </table:table-cell>
          <table:table-cell office:value-type="float" office:value="11684674" table:style-name="ce52">
            <text:p>11,684,674</text:p>
          </table:table-cell>
          <table:table-cell office:value-type="float" office:value="11688843" table:style-name="ce52">
            <text:p>11,688,843</text:p>
          </table:table-cell>
          <table:table-cell office:value-type="float" office:value="199113" table:style-name="ce52">
            <text:p>199,113</text:p>
          </table:table-cell>
          <table:table-cell office:value-type="float" office:value="103120" table:style-name="ce52">
            <text:p>103,120</text:p>
          </table:table-cell>
          <table:table-cell office:value-type="float" office:value="95993" table:style-name="ce52">
            <text:p>95,993</text:p>
          </table:table-cell>
          <table:table-cell office:value-type="float" office:value="8.5299999999999994" table:style-name="ce60">
            <text:p><text:s text:c="3"/>8.53</text:p>
          </table:table-cell>
          <table:table-cell office:value-type="float" office:value="155908" table:style-name="ce52">
            <text:p>155,908</text:p>
          </table:table-cell>
          <table:table-cell office:value-type="float" office:value="94505" table:style-name="ce52">
            <text:p>94,505</text:p>
          </table:table-cell>
          <table:table-cell office:value-type="float" office:value="61403" table:style-name="ce52">
            <text:p>61,403</text:p>
          </table:table-cell>
          <table:table-cell office:value-type="float" office:value="6.68" table:style-name="ce60">
            <text:p><text:s text:c="3"/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61">
            <text:p><text:s text:c="3"/>1.85</text:p>
          </table:table-cell>
          <table:table-cell table:style-name="ce52"/>
          <table:table-cell office:value-type="float" office:value="147636" table:style-name="ce52">
            <text:p>147,636</text:p>
          </table:table-cell>
          <table:table-cell table:number-columns-repeated="3" table:style-name="ce52"/>
          <table:table-cell office:value-type="float" office:value="6.32" table:style-name="ce60">
            <text:p><text:s text:c="3"/>6.32</text:p>
          </table:table-cell>
          <table:table-cell table:style-name="ce52"/>
          <table:table-cell office:value-type="float" office:value="53604" table:style-name="ce55">
            <text:p>53,604</text:p>
          </table:table-cell>
          <table:table-cell table:number-columns-repeated="3" table:style-name="ce60"/>
          <table:table-cell office:value-type="float" office:value="2.2999999999999998" table:style-name="ce60">
            <text:p><text:s text:c="3"/>2.30</text:p>
          </table:table-cell>
          <table:table-cell office:value-type="float" office:value="1079702" table:style-name="ce52">
            <text:p>1,079,702</text:p>
          </table:table-cell>
          <table:table-cell office:value-type="float" office:value="1065212" table:style-name="ce52">
            <text:p>1,065,212</text:p>
          </table:table-cell>
          <table:table-cell office:value-type="float" office:value="533601" table:style-name="ce52">
            <text:p>533,6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103年</text:p>
          </table:table-cell>
          <table:covered-table-cell/>
          <table:table-cell office:value-type="float" office:value="8382699" table:style-name="ce52">
            <text:p>8,382,699</text:p>
          </table:table-cell>
          <table:table-cell office:value-type="float" office:value="23433753" table:style-name="ce52">
            <text:p>23,433,753</text:p>
          </table:table-cell>
          <table:table-cell office:value-type="float" office:value="11697971" table:style-name="ce52">
            <text:p>11,697,971</text:p>
          </table:table-cell>
          <table:table-cell office:value-type="float" office:value="11735782" table:style-name="ce52">
            <text:p>11,735,782</text:p>
          </table:table-cell>
          <table:table-cell office:value-type="float" office:value="210383" table:style-name="ce52">
            <text:p>210,383</text:p>
          </table:table-cell>
          <table:table-cell office:value-type="float" office:value="108817" table:style-name="ce52">
            <text:p>108,817</text:p>
          </table:table-cell>
          <table:table-cell office:value-type="float" office:value="101566" table:style-name="ce52">
            <text:p>101,566</text:p>
          </table:table-cell>
          <table:table-cell office:value-type="float" office:value="8.99" table:style-name="ce60">
            <text:p><text:s text:c="3"/>8.99</text:p>
          </table:table-cell>
          <table:table-cell office:value-type="float" office:value="163929" table:style-name="ce52">
            <text:p>163,929</text:p>
          </table:table-cell>
          <table:table-cell office:value-type="float" office:value="98733" table:style-name="ce52">
            <text:p>98,733</text:p>
          </table:table-cell>
          <table:table-cell office:value-type="float" office:value="65196" table:style-name="ce52">
            <text:p>65,196</text:p>
          </table:table-cell>
          <table:table-cell office:value-type="float" office:value="7" table:style-name="ce60">
            <text:p><text:s text:c="3"/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61">
            <text:p><text:s text:c="3"/>1.98</text:p>
          </table:table-cell>
          <table:table-cell table:style-name="ce52"/>
          <table:table-cell office:value-type="float" office:value="149287" table:style-name="ce52">
            <text:p>149,287</text:p>
          </table:table-cell>
          <table:table-cell table:number-columns-repeated="3" table:style-name="ce52"/>
          <table:table-cell office:value-type="float" office:value="6.38" table:style-name="ce60">
            <text:p><text:s text:c="3"/>6.38</text:p>
          </table:table-cell>
          <table:table-cell table:style-name="ce52"/>
          <table:table-cell office:value-type="float" office:value="53190" table:style-name="ce55">
            <text:p>53,190</text:p>
          </table:table-cell>
          <table:table-cell table:number-columns-repeated="3" table:style-name="ce60"/>
          <table:table-cell office:value-type="float" office:value="2.27" table:style-name="ce60">
            <text:p><text:s text:c="3"/>2.27</text:p>
          </table:table-cell>
          <table:table-cell office:value-type="float" office:value="1073783" table:style-name="ce52">
            <text:p>1,073,783</text:p>
          </table:table-cell>
          <table:table-cell office:value-type="float" office:value="1060001" table:style-name="ce52">
            <text:p>1,060,001</text:p>
          </table:table-cell>
          <table:table-cell office:value-type="float" office:value="540023" table:style-name="ce52">
            <text:p>540,0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104年</text:p>
          </table:table-cell>
          <table:covered-table-cell/>
          <table:table-cell office:value-type="float" office:value="8468978" table:style-name="ce52">
            <text:p>8,468,978</text:p>
          </table:table-cell>
          <table:table-cell office:value-type="float" office:value="23492074" table:style-name="ce52">
            <text:p>23,492,074</text:p>
          </table:table-cell>
          <table:table-cell office:value-type="float" office:value="11712047" table:style-name="ce52">
            <text:p>11,712,047</text:p>
          </table:table-cell>
          <table:table-cell office:value-type="float" office:value="11780027" table:style-name="ce52">
            <text:p>11,780,027</text:p>
          </table:table-cell>
          <table:table-cell office:value-type="float" office:value="213598" table:style-name="ce52">
            <text:p>213,598</text:p>
          </table:table-cell>
          <table:table-cell office:value-type="float" office:value="111041" table:style-name="ce52">
            <text:p>111,041</text:p>
          </table:table-cell>
          <table:table-cell office:value-type="float" office:value="102557" table:style-name="ce52">
            <text:p>102,557</text:p>
          </table:table-cell>
          <table:table-cell office:value-type="float" office:value="9.1" table:style-name="ce60">
            <text:p><text:s text:c="3"/>9.10</text:p>
          </table:table-cell>
          <table:table-cell office:value-type="float" office:value="163858" table:style-name="ce52">
            <text:p>163,858</text:p>
          </table:table-cell>
          <table:table-cell office:value-type="float" office:value="98580" table:style-name="ce52">
            <text:p>98,580</text:p>
          </table:table-cell>
          <table:table-cell office:value-type="float" office:value="65278" table:style-name="ce52">
            <text:p>65,278</text:p>
          </table:table-cell>
          <table:table-cell office:value-type="float" office:value="6.98" table:style-name="ce60">
            <text:p><text:s text:c="3"/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61">
            <text:p><text:s text:c="3"/>2.12</text:p>
          </table:table-cell>
          <table:table-cell table:style-name="ce52"/>
          <table:table-cell office:value-type="float" office:value="154346" table:style-name="ce52">
            <text:p>154,346</text:p>
          </table:table-cell>
          <table:table-cell table:number-columns-repeated="3" table:style-name="ce52"/>
          <table:table-cell office:value-type="float" office:value="6.58" table:style-name="ce60">
            <text:p><text:s text:c="3"/>6.58</text:p>
          </table:table-cell>
          <table:table-cell table:style-name="ce52"/>
          <table:table-cell office:value-type="float" office:value="53459" table:style-name="ce55">
            <text:p>53,459</text:p>
          </table:table-cell>
          <table:table-cell table:number-columns-repeated="3" table:style-name="ce60"/>
          <table:table-cell office:value-type="float" office:value="2.2799999999999998" table:style-name="ce60">
            <text:p><text:s text:c="3"/>2.28</text:p>
          </table:table-cell>
          <table:table-cell office:value-type="float" office:value="1004108" table:style-name="ce52">
            <text:p>1,004,108</text:p>
          </table:table-cell>
          <table:table-cell office:value-type="float" office:value="995527" table:style-name="ce52">
            <text:p>995,527</text:p>
          </table:table-cell>
          <table:table-cell office:value-type="float" office:value="546698" table:style-name="ce52">
            <text:p>546,69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105年</text:p>
          </table:table-cell>
          <table:covered-table-cell/>
          <table:table-cell office:value-type="float" office:value="8561383" table:style-name="ce52">
            <text:p>8,561,383</text:p>
          </table:table-cell>
          <table:table-cell office:value-type="float" office:value="23539816" table:style-name="ce52">
            <text:p>23,539,816</text:p>
          </table:table-cell>
          <table:table-cell office:value-type="float" office:value="11719270" table:style-name="ce52">
            <text:p>11,719,270</text:p>
          </table:table-cell>
          <table:table-cell office:value-type="float" office:value="11820546" table:style-name="ce52">
            <text:p>11,820,546</text:p>
          </table:table-cell>
          <table:table-cell office:value-type="float" office:value="208440" table:style-name="ce52">
            <text:p>208,440</text:p>
          </table:table-cell>
          <table:table-cell office:value-type="float" office:value="108133" table:style-name="ce52">
            <text:p>108,133</text:p>
          </table:table-cell>
          <table:table-cell office:value-type="float" office:value="100307" table:style-name="ce52">
            <text:p>100,307</text:p>
          </table:table-cell>
          <table:table-cell office:value-type="float" office:value="8.86" table:style-name="ce60">
            <text:p><text:s text:c="3"/>8.86</text:p>
          </table:table-cell>
          <table:table-cell office:value-type="float" office:value="172405" table:style-name="ce52">
            <text:p>172,405</text:p>
          </table:table-cell>
          <table:table-cell office:value-type="float" office:value="103144" table:style-name="ce52">
            <text:p>103,144</text:p>
          </table:table-cell>
          <table:table-cell office:value-type="float" office:value="69261" table:style-name="ce52">
            <text:p>69,261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61">
            <text:p><text:s text:c="3"/>1.53</text:p>
          </table:table-cell>
          <table:table-cell table:style-name="ce52"/>
          <table:table-cell office:value-type="float" office:value="147861" table:style-name="ce52">
            <text:p>147,861</text:p>
          </table:table-cell>
          <table:table-cell table:number-columns-repeated="3" table:style-name="ce52"/>
          <table:table-cell office:value-type="float" office:value="6.29" table:style-name="ce60">
            <text:p><text:s text:c="3"/>6.29</text:p>
          </table:table-cell>
          <table:table-cell table:style-name="ce52"/>
          <table:table-cell office:value-type="float" office:value="53837" table:style-name="ce55">
            <text:p>53,837</text:p>
          </table:table-cell>
          <table:table-cell table:number-columns-repeated="3" table:style-name="ce60"/>
          <table:table-cell office:value-type="float" office:value="2.29" table:style-name="ce60">
            <text:p><text:s text:c="3"/>2.29</text:p>
          </table:table-cell>
          <table:table-cell office:value-type="float" office:value="964536" table:style-name="ce52">
            <text:p>964,536</text:p>
          </table:table-cell>
          <table:table-cell office:value-type="float" office:value="952829" table:style-name="ce52">
            <text:p>952,829</text:p>
          </table:table-cell>
          <table:table-cell office:value-type="float" office:value="553228" table:style-name="ce52">
            <text:p>553,22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8">
            <text:p>106年</text:p>
          </table:table-cell>
          <table:covered-table-cell/>
          <table:table-cell office:value-type="float" office:value="8649000" table:style-name="ce52">
            <text:p>8,649,000</text:p>
          </table:table-cell>
          <table:table-cell office:value-type="float" office:value="23571227" table:style-name="ce52">
            <text:p>23,571,227</text:p>
          </table:table-cell>
          <table:table-cell office:value-type="float" office:value="11719580" table:style-name="ce52">
            <text:p>11,719,580</text:p>
          </table:table-cell>
          <table:table-cell office:value-type="float" office:value="11851647" table:style-name="ce52">
            <text:p>11,851,647</text:p>
          </table:table-cell>
          <table:table-cell office:value-type="float" office:value="193844" table:style-name="ce52">
            <text:p>193,844</text:p>
          </table:table-cell>
          <table:table-cell office:value-type="float" office:value="100477" table:style-name="ce52">
            <text:p>100,477</text:p>
          </table:table-cell>
          <table:table-cell office:value-type="float" office:value="93367" table:style-name="ce52">
            <text:p>93,367</text:p>
          </table:table-cell>
          <table:table-cell office:value-type="float" office:value="8.23" table:style-name="ce60">
            <text:p><text:s text:c="3"/>8.23</text:p>
          </table:table-cell>
          <table:table-cell office:value-type="float" office:value="171242" table:style-name="ce52">
            <text:p>171,242</text:p>
          </table:table-cell>
          <table:table-cell office:value-type="float" office:value="101555" table:style-name="ce52">
            <text:p>101,555</text:p>
          </table:table-cell>
          <table:table-cell office:value-type="float" office:value="69687" table:style-name="ce52">
            <text:p>69,687</text:p>
          </table:table-cell>
          <table:table-cell office:value-type="float" office:value="7.27" table:style-name="ce60">
            <text:p><text:s text:c="3"/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61">
            <text:p><text:s text:c="3"/>0.96</text:p>
          </table:table-cell>
          <table:table-cell table:style-name="ce52"/>
          <table:table-cell office:value-type="float" office:value="138034" table:style-name="ce52">
            <text:p>138,034</text:p>
          </table:table-cell>
          <table:table-cell table:number-columns-repeated="3" table:style-name="ce52"/>
          <table:table-cell office:value-type="float" office:value="5.86" table:style-name="ce60">
            <text:p><text:s text:c="3"/>5.86</text:p>
          </table:table-cell>
          <table:table-cell table:style-name="ce52"/>
          <table:table-cell office:value-type="float" office:value="54412" table:style-name="ce55">
            <text:p>54,412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48049" table:style-name="ce52">
            <text:p>948,049</text:p>
          </table:table-cell>
          <table:table-cell office:value-type="float" office:value="939240" table:style-name="ce52">
            <text:p>939,240</text:p>
          </table:table-cell>
          <table:table-cell office:value-type="float" office:value="559426" table:style-name="ce52">
            <text:p>559,426</text:p>
          </table:table-cell>
          <table:table-cell table:number-columns-repeated="16353" table:style-name="ce63"/>
        </table:table-row>
        <table:table-row table:style-name="ro9">
          <table:table-cell office:value-type="string" table:number-columns-spanned="2" table:number-rows-spanned="1" table:style-name="ce248">
            <text:p>107年</text:p>
          </table:table-cell>
          <table:covered-table-cell/>
          <table:table-cell office:value-type="float" office:value="8734477" table:style-name="ce52">
            <text:p>8,734,477</text:p>
          </table:table-cell>
          <table:table-cell office:value-type="float" office:value="23588932" table:style-name="ce52">
            <text:p>23,588,932</text:p>
          </table:table-cell>
          <table:table-cell office:value-type="float" office:value="11712913" table:style-name="ce52">
            <text:p>11,712,913</text:p>
          </table:table-cell>
          <table:table-cell office:value-type="float" office:value="11876019" table:style-name="ce52">
            <text:p>11,876,019</text:p>
          </table:table-cell>
          <table:table-cell office:value-type="float" office:value="181601" table:style-name="ce52">
            <text:p>181,601</text:p>
          </table:table-cell>
          <table:table-cell office:value-type="float" office:value="93876" table:style-name="ce52">
            <text:p>93,876</text:p>
          </table:table-cell>
          <table:table-cell office:value-type="float" office:value="87725" table:style-name="ce52">
            <text:p>87,725</text:p>
          </table:table-cell>
          <table:table-cell office:value-type="float" office:value="7.7" table:style-name="ce60">
            <text:p><text:s text:c="3"/>7.70</text:p>
          </table:table-cell>
          <table:table-cell office:value-type="float" office:value="172784" table:style-name="ce52">
            <text:p>172,784</text:p>
          </table:table-cell>
          <table:table-cell office:value-type="float" office:value="101931" table:style-name="ce52">
            <text:p>101,931</text:p>
          </table:table-cell>
          <table:table-cell office:value-type="float" office:value="70853" table:style-name="ce52">
            <text:p>70,853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8817" table:style-name="ce146">
            <text:p><text:s text:c="3"/>8,817</text:p>
          </table:table-cell>
          <table:table-cell office:value-type="float" office:value="0.37" table:style-name="ce61">
            <text:p><text:s text:c="3"/>0.37</text:p>
          </table:table-cell>
          <table:table-cell table:style-name="ce52"/>
          <table:table-cell office:value-type="float" office:value="135403" table:style-name="ce52">
            <text:p>135,403</text:p>
          </table:table-cell>
          <table:table-cell table:number-columns-repeated="3" table:style-name="ce52"/>
          <table:table-cell office:value-type="float" office:value="5.74" table:style-name="ce60">
            <text:p><text:s text:c="3"/>5.74</text:p>
          </table:table-cell>
          <table:table-cell table:style-name="ce52"/>
          <table:table-cell office:value-type="float" office:value="54443" table:style-name="ce55">
            <text:p>54,443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84815" table:style-name="ce52">
            <text:p>984,815</text:p>
          </table:table-cell>
          <table:table-cell office:value-type="float" office:value="975927" table:style-name="ce52">
            <text:p>975,927</text:p>
          </table:table-cell>
          <table:table-cell office:value-type="float" office:value="565561" table:style-name="ce52">
            <text:p>565,561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44">
            <text:p>108年</text:p>
          </table:table-cell>
          <table:covered-table-cell/>
          <table:table-cell office:value-type="float" office:value="8832745" table:style-name="ce159">
            <text:p>8,832,745</text:p>
          </table:table-cell>
          <table:table-cell office:value-type="float" office:value="23603121" table:style-name="ce160">
            <text:p>23,603,121</text:p>
          </table:table-cell>
          <table:table-cell office:value-type="float" office:value="11705186" table:style-name="ce160">
            <text:p>11,705,186</text:p>
          </table:table-cell>
          <table:table-cell office:value-type="float" office:value="11897935" table:style-name="ce160">
            <text:p>11,897,935</text:p>
          </table:table-cell>
          <table:table-cell office:value-type="float" office:value="177767" table:style-name="ce160">
            <text:p>177,767</text:p>
          </table:table-cell>
          <table:table-cell office:value-type="float" office:value="92237" table:style-name="ce160">
            <text:p>92,237</text:p>
          </table:table-cell>
          <table:table-cell office:value-type="float" office:value="85530" table:style-name="ce160">
            <text:p>85,530</text:p>
          </table:table-cell>
          <table:table-cell office:value-type="float" office:value="7.53" table:style-name="ce161">
            <text:p><text:s text:c="3"/>7.53</text:p>
          </table:table-cell>
          <table:table-cell office:value-type="float" office:value="176296" table:style-name="ce160">
            <text:p>176,296</text:p>
          </table:table-cell>
          <table:table-cell office:value-type="float" office:value="103720" table:style-name="ce160">
            <text:p>103,720</text:p>
          </table:table-cell>
          <table:table-cell office:value-type="float" office:value="72576" table:style-name="ce160">
            <text:p>72,576</text:p>
          </table:table-cell>
          <table:table-cell office:value-type="float" office:value="7.47" table:style-name="ce161">
            <text:p><text:s text:c="3"/>7.47</text:p>
          </table:table-cell>
          <table:table-cell office:value-type="float" office:value="1471" table:style-name="ce167">
            <text:p><text:s text:c="3"/>1,471</text:p>
          </table:table-cell>
          <table:table-cell office:value-type="float" office:value="6.2E-2" table:style-name="ce61">
            <text:p><text:s text:c="3"/>0.06</text:p>
          </table:table-cell>
          <table:table-cell office:value-type="float" office:value="134524" table:style-name="ce162">
            <text:p>134,524</text:p>
          </table:table-cell>
          <table:table-cell office:value-type="float" office:value="131585" table:style-name="ce162">
            <text:p>131,585</text:p>
          </table:table-cell>
          <table:table-cell office:value-type="float" office:value="2939" table:style-name="ce162">
            <text:p>2,939</text:p>
          </table:table-cell>
          <table:table-cell office:value-type="float" office:value="928" table:style-name="ce162">
            <text:p>928</text:p>
          </table:table-cell>
          <table:table-cell office:value-type="float" office:value="2011" table:style-name="ce162">
            <text:p>2,011</text:p>
          </table:table-cell>
          <table:table-cell office:value-type="float" office:value="5.7" table:style-name="ce163">
            <text:p><text:s text:c="3"/>5.70</text:p>
          </table:table-cell>
          <table:table-cell office:value-type="float" office:value="54473" table:style-name="ce162">
            <text:p>54,473</text:p>
          </table:table-cell>
          <table:table-cell office:value-type="float" office:value="54363" table:style-name="ce162">
            <text:p>54,363</text:p>
          </table:table-cell>
          <table:table-cell office:value-type="float" office:value="110" table:style-name="ce162">
            <text:p>110</text:p>
          </table:table-cell>
          <table:table-cell office:value-type="float" office:value="50" table:style-name="ce162">
            <text:p>50</text:p>
          </table:table-cell>
          <table:table-cell office:value-type="float" office:value="60" table:style-name="ce162">
            <text:p>60</text:p>
          </table:table-cell>
          <table:table-cell office:value-type="float" office:value="2.31" table:style-name="ce163">
            <text:p><text:s text:c="3"/>2.31</text:p>
          </table:table-cell>
          <table:table-cell office:value-type="float" office:value="972043" table:style-name="ce160">
            <text:p>972,043</text:p>
          </table:table-cell>
          <table:table-cell office:value-type="float" office:value="959325" table:style-name="ce160">
            <text:p>959,325</text:p>
          </table:table-cell>
          <table:table-cell office:value-type="float" office:value="571427" table:style-name="ce159">
            <text:p>571,427</text:p>
          </table:table-cell>
          <table:table-cell table:number-columns-repeated="16353" table:style-name="ce164"/>
        </table:table-row>
        <table:table-row table:style-name="ro9">
          <table:table-cell office:value-type="string" table:number-columns-spanned="2" table:number-rows-spanned="1" table:style-name="ce246">
            <text:p>1 月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168">
            <text:p><text:s text:c="3"/>517</text:p>
          </table:table-cell>
          <table:table-cell office:value-type="float" office:value="0.26" table:style-name="ce67">
            <text:p>0.26</text:p>
          </table:table-cell>
          <table:table-cell table:style-name="ce72"/>
          <table:table-cell office:value-type="float" office:value="13902" table:style-name="ce72">
            <text:p>13,902</text:p>
          </table:table-cell>
          <table:table-cell table:number-columns-repeated="3" table:style-name="ce72"/>
          <table:table-cell office:value-type="float" office:value="6.94" table:style-name="ce73">
            <text:p>6.94</text:p>
          </table:table-cell>
          <table:table-cell table:style-name="ce72"/>
          <table:table-cell office:value-type="float" office:value="4775" table:style-name="ce74">
            <text:p>4,775</text:p>
          </table:table-cell>
          <table:table-cell table:number-columns-repeated="3" table:style-name="ce73"/>
          <table:table-cell office:value-type="float" office:value="2.38" table:style-name="ce73">
            <text:p>2.38</text:p>
          </table:table-cell>
          <table:table-cell office:value-type="float" office:value="88882" table:style-name="ce72">
            <text:p>88,882</text:p>
          </table:table-cell>
          <table:table-cell office:value-type="float" office:value="87587" table:style-name="ce72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6">
            <text:p>2 月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240">
            <text:p>－ 855</text:p>
          </table:table-cell>
          <table:table-cell office:value-type="float" office:value="-0.47" table:style-name="ce67">
            <text:p>－ <text:s/>0.47</text:p>
          </table:table-cell>
          <table:table-cell table:style-name="ce72"/>
          <table:table-cell office:value-type="float" office:value="9986" table:style-name="ce72">
            <text:p>9,986</text:p>
          </table:table-cell>
          <table:table-cell table:number-columns-repeated="3" table:style-name="ce72"/>
          <table:table-cell office:value-type="float" office:value="5.52" table:style-name="ce73">
            <text:p>5.52</text:p>
          </table:table-cell>
          <table:table-cell table:style-name="ce72"/>
          <table:table-cell office:value-type="float" office:value="3505" table:style-name="ce74">
            <text:p>3,505</text:p>
          </table:table-cell>
          <table:table-cell table:number-columns-repeated="3" table:style-name="ce73"/>
          <table:table-cell office:value-type="float" office:value="1.94" table:style-name="ce73">
            <text:p>1.94</text:p>
          </table:table-cell>
          <table:table-cell office:value-type="float" office:value="68557" table:style-name="ce72">
            <text:p>68,557</text:p>
          </table:table-cell>
          <table:table-cell office:value-type="float" office:value="68442" table:style-name="ce72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6">
            <text:p>3 月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240">
            <text:p>－ 604</text:p>
          </table:table-cell>
          <table:table-cell office:value-type="float" office:value="-0.3" table:style-name="ce67">
            <text:p>－ <text:s/>0.30</text:p>
          </table:table-cell>
          <table:table-cell table:style-name="ce72"/>
          <table:table-cell office:value-type="float" office:value="11180" table:style-name="ce72">
            <text:p>11,180</text:p>
          </table:table-cell>
          <table:table-cell table:number-columns-repeated="3" table:style-name="ce72"/>
          <table:table-cell office:value-type="float" office:value="5.58" table:style-name="ce73">
            <text:p>5.58</text:p>
          </table:table-cell>
          <table:table-cell table:style-name="ce72"/>
          <table:table-cell office:value-type="float" office:value="4456" table:style-name="ce74">
            <text:p>4,456</text:p>
          </table:table-cell>
          <table:table-cell table:number-columns-repeated="3" table:style-name="ce73"/>
          <table:table-cell office:value-type="float" office:value="2.2200000000000002" table:style-name="ce73">
            <text:p>2.22</text:p>
          </table:table-cell>
          <table:table-cell office:value-type="float" office:value="84368" table:style-name="ce72">
            <text:p>84,368</text:p>
          </table:table-cell>
          <table:table-cell office:value-type="float" office:value="84576" table:style-name="ce72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46">
            <text:p>4 月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240">
            <text:p>－ 711</text:p>
          </table:table-cell>
          <table:table-cell office:value-type="float" office:value="-0.37" table:style-name="ce67">
            <text:p>－ <text:s/>0.37</text:p>
          </table:table-cell>
          <table:table-cell table:style-name="ce72"/>
          <table:table-cell office:value-type="float" office:value="9387" table:style-name="ce72">
            <text:p>9,387</text:p>
          </table:table-cell>
          <table:table-cell table:number-columns-repeated="3" table:style-name="ce72"/>
          <table:table-cell office:value-type="float" office:value="4.84" table:style-name="ce73">
            <text:p>4.84</text:p>
          </table:table-cell>
          <table:table-cell table:style-name="ce72"/>
          <table:table-cell office:value-type="float" office:value="4627" table:style-name="ce74">
            <text:p>4,627</text:p>
          </table:table-cell>
          <table:table-cell table:number-columns-repeated="3" table:style-name="ce73"/>
          <table:table-cell office:value-type="float" office:value="2.39" table:style-name="ce73">
            <text:p>2.39</text:p>
          </table:table-cell>
          <table:table-cell office:value-type="float" office:value="84757" table:style-name="ce72">
            <text:p>84,757</text:p>
          </table:table-cell>
          <table:table-cell office:value-type="float" office:value="83926" table:style-name="ce72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6">
            <text:p>5 月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240">
            <text:p>－ 68</text:p>
          </table:table-cell>
          <table:table-cell office:value-type="float" office:value="-0.03" table:style-name="ce67">
            <text:p>－ <text:s/>0.03</text:p>
          </table:table-cell>
          <table:table-cell office:value-type="float" office:value="13106" table:style-name="ce72">
            <text:p>13,106</text:p>
          </table:table-cell>
          <table:table-cell office:value-type="float" office:value="12332" table:style-name="ce72">
            <text:p>12,332</text:p>
          </table:table-cell>
          <table:table-cell office:value-type="float" office:value="774" table:style-name="ce72">
            <text:p>774</text:p>
          </table:table-cell>
          <table:table-cell office:value-type="float" office:value="265" table:style-name="ce72">
            <text:p>265</text:p>
          </table:table-cell>
          <table:table-cell office:value-type="float" office:value="509" table:style-name="ce72">
            <text:p>509</text:p>
          </table:table-cell>
          <table:table-cell office:value-type="float" office:value="6.54" table:style-name="ce73">
            <text:p>6.54</text:p>
          </table:table-cell>
          <table:table-cell office:value-type="float" office:value="4916" table:style-name="ce72">
            <text:p>4,916</text:p>
          </table:table-cell>
          <table:table-cell office:value-type="float" office:value="4916" table:style-name="ce74">
            <text:p>4,916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2.4500000000000002" table:style-name="ce73">
            <text:p>2.45</text:p>
          </table:table-cell>
          <table:table-cell office:value-type="float" office:value="92651" table:style-name="ce72">
            <text:p>92,651</text:p>
          </table:table-cell>
          <table:table-cell office:value-type="float" office:value="92025" table:style-name="ce72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6">
            <text:p>6 月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240">
            <text:p>－ 416</text:p>
          </table:table-cell>
          <table:table-cell office:value-type="float" office:value="-0.21" table:style-name="ce67">
            <text:p>－ <text:s/>0.21</text:p>
          </table:table-cell>
          <table:table-cell office:value-type="float" office:value="11326" table:style-name="ce72">
            <text:p>11,326</text:p>
          </table:table-cell>
          <table:table-cell office:value-type="float" office:value="10810" table:style-name="ce72">
            <text:p>10,810</text:p>
          </table:table-cell>
          <table:table-cell office:value-type="float" office:value="516" table:style-name="ce72">
            <text:p>516</text:p>
          </table:table-cell>
          <table:table-cell office:value-type="float" office:value="150" table:style-name="ce72">
            <text:p>150</text:p>
          </table:table-cell>
          <table:table-cell office:value-type="float" office:value="366" table:style-name="ce72">
            <text:p>366</text:p>
          </table:table-cell>
          <table:table-cell office:value-type="float" office:value="5.84" table:style-name="ce73">
            <text:p>5.84</text:p>
          </table:table-cell>
          <table:table-cell office:value-type="float" office:value="4400" table:style-name="ce72">
            <text:p>4,400</text:p>
          </table:table-cell>
          <table:table-cell office:value-type="float" office:value="4398" table:style-name="ce74">
            <text:p>4,398</text:p>
          </table:table-cell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2.27" table:style-name="ce73">
            <text:p>2.27</text:p>
          </table:table-cell>
          <table:table-cell office:value-type="float" office:value="76443" table:style-name="ce72">
            <text:p>76,443</text:p>
          </table:table-cell>
          <table:table-cell office:value-type="float" office:value="74866" table:style-name="ce72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3"/>
        </table:table-row>
        <table:table-row table:style-name="ro11">
          <table:table-cell office:value-type="string" table:number-columns-spanned="2" table:number-rows-spanned="1" table:style-name="ce246">
            <text:p>7 月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240">
            <text:p>－ 750</text:p>
          </table:table-cell>
          <table:table-cell office:value-type="float" office:value="-0.37" table:style-name="ce67">
            <text:p>－ <text:s/>0.37</text:p>
          </table:table-cell>
          <table:table-cell office:value-type="float" office:value="10432" table:style-name="ce72">
            <text:p>10,432</text:p>
          </table:table-cell>
          <table:table-cell office:value-type="float" office:value="10098" table:style-name="ce72">
            <text:p>10,098</text:p>
          </table:table-cell>
          <table:table-cell office:value-type="float" office:value="334" table:style-name="ce72">
            <text:p>334</text:p>
          </table:table-cell>
          <table:table-cell office:value-type="float" office:value="126" table:style-name="ce72">
            <text:p>126</text:p>
          </table:table-cell>
          <table:table-cell office:value-type="float" office:value="208" table:style-name="ce72">
            <text:p>208</text:p>
          </table:table-cell>
          <table:table-cell office:value-type="float" office:value="5.21" table:style-name="ce73">
            <text:p>5.21</text:p>
          </table:table-cell>
          <table:table-cell office:value-type="float" office:value="5035" table:style-name="ce72">
            <text:p>5,035</text:p>
          </table:table-cell>
          <table:table-cell office:value-type="float" office:value="5022" table:style-name="ce74">
            <text:p>5,022</text:p>
          </table:table-cell>
          <table:table-cell office:value-type="float" office:value="13" table:style-name="ce74">
            <text:p>13</text:p>
          </table:table-cell>
          <table:table-cell office:value-type="float" office:value="10" table:style-name="ce74">
            <text:p>10</text:p>
          </table:table-cell>
          <table:table-cell office:value-type="float" office:value="3" table:style-name="ce74">
            <text:p>3</text:p>
          </table:table-cell>
          <table:table-cell office:value-type="float" office:value="2.5099999999999998" table:style-name="ce73">
            <text:p>2.51</text:p>
          </table:table-cell>
          <table:table-cell office:value-type="float" office:value="98131" table:style-name="ce72">
            <text:p>98,131</text:p>
          </table:table-cell>
          <table:table-cell office:value-type="float" office:value="95814" table:style-name="ce72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8 月</text:p>
          </table:table-cell>
          <table:covered-table-cell/>
          <table:table-cell office:value-type="float" office:value="8802401" table:style-name="ce68">
            <text:p>8,802,401</text:p>
          </table:table-cell>
          <table:table-cell office:value-type="float" office:value="23593794" table:style-name="ce68">
            <text:p>23,593,794</text:p>
          </table:table-cell>
          <table:table-cell office:value-type="float" office:value="11705234" table:style-name="ce68">
            <text:p>11,705,234</text:p>
          </table:table-cell>
          <table:table-cell office:value-type="float" office:value="11888560" table:style-name="ce68">
            <text:p>11,888,560</text:p>
          </table:table-cell>
          <table:table-cell office:value-type="float" office:value="14330" table:style-name="ce68">
            <text:p>14,330</text:p>
          </table:table-cell>
          <table:table-cell office:value-type="float" office:value="7427" table:style-name="ce68">
            <text:p>7,427</text:p>
          </table:table-cell>
          <table:table-cell office:value-type="float" office:value="6903" table:style-name="ce68">
            <text:p>6,903</text:p>
          </table:table-cell>
          <table:table-cell office:value-type="float" office:value="7.15" table:style-name="ce69">
            <text:p>7.15</text:p>
          </table:table-cell>
          <table:table-cell office:value-type="float" office:value="13983" table:style-name="ce68">
            <text:p>13,983</text:p>
          </table:table-cell>
          <table:table-cell office:value-type="float" office:value="8190" table:style-name="ce68">
            <text:p>8,190</text:p>
          </table:table-cell>
          <table:table-cell office:value-type="float" office:value="5793" table:style-name="ce68">
            <text:p>5,793</text:p>
          </table:table-cell>
          <table:table-cell office:value-type="float" office:value="6.98" table:style-name="ce69">
            <text:p>6.98</text:p>
          </table:table-cell>
          <table:table-cell office:value-type="float" office:value="347" table:style-name="ce240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72">
            <text:p>5,121</text:p>
          </table:table-cell>
          <table:table-cell office:value-type="float" office:value="4918" table:style-name="ce75">
            <text:p>4,918</text:p>
          </table:table-cell>
          <table:table-cell office:value-type="float" office:value="203" table:style-name="ce75">
            <text:p>203</text:p>
          </table:table-cell>
          <table:table-cell office:value-type="float" office:value="64" table:style-name="ce75">
            <text:p>64</text:p>
          </table:table-cell>
          <table:table-cell office:value-type="float" office:value="139" table:style-name="ce75">
            <text:p>139</text:p>
          </table:table-cell>
          <table:table-cell office:value-type="float" office:value="2.56" table:style-name="ce76">
            <text:p>2.56</text:p>
          </table:table-cell>
          <table:table-cell office:value-type="float" office:value="4665" table:style-name="ce72">
            <text:p>4,665</text:p>
          </table:table-cell>
          <table:table-cell office:value-type="float" office:value="4646" table:style-name="ce77">
            <text:p>4,646</text:p>
          </table:table-cell>
          <table:table-cell office:value-type="float" office:value="19" table:style-name="ce77">
            <text:p>19</text:p>
          </table:table-cell>
          <table:table-cell office:value-type="float" office:value="7" table:style-name="ce77">
            <text:p>7</text:p>
          </table:table-cell>
          <table:table-cell office:value-type="float" office:value="12" table:style-name="ce77">
            <text:p>12</text:p>
          </table:table-cell>
          <table:table-cell office:value-type="float" office:value="2.33" table:style-name="ce76">
            <text:p>2.33</text:p>
          </table:table-cell>
          <table:table-cell office:value-type="float" office:value="92486" table:style-name="ce75">
            <text:p>92,486</text:p>
          </table:table-cell>
          <table:table-cell office:value-type="float" office:value="91637" table:style-name="ce75">
            <text:p>91,637</text:p>
          </table:table-cell>
          <table:table-cell office:value-type="float" office:value="569677" table:style-name="ce68">
            <text:p>569,677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9 月</text:p>
          </table:table-cell>
          <table:covered-table-cell/>
          <table:table-cell office:value-type="float" office:value="8824319" table:style-name="ce68">
            <text:p>8,824,319</text:p>
          </table:table-cell>
          <table:table-cell office:value-type="float" office:value="23593783" table:style-name="ce68">
            <text:p>23,593,783</text:p>
          </table:table-cell>
          <table:table-cell office:value-type="float" office:value="11704227" table:style-name="ce68">
            <text:p>11,704,227</text:p>
          </table:table-cell>
          <table:table-cell office:value-type="float" office:value="11889556" table:style-name="ce68">
            <text:p>11,889,556</text:p>
          </table:table-cell>
          <table:table-cell office:value-type="float" office:value="14533" table:style-name="ce68">
            <text:p>14,533</text:p>
          </table:table-cell>
          <table:table-cell office:value-type="float" office:value="7515" table:style-name="ce68">
            <text:p>7,515</text:p>
          </table:table-cell>
          <table:table-cell office:value-type="float" office:value="7018" table:style-name="ce68">
            <text:p>7,018</text:p>
          </table:table-cell>
          <table:table-cell office:value-type="float" office:value="7.49" table:style-name="ce69">
            <text:p>7.49</text:p>
          </table:table-cell>
          <table:table-cell office:value-type="float" office:value="13866" table:style-name="ce68">
            <text:p>13,866</text:p>
          </table:table-cell>
          <table:table-cell office:value-type="float" office:value="8148" table:style-name="ce68">
            <text:p>8,148</text:p>
          </table:table-cell>
          <table:table-cell office:value-type="float" office:value="5718" table:style-name="ce68">
            <text:p>5,718</text:p>
          </table:table-cell>
          <table:table-cell office:value-type="float" office:value="7.15" table:style-name="ce69">
            <text:p>7.15</text:p>
          </table:table-cell>
          <table:table-cell office:value-type="float" office:value="667" table:style-name="ce169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72">
            <text:p>11,656</text:p>
          </table:table-cell>
          <table:table-cell office:value-type="float" office:value="11328" table:style-name="ce75">
            <text:p>11,328</text:p>
          </table:table-cell>
          <table:table-cell office:value-type="float" office:value="328" table:style-name="ce75">
            <text:p>328</text:p>
          </table:table-cell>
          <table:table-cell office:value-type="float" office:value="89" table:style-name="ce75">
            <text:p>89</text:p>
          </table:table-cell>
          <table:table-cell office:value-type="float" office:value="239" table:style-name="ce75">
            <text:p>239</text:p>
          </table:table-cell>
          <table:table-cell office:value-type="float" office:value="6.01" table:style-name="ce76">
            <text:p>6.01</text:p>
          </table:table-cell>
          <table:table-cell office:value-type="float" office:value="4402" table:style-name="ce72">
            <text:p>4,402</text:p>
          </table:table-cell>
          <table:table-cell office:value-type="float" office:value="4386" table:style-name="ce77">
            <text:p>4,386</text:p>
          </table:table-cell>
          <table:table-cell office:value-type="float" office:value="16" table:style-name="ce77">
            <text:p>16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7">
            <text:p>6</text:p>
          </table:table-cell>
          <table:table-cell office:value-type="float" office:value="2.27" table:style-name="ce76">
            <text:p>2.27</text:p>
          </table:table-cell>
          <table:table-cell office:value-type="float" office:value="90276" table:style-name="ce75">
            <text:p>90,276</text:p>
          </table:table-cell>
          <table:table-cell office:value-type="float" office:value="90954" table:style-name="ce75">
            <text:p>90,954</text:p>
          </table:table-cell>
          <table:table-cell office:value-type="float" office:value="570074" table:style-name="ce68">
            <text:p>570,074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10 月</text:p>
          </table:table-cell>
          <table:covered-table-cell/>
          <table:table-cell office:value-type="float" office:value="8826808" table:style-name="ce68">
            <text:p>8,826,808</text:p>
          </table:table-cell>
          <table:table-cell office:value-type="float" office:value="23596266" table:style-name="ce68">
            <text:p>23,596,266</text:p>
          </table:table-cell>
          <table:table-cell office:value-type="float" office:value="11704142" table:style-name="ce68">
            <text:p>11,704,142</text:p>
          </table:table-cell>
          <table:table-cell office:value-type="float" office:value="11892124" table:style-name="ce68">
            <text:p>11,892,124</text:p>
          </table:table-cell>
          <table:table-cell office:value-type="float" office:value="16236" table:style-name="ce68">
            <text:p>16,236</text:p>
          </table:table-cell>
          <table:table-cell office:value-type="float" office:value="8413" table:style-name="ce68">
            <text:p>8,413</text:p>
          </table:table-cell>
          <table:table-cell office:value-type="float" office:value="7823" table:style-name="ce68">
            <text:p>7,823</text:p>
          </table:table-cell>
          <table:table-cell office:value-type="float" office:value="8.1" table:style-name="ce69">
            <text:p>8.10</text:p>
          </table:table-cell>
          <table:table-cell office:value-type="float" office:value="15350" table:style-name="ce68">
            <text:p>15,350</text:p>
          </table:table-cell>
          <table:table-cell office:value-type="float" office:value="9024" table:style-name="ce68">
            <text:p>9,024</text:p>
          </table:table-cell>
          <table:table-cell office:value-type="float" office:value="6326" table:style-name="ce68">
            <text:p>6,326</text:p>
          </table:table-cell>
          <table:table-cell office:value-type="float" office:value="7.66" table:style-name="ce69">
            <text:p>7.66</text:p>
          </table:table-cell>
          <table:table-cell office:value-type="float" office:value="886" table:style-name="ce169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72">
            <text:p>12,000</text:p>
          </table:table-cell>
          <table:table-cell office:value-type="float" office:value="11765" table:style-name="ce75">
            <text:p>11,765</text:p>
          </table:table-cell>
          <table:table-cell office:value-type="float" office:value="235" table:style-name="ce75">
            <text:p>235</text:p>
          </table:table-cell>
          <table:table-cell office:value-type="float" office:value="77" table:style-name="ce75">
            <text:p>77</text:p>
          </table:table-cell>
          <table:table-cell office:value-type="float" office:value="158" table:style-name="ce75">
            <text:p>158</text:p>
          </table:table-cell>
          <table:table-cell office:value-type="float" office:value="5.99" table:style-name="ce76">
            <text:p>5.99</text:p>
          </table:table-cell>
          <table:table-cell office:value-type="float" office:value="4779" table:style-name="ce72">
            <text:p>4,779</text:p>
          </table:table-cell>
          <table:table-cell office:value-type="float" office:value="4758" table:style-name="ce77">
            <text:p>4,758</text:p>
          </table:table-cell>
          <table:table-cell office:value-type="float" office:value="21" table:style-name="ce77">
            <text:p>21</text:p>
          </table:table-cell>
          <table:table-cell office:value-type="float" office:value="11" table:style-name="ce77">
            <text:p>11</text:p>
          </table:table-cell>
          <table:table-cell office:value-type="float" office:value="10" table:style-name="ce77">
            <text:p>10</text:p>
          </table:table-cell>
          <table:table-cell office:value-type="float" office:value="2.38" table:style-name="ce76">
            <text:p>2.38</text:p>
          </table:table-cell>
          <table:table-cell office:value-type="float" office:value="69619" table:style-name="ce75">
            <text:p>69,619</text:p>
          </table:table-cell>
          <table:table-cell office:value-type="float" office:value="68022" table:style-name="ce75">
            <text:p>68,022</text:p>
          </table:table-cell>
          <table:table-cell office:value-type="float" office:value="570608" table:style-name="ce68">
            <text:p>570,608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11 月</text:p>
          </table:table-cell>
          <table:covered-table-cell/>
          <table:table-cell office:value-type="float" office:value="8830422" table:style-name="ce68">
            <text:p>8,830,422</text:p>
          </table:table-cell>
          <table:table-cell office:value-type="float" office:value="23598776" table:style-name="ce68">
            <text:p>23,598,776</text:p>
          </table:table-cell>
          <table:table-cell office:value-type="float" office:value="11704260" table:style-name="ce68">
            <text:p>11,704,260</text:p>
          </table:table-cell>
          <table:table-cell office:value-type="float" office:value="11894516" table:style-name="ce68">
            <text:p>11,894,516</text:p>
          </table:table-cell>
          <table:table-cell office:value-type="float" office:value="14687" table:style-name="ce68">
            <text:p>14,687</text:p>
          </table:table-cell>
          <table:table-cell office:value-type="float" office:value="7770" table:style-name="ce68">
            <text:p>7,770</text:p>
          </table:table-cell>
          <table:table-cell office:value-type="float" office:value="6917" table:style-name="ce68">
            <text:p>6,917</text:p>
          </table:table-cell>
          <table:table-cell office:value-type="float" office:value="7.57" table:style-name="ce69">
            <text:p>7.57</text:p>
          </table:table-cell>
          <table:table-cell office:value-type="float" office:value="13739" table:style-name="ce68">
            <text:p>13,739</text:p>
          </table:table-cell>
          <table:table-cell office:value-type="float" office:value="8113" table:style-name="ce68">
            <text:p>8,113</text:p>
          </table:table-cell>
          <table:table-cell office:value-type="float" office:value="5626" table:style-name="ce68">
            <text:p>5,626</text:p>
          </table:table-cell>
          <table:table-cell office:value-type="float" office:value="7.08" table:style-name="ce69">
            <text:p>7.08</text:p>
          </table:table-cell>
          <table:table-cell office:value-type="float" office:value="948" table:style-name="ce169">
            <text:p>948</text:p>
          </table:table-cell>
          <table:table-cell office:value-type="float" office:value="0.49" table:style-name="ce67">
            <text:p>0.49</text:p>
          </table:table-cell>
          <table:table-cell office:value-type="float" office:value="12497" table:style-name="ce72">
            <text:p>12,497</text:p>
          </table:table-cell>
          <table:table-cell office:value-type="float" office:value="12264" table:style-name="ce75">
            <text:p>12,264</text:p>
          </table:table-cell>
          <table:table-cell office:value-type="float" office:value="233" table:style-name="ce75">
            <text:p>233</text:p>
          </table:table-cell>
          <table:table-cell office:value-type="float" office:value="66" table:style-name="ce75">
            <text:p>66</text:p>
          </table:table-cell>
          <table:table-cell office:value-type="float" office:value="167" table:style-name="ce75">
            <text:p>167</text:p>
          </table:table-cell>
          <table:table-cell office:value-type="float" office:value="6.44" table:style-name="ce76">
            <text:p>6.44</text:p>
          </table:table-cell>
          <table:table-cell office:value-type="float" office:value="4476" table:style-name="ce72">
            <text:p>4,476</text:p>
          </table:table-cell>
          <table:table-cell office:value-type="float" office:value="4452" table:style-name="ce77">
            <text:p>4,452</text:p>
          </table:table-cell>
          <table:table-cell office:value-type="float" office:value="24" table:style-name="ce77">
            <text:p>24</text:p>
          </table:table-cell>
          <table:table-cell office:value-type="float" office:value="9" table:style-name="ce77">
            <text:p>9</text:p>
          </table:table-cell>
          <table:table-cell office:value-type="float" office:value="15" table:style-name="ce77">
            <text:p>15</text:p>
          </table:table-cell>
          <table:table-cell office:value-type="float" office:value="2.31" table:style-name="ce76">
            <text:p>2.31</text:p>
          </table:table-cell>
          <table:table-cell office:value-type="float" office:value="62816" table:style-name="ce75">
            <text:p>62,816</text:p>
          </table:table-cell>
          <table:table-cell office:value-type="float" office:value="61254" table:style-name="ce75">
            <text:p>61,254</text:p>
          </table:table-cell>
          <table:table-cell office:value-type="float" office:value="570952" table:style-name="ce68">
            <text:p>570,952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12 月</text:p>
          </table:table-cell>
          <table:covered-table-cell/>
          <table:table-cell office:value-type="float" office:value="8832745" table:style-name="ce68">
            <text:p>8,832,745</text:p>
          </table:table-cell>
          <table:table-cell office:value-type="float" office:value="23603121" table:style-name="ce68">
            <text:p>23,603,121</text:p>
          </table:table-cell>
          <table:table-cell office:value-type="float" office:value="11705186" table:style-name="ce68">
            <text:p>11,705,186</text:p>
          </table:table-cell>
          <table:table-cell office:value-type="float" office:value="11897935" table:style-name="ce68">
            <text:p>11,897,935</text:p>
          </table:table-cell>
          <table:table-cell office:value-type="float" office:value="16916" table:style-name="ce68">
            <text:p>16,916</text:p>
          </table:table-cell>
          <table:table-cell office:value-type="float" office:value="8764" table:style-name="ce68">
            <text:p>8,764</text:p>
          </table:table-cell>
          <table:table-cell office:value-type="float" office:value="8152" table:style-name="ce68">
            <text:p>8,152</text:p>
          </table:table-cell>
          <table:table-cell office:value-type="float" office:value="8.44" table:style-name="ce69">
            <text:p>8.44</text:p>
          </table:table-cell>
          <table:table-cell office:value-type="float" office:value="15406" table:style-name="ce68">
            <text:p>15,406</text:p>
          </table:table-cell>
          <table:table-cell office:value-type="float" office:value="9025" table:style-name="ce68">
            <text:p>9,025</text:p>
          </table:table-cell>
          <table:table-cell office:value-type="float" office:value="6381" table:style-name="ce68">
            <text:p>6,381</text:p>
          </table:table-cell>
          <table:table-cell office:value-type="float" office:value="7.69" table:style-name="ce69">
            <text:p>7.69</text:p>
          </table:table-cell>
          <table:table-cell office:value-type="float" office:value="1510" table:style-name="ce169">
            <text:p>1510</text:p>
          </table:table-cell>
          <table:table-cell office:value-type="float" office:value="0.75" table:style-name="ce67">
            <text:p>0.75</text:p>
          </table:table-cell>
          <table:table-cell office:value-type="float" office:value="13931" table:style-name="ce72">
            <text:p>13,931</text:p>
          </table:table-cell>
          <table:table-cell office:value-type="float" office:value="13615" table:style-name="ce75">
            <text:p>13,615</text:p>
          </table:table-cell>
          <table:table-cell office:value-type="float" office:value="316" table:style-name="ce75">
            <text:p>316</text:p>
          </table:table-cell>
          <table:table-cell office:value-type="float" office:value="91" table:style-name="ce75">
            <text:p>91</text:p>
          </table:table-cell>
          <table:table-cell office:value-type="float" office:value="225" table:style-name="ce75">
            <text:p>225</text:p>
          </table:table-cell>
          <table:table-cell office:value-type="float" office:value="6.95" table:style-name="ce76">
            <text:p>6.95</text:p>
          </table:table-cell>
          <table:table-cell office:value-type="float" office:value="4437" table:style-name="ce72">
            <text:p>4,437</text:p>
          </table:table-cell>
          <table:table-cell office:value-type="float" office:value="4422" table:style-name="ce77">
            <text:p>4,422</text:p>
          </table:table-cell>
          <table:table-cell office:value-type="float" office:value="15" table:style-name="ce77">
            <text:p>15</text:p>
          </table:table-cell>
          <table:table-cell office:value-type="float" office:value="2" table:style-name="ce77">
            <text:p>2</text:p>
          </table:table-cell>
          <table:table-cell office:value-type="float" office:value="13" table:style-name="ce77">
            <text:p>13</text:p>
          </table:table-cell>
          <table:table-cell office:value-type="float" office:value="2.21" table:style-name="ce76">
            <text:p>2.21</text:p>
          </table:table-cell>
          <table:table-cell office:value-type="float" office:value="63057" table:style-name="ce75">
            <text:p>63,057</text:p>
          </table:table-cell>
          <table:table-cell office:value-type="float" office:value="60222" table:style-name="ce75">
            <text:p>60,222</text:p>
          </table:table-cell>
          <table:table-cell office:value-type="float" office:value="571427" table:style-name="ce68">
            <text:p>571,427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4">
            <text:p>109年1~3月</text:p>
          </table:table-cell>
          <table:covered-table-cell/>
          <table:table-cell office:value-type="float" office:value="8848368" table:style-name="ce233">
            <text:p>8,848,368</text:p>
          </table:table-cell>
          <table:table-cell office:value-type="float" office:value="23596493" table:style-name="ce233">
            <text:p>23,596,493</text:p>
          </table:table-cell>
          <table:table-cell office:value-type="float" office:value="11697977" table:style-name="ce233">
            <text:p>11,697,977</text:p>
          </table:table-cell>
          <table:table-cell office:value-type="float" office:value="11898516" table:style-name="ce233">
            <text:p>11,898,516</text:p>
          </table:table-cell>
          <table:table-cell office:value-type="float" office:value="40414" table:style-name="ce233">
            <text:p>40,414</text:p>
          </table:table-cell>
          <table:table-cell office:value-type="float" office:value="20810" table:style-name="ce233">
            <text:p>20,810</text:p>
          </table:table-cell>
          <table:table-cell office:value-type="float" office:value="19604" table:style-name="ce233">
            <text:p>19,604</text:p>
          </table:table-cell>
          <table:table-cell office:value-type="float" office:value="6.89" table:style-name="ce234">
            <text:p>6.89</text:p>
          </table:table-cell>
          <table:table-cell office:value-type="float" office:value="46967" table:style-name="ce233">
            <text:p>46,967</text:p>
          </table:table-cell>
          <table:table-cell office:value-type="float" office:value="27623" table:style-name="ce233">
            <text:p>27,623</text:p>
          </table:table-cell>
          <table:table-cell office:value-type="float" office:value="19344" table:style-name="ce233">
            <text:p>19,344</text:p>
          </table:table-cell>
          <table:table-cell office:value-type="float" office:value="8" table:style-name="ce234">
            <text:p>8.00</text:p>
          </table:table-cell>
          <table:table-cell office:value-type="float" office:value="-6553" table:style-name="ce242">
            <text:p>－ 6,553</text:p>
          </table:table-cell>
          <table:table-cell office:value-type="float" office:value="-1.1200000000000001" table:style-name="ce235">
            <text:p>－ <text:s/>1.12</text:p>
          </table:table-cell>
          <table:table-cell office:value-type="float" office:value="33147" table:style-name="ce71">
            <text:p>33,147</text:p>
          </table:table-cell>
          <table:table-cell office:value-type="float" office:value="32533" table:style-name="ce236">
            <text:p>32,533</text:p>
          </table:table-cell>
          <table:table-cell office:value-type="float" office:value="614" table:style-name="ce236">
            <text:p>614</text:p>
          </table:table-cell>
          <table:table-cell office:value-type="float" office:value="194" table:style-name="ce236">
            <text:p>194</text:p>
          </table:table-cell>
          <table:table-cell office:value-type="float" office:value="420" table:style-name="ce236">
            <text:p>420</text:p>
          </table:table-cell>
          <table:table-cell office:value-type="float" office:value="5.65" table:style-name="ce237">
            <text:p>5.65</text:p>
          </table:table-cell>
          <table:table-cell office:value-type="float" office:value="12560" table:style-name="ce71">
            <text:p>12,560</text:p>
          </table:table-cell>
          <table:table-cell office:value-type="float" office:value="12482" table:style-name="ce238">
            <text:p>12,482</text:p>
          </table:table-cell>
          <table:table-cell office:value-type="float" office:value="78" table:style-name="ce238">
            <text:p>78</text:p>
          </table:table-cell>
          <table:table-cell office:value-type="float" office:value="24" table:style-name="ce238">
            <text:p>24</text:p>
          </table:table-cell>
          <table:table-cell office:value-type="float" office:value="54" table:style-name="ce238">
            <text:p>54</text:p>
          </table:table-cell>
          <table:table-cell office:value-type="float" office:value="2.14" table:style-name="ce237">
            <text:p>2.14</text:p>
          </table:table-cell>
          <table:table-cell office:value-type="float" office:value="243338" table:style-name="ce236">
            <text:p>243,338</text:p>
          </table:table-cell>
          <table:table-cell office:value-type="float" office:value="243413" table:style-name="ce236">
            <text:p>243,413</text:p>
          </table:table-cell>
          <table:table-cell office:value-type="float" office:value="572675" table:style-name="ce233">
            <text:p>572,675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1 月</text:p>
          </table:table-cell>
          <table:covered-table-cell/>
          <table:table-cell office:value-type="float" office:value="8835281" table:style-name="ce68">
            <text:p>8,835,281</text:p>
          </table:table-cell>
          <table:table-cell office:value-type="float" office:value="23604265" table:style-name="ce68">
            <text:p>23,604,265</text:p>
          </table:table-cell>
          <table:table-cell office:value-type="float" office:value="11704308" table:style-name="ce68">
            <text:p>11,704,308</text:p>
          </table:table-cell>
          <table:table-cell office:value-type="float" office:value="11899957" table:style-name="ce68">
            <text:p>11,899,957</text:p>
          </table:table-cell>
          <table:table-cell office:value-type="float" office:value="12510" table:style-name="ce68">
            <text:p>12,510</text:p>
          </table:table-cell>
          <table:table-cell office:value-type="float" office:value="6445" table:style-name="ce68">
            <text:p>6,445</text:p>
          </table:table-cell>
          <table:table-cell office:value-type="float" office:value="6065" table:style-name="ce68">
            <text:p>6,065</text:p>
          </table:table-cell>
          <table:table-cell office:value-type="float" office:value="6.26" table:style-name="ce69">
            <text:p>6.26</text:p>
          </table:table-cell>
          <table:table-cell office:value-type="float" office:value="14673" table:style-name="ce68">
            <text:p>14,673</text:p>
          </table:table-cell>
          <table:table-cell office:value-type="float" office:value="8649" table:style-name="ce68">
            <text:p>8,649</text:p>
          </table:table-cell>
          <table:table-cell office:value-type="float" office:value="6024" table:style-name="ce68">
            <text:p>6,024</text:p>
          </table:table-cell>
          <table:table-cell office:value-type="float" office:value="7.34" table:style-name="ce69">
            <text:p>7.34</text:p>
          </table:table-cell>
          <table:table-cell office:value-type="float" office:value="-2163" table:style-name="ce240">
            <text:p>－ 2,163</text:p>
          </table:table-cell>
          <table:table-cell office:value-type="float" office:value="-1.08" table:style-name="ce67">
            <text:p>－ <text:s/>1.08</text:p>
          </table:table-cell>
          <table:table-cell office:value-type="float" office:value="12677" table:style-name="ce72">
            <text:p>12,677</text:p>
          </table:table-cell>
          <table:table-cell office:value-type="float" office:value="12473" table:style-name="ce75">
            <text:p>12,473</text:p>
          </table:table-cell>
          <table:table-cell office:value-type="float" office:value="204" table:style-name="ce75">
            <text:p>204</text:p>
          </table:table-cell>
          <table:table-cell office:value-type="float" office:value="69" table:style-name="ce75">
            <text:p>69</text:p>
          </table:table-cell>
          <table:table-cell office:value-type="float" office:value="135" table:style-name="ce75">
            <text:p>135</text:p>
          </table:table-cell>
          <table:table-cell office:value-type="float" office:value="6.34" table:style-name="ce76">
            <text:p>6.34</text:p>
          </table:table-cell>
          <table:table-cell office:value-type="float" office:value="3672" table:style-name="ce72">
            <text:p>3,672</text:p>
          </table:table-cell>
          <table:table-cell office:value-type="float" office:value="3648" table:style-name="ce77">
            <text:p>3,648</text:p>
          </table:table-cell>
          <table:table-cell office:value-type="float" office:value="24" table:style-name="ce77">
            <text:p>24</text:p>
          </table:table-cell>
          <table:table-cell office:value-type="float" office:value="7" table:style-name="ce77">
            <text:p>7</text:p>
          </table:table-cell>
          <table:table-cell office:value-type="float" office:value="17" table:style-name="ce77">
            <text:p>17</text:p>
          </table:table-cell>
          <table:table-cell office:value-type="float" office:value="1.84" table:style-name="ce76">
            <text:p>1.84</text:p>
          </table:table-cell>
          <table:table-cell office:value-type="float" office:value="73313" table:style-name="ce75">
            <text:p>73,313</text:p>
          </table:table-cell>
          <table:table-cell office:value-type="float" office:value="70006" table:style-name="ce75">
            <text:p>70,006</text:p>
          </table:table-cell>
          <table:table-cell office:value-type="float" office:value="571816" table:style-name="ce68">
            <text:p>571,816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2月</text:p>
          </table:table-cell>
          <table:covered-table-cell/>
          <table:table-cell office:value-type="float" office:value="8841182" table:style-name="ce68">
            <text:p>8,841,182</text:p>
          </table:table-cell>
          <table:table-cell office:value-type="float" office:value="23600903" table:style-name="ce68">
            <text:p>23,600,903</text:p>
          </table:table-cell>
          <table:table-cell office:value-type="float" office:value="11701322" table:style-name="ce68">
            <text:p>11,701,322</text:p>
          </table:table-cell>
          <table:table-cell office:value-type="float" office:value="11899581" table:style-name="ce68">
            <text:p>11,899,581</text:p>
          </table:table-cell>
          <table:table-cell office:value-type="float" office:value="13536" table:style-name="ce68">
            <text:p>13,536</text:p>
          </table:table-cell>
          <table:table-cell office:value-type="float" office:value="6926" table:style-name="ce68">
            <text:p>6,926</text:p>
          </table:table-cell>
          <table:table-cell office:value-type="float" office:value="6610" table:style-name="ce68">
            <text:p>6,610</text:p>
          </table:table-cell>
          <table:table-cell office:value-type="float" office:value="7.24" table:style-name="ce69">
            <text:p>7.24</text:p>
          </table:table-cell>
          <table:table-cell office:value-type="float" office:value="16211" table:style-name="ce68">
            <text:p>16,211</text:p>
          </table:table-cell>
          <table:table-cell office:value-type="float" office:value="9525" table:style-name="ce68">
            <text:p>9,525</text:p>
          </table:table-cell>
          <table:table-cell office:value-type="float" office:value="6686" table:style-name="ce68">
            <text:p>6,686</text:p>
          </table:table-cell>
          <table:table-cell office:value-type="float" office:value="8.67" table:style-name="ce69">
            <text:p>8.67</text:p>
          </table:table-cell>
          <table:table-cell office:value-type="float" office:value="-2675" table:style-name="ce240">
            <text:p>－ 2,675</text:p>
          </table:table-cell>
          <table:table-cell office:value-type="float" office:value="-1.43" table:style-name="ce67">
            <text:p>－ <text:s/>1.43</text:p>
          </table:table-cell>
          <table:table-cell office:value-type="float" office:value="11092" table:style-name="ce72">
            <text:p>11,092</text:p>
          </table:table-cell>
          <table:table-cell office:value-type="float" office:value="10833" table:style-name="ce75">
            <text:p>10,833</text:p>
          </table:table-cell>
          <table:table-cell office:value-type="float" office:value="259" table:style-name="ce75">
            <text:p>259</text:p>
          </table:table-cell>
          <table:table-cell office:value-type="float" office:value="75" table:style-name="ce75">
            <text:p>75</text:p>
          </table:table-cell>
          <table:table-cell office:value-type="float" office:value="184" table:style-name="ce75">
            <text:p>184</text:p>
          </table:table-cell>
          <table:table-cell office:value-type="float" office:value="5.93" table:style-name="ce76">
            <text:p>5.93</text:p>
          </table:table-cell>
          <table:table-cell office:value-type="float" office:value="4234" table:style-name="ce72">
            <text:p>4,234</text:p>
          </table:table-cell>
          <table:table-cell office:value-type="float" office:value="4210" table:style-name="ce77">
            <text:p>4,210</text:p>
          </table:table-cell>
          <table:table-cell office:value-type="float" office:value="24" table:style-name="ce77">
            <text:p>24</text:p>
          </table:table-cell>
          <table:table-cell office:value-type="float" office:value="7" table:style-name="ce77">
            <text:p>7</text:p>
          </table:table-cell>
          <table:table-cell office:value-type="float" office:value="17" table:style-name="ce77">
            <text:p>17</text:p>
          </table:table-cell>
          <table:table-cell office:value-type="float" office:value="2.2599999999999998" table:style-name="ce76">
            <text:p>2.26</text:p>
          </table:table-cell>
          <table:table-cell office:value-type="float" office:value="82908" table:style-name="ce75">
            <text:p>82,908</text:p>
          </table:table-cell>
          <table:table-cell office:value-type="float" office:value="83595" table:style-name="ce75">
            <text:p>83,595</text:p>
          </table:table-cell>
          <table:table-cell office:value-type="float" office:value="572224" table:style-name="ce68">
            <text:p>572,224</text:p>
          </table:table-cell>
          <table:table-cell table:number-columns-repeated="16353" table:style-name="ce63"/>
        </table:table-row>
        <table:table-row table:style-name="ro13">
          <table:table-cell office:value-type="string" table:number-columns-spanned="2" table:number-rows-spanned="1" table:style-name="ce256">
            <text:p>3月</text:p>
          </table:table-cell>
          <table:covered-table-cell/>
          <table:table-cell office:value-type="float" office:value="8848368" table:style-name="ce78">
            <text:p>8,848,368</text:p>
          </table:table-cell>
          <table:table-cell office:value-type="float" office:value="23596493" table:style-name="ce78">
            <text:p>23,596,493</text:p>
          </table:table-cell>
          <table:table-cell office:value-type="float" office:value="11697977" table:style-name="ce78">
            <text:p>11,697,977</text:p>
          </table:table-cell>
          <table:table-cell office:value-type="float" office:value="11898516" table:style-name="ce78">
            <text:p>11,898,516</text:p>
          </table:table-cell>
          <table:table-cell office:value-type="float" office:value="14368" table:style-name="ce78">
            <text:p>14,368</text:p>
          </table:table-cell>
          <table:table-cell office:value-type="float" office:value="7439" table:style-name="ce78">
            <text:p>7,439</text:p>
          </table:table-cell>
          <table:table-cell office:value-type="float" office:value="6929" table:style-name="ce78">
            <text:p>6,929</text:p>
          </table:table-cell>
          <table:table-cell office:value-type="float" office:value="7.19" table:style-name="ce79">
            <text:p>7.19</text:p>
          </table:table-cell>
          <table:table-cell office:value-type="float" office:value="16083" table:style-name="ce78">
            <text:p>16,083</text:p>
          </table:table-cell>
          <table:table-cell office:value-type="float" office:value="9449" table:style-name="ce78">
            <text:p>9,449</text:p>
          </table:table-cell>
          <table:table-cell office:value-type="float" office:value="6634" table:style-name="ce78">
            <text:p>6,634</text:p>
          </table:table-cell>
          <table:table-cell office:value-type="float" office:value="8.0500000000000007" table:style-name="ce79">
            <text:p>8.05</text:p>
          </table:table-cell>
          <table:table-cell office:value-type="float" office:value="-1715" table:style-name="ce241">
            <text:p>－ 1,715</text:p>
          </table:table-cell>
          <table:table-cell office:value-type="float" office:value="-0.86" table:style-name="ce80">
            <text:p>－ <text:s text:c="2"/>0.86</text:p>
          </table:table-cell>
          <table:table-cell office:value-type="float" office:value="9378" table:style-name="ce78">
            <text:p>9,378</text:p>
          </table:table-cell>
          <table:table-cell office:value-type="float" office:value="9227" table:style-name="ce78">
            <text:p>9,227</text:p>
          </table:table-cell>
          <table:table-cell office:value-type="float" office:value="151" table:style-name="ce78">
            <text:p>151</text:p>
          </table:table-cell>
          <table:table-cell office:value-type="float" office:value="50" table:style-name="ce78">
            <text:p>50</text:p>
          </table:table-cell>
          <table:table-cell office:value-type="float" office:value="101" table:style-name="ce78">
            <text:p>101</text:p>
          </table:table-cell>
          <table:table-cell office:value-type="float" office:value="4.6900000000000004" table:style-name="ce79">
            <text:p>4.69</text:p>
          </table:table-cell>
          <table:table-cell office:value-type="float" office:value="4654" table:style-name="ce78">
            <text:p>4,654</text:p>
          </table:table-cell>
          <table:table-cell office:value-type="float" office:value="4624" table:style-name="ce187">
            <text:p>4,624</text:p>
          </table:table-cell>
          <table:table-cell office:value-type="float" office:value="30" table:style-name="ce70">
            <text:p>30</text:p>
          </table:table-cell>
          <table:table-cell office:value-type="float" office:value="10" table:style-name="ce70">
            <text:p>10</text:p>
          </table:table-cell>
          <table:table-cell office:value-type="float" office:value="20" table:style-name="ce70">
            <text:p>20</text:p>
          </table:table-cell>
          <table:table-cell office:value-type="float" office:value="2.33" table:style-name="ce69">
            <text:p>2.33</text:p>
          </table:table-cell>
          <table:table-cell office:value-type="float" office:value="87117" table:style-name="ce187">
            <text:p>87,117</text:p>
          </table:table-cell>
          <table:table-cell office:value-type="float" office:value="89812" table:style-name="ce188">
            <text:p>89,812</text:p>
          </table:table-cell>
          <table:table-cell office:value-type="float" office:value="572675" table:style-name="ce78">
            <text:p>572,675</text:p>
          </table:table-cell>
          <table:table-cell table:number-columns-repeated="16353" table:style-name="ce81"/>
        </table:table-row>
        <table:table-row table:style-name="ro14">
          <table:table-cell office:value-type="string" table:number-columns-spanned="2" table:number-rows-spanned="1" table:style-name="ce361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7" table:style-name="ce82">
            <text:p>1.07</text:p>
          </table:table-cell>
          <table:table-cell office:value-type="float" office:value="0.03" table:style-name="ce82">
            <text:p>0.03</text:p>
          </table:table-cell>
          <table:table-cell office:value-type="float" office:value="-0.1" table:style-name="ce82">
            <text:p>－ <text:s text:c="2"/>0.10</text:p>
          </table:table-cell>
          <table:table-cell office:value-type="float" office:value="0.16" table:style-name="ce82">
            <text:p>0.16</text:p>
          </table:table-cell>
          <table:table-cell office:value-type="float" office:value="-1.37" table:style-name="ce82">
            <text:p>－ <text:s text:c="2"/>1.37</text:p>
          </table:table-cell>
          <table:table-cell office:value-type="float" office:value="-2.5299999999999998" table:style-name="ce82">
            <text:p>－ <text:s text:c="2"/>2.53</text:p>
          </table:table-cell>
          <table:table-cell office:value-type="float" office:value="-0.09" table:style-name="ce82">
            <text:p>－ <text:s text:c="2"/>0.09</text:p>
          </table:table-cell>
          <table:table-cell office:value-type="float" office:value="-7.9999999999999183E-2" table:style-name="ce83">
            <text:p>－ <text:s/>0.08</text:p>
          </table:table-cell>
          <table:table-cell office:value-type="float" office:value="6.01" table:style-name="ce82">
            <text:p>6.01</text:p>
          </table:table-cell>
          <table:table-cell office:value-type="float" office:value="5.12" table:style-name="ce82">
            <text:p>5.12</text:p>
          </table:table-cell>
          <table:table-cell office:value-type="float" office:value="7.31" table:style-name="ce82">
            <text:p>7.31</text:p>
          </table:table-cell>
          <table:table-cell office:value-type="float" office:value="0.48000000000000043" table:style-name="ce83">
            <text:p>0.48</text:p>
          </table:table-cell>
          <table:table-cell office:value-type="string" table:style-name="ce239">
            <text:p>--</text:p>
          </table:table-cell>
          <table:table-cell office:value-type="float" office:value="-0.56000000000000005" table:style-name="ce170">
            <text:p>-0.56</text:p>
          </table:table-cell>
          <table:table-cell table:style-name="ce85"/>
          <table:table-cell office:value-type="float" office:value="-17.47" table:style-name="ce85">
            <text:p>－ 17.47</text:p>
          </table:table-cell>
          <table:table-cell table:number-columns-repeated="3" table:style-name="ce86"/>
          <table:table-cell office:value-type="float" office:value="-0.88999999999999968" table:style-name="ce83">
            <text:p>－ <text:s/>0.89</text:p>
          </table:table-cell>
          <table:table-cell table:style-name="ce85"/>
          <table:table-cell office:value-type="float" office:value="3.77" table:style-name="ce85">
            <text:p>3.77</text:p>
          </table:table-cell>
          <table:table-cell table:number-columns-repeated="3" table:style-name="ce83"/>
          <table:table-cell office:value-type="float" office:value="0.10999999999999988" table:style-name="ce83">
            <text:p>0.11</text:p>
          </table:table-cell>
          <table:table-cell office:value-type="float" office:value="3.26" table:style-name="ce82">
            <text:p>3.26</text:p>
          </table:table-cell>
          <table:table-cell office:value-type="float" office:value="6.19" table:style-name="ce82">
            <text:p>6.19</text:p>
          </table:table-cell>
          <table:table-cell office:value-type="float" office:value="0.99" table:style-name="ce86">
            <text:p>0.99</text:p>
          </table:table-cell>
          <table:table-cell table:number-columns-repeated="16353" table:style-name="ce81"/>
        </table:table-row>
        <table:table-row table:style-name="ro15">
          <table:table-cell office:value-type="string" table:number-columns-spanned="2" table:number-rows-spanned="1" table:style-name="ce254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08" table:style-name="ce87">
            <text:p>0.08</text:p>
          </table:table-cell>
          <table:table-cell office:value-type="float" office:value="-0.02" table:style-name="ce189">
            <text:p>－ <text:s text:c="2"/>0.02</text:p>
          </table:table-cell>
          <table:table-cell office:value-type="float" office:value="-0.03" table:style-name="ce87">
            <text:p>－ <text:s text:c="2"/>0.03</text:p>
          </table:table-cell>
          <table:table-cell office:value-type="float" office:value="-8.9498949584863527E-3" table:style-name="ce87">
            <text:p>－ <text:s text:c="2"/>0.01</text:p>
          </table:table-cell>
          <table:table-cell office:value-type="float" office:value="6.15" table:style-name="ce87">
            <text:p>6.15</text:p>
          </table:table-cell>
          <table:table-cell office:value-type="float" office:value="7.41" table:style-name="ce87">
            <text:p>7.41</text:p>
          </table:table-cell>
          <table:table-cell office:value-type="float" office:value="4.83" table:style-name="ce87">
            <text:p>4.83</text:p>
          </table:table-cell>
          <table:table-cell office:value-type="float" office:value="-4.9999999999999822E-2" table:style-name="ce88">
            <text:p>－ <text:s/>0.05</text:p>
          </table:table-cell>
          <table:table-cell office:value-type="float" office:value="-0.79" table:style-name="ce87">
            <text:p>－ <text:s text:c="2"/>0.79</text:p>
          </table:table-cell>
          <table:table-cell office:value-type="float" office:value="-0.8" table:style-name="ce87">
            <text:p>－ <text:s text:c="2"/>0.80</text:p>
          </table:table-cell>
          <table:table-cell office:value-type="float" office:value="-0.78" table:style-name="ce87">
            <text:p>－ <text:s text:c="2"/>0.78</text:p>
          </table:table-cell>
          <table:table-cell office:value-type="float" office:value="-0.61999999999999922" table:style-name="ce88">
            <text:p>－ <text:s/>0.62</text:p>
          </table:table-cell>
          <table:table-cell office:value-type="string" table:style-name="ce84">
            <text:p>--</text:p>
          </table:table-cell>
          <table:table-cell office:value-type="float" office:value="0.56999999999999995" table:style-name="ce171">
            <text:p>0.57</text:p>
          </table:table-cell>
          <table:table-cell table:style-name="ce89"/>
          <table:table-cell office:value-type="float" office:value="-14.83" table:style-name="ce89">
            <text:p>－ <text:s text:c="2"/>14.83</text:p>
          </table:table-cell>
          <table:table-cell office:value-type="float" office:value="-41.7" table:style-name="ce87">
            <text:p>－ <text:s text:c="2"/>41.70</text:p>
          </table:table-cell>
          <table:table-cell office:value-type="float" office:value="-33.33" table:style-name="ce87">
            <text:p>－ <text:s text:c="2"/>33.33</text:p>
          </table:table-cell>
          <table:table-cell office:value-type="float" office:value="-45.11" table:style-name="ce87">
            <text:p>－ <text:s text:c="2"/>45.11</text:p>
          </table:table-cell>
          <table:table-cell office:value-type="float" office:value="-1.2399999999999993" table:style-name="ce88">
            <text:p>－ <text:s/>1.24</text:p>
          </table:table-cell>
          <table:table-cell table:style-name="ce89"/>
          <table:table-cell office:value-type="float" office:value="9.83" table:style-name="ce89">
            <text:p>9.83</text:p>
          </table:table-cell>
          <table:table-cell office:value-type="float" office:value="25" table:style-name="ce88">
            <text:p>25.00</text:p>
          </table:table-cell>
          <table:table-cell office:value-type="float" office:value="42.86" table:style-name="ce88">
            <text:p>42.86</text:p>
          </table:table-cell>
          <table:table-cell office:value-type="float" office:value="17.649999999999999" table:style-name="ce88">
            <text:p>17.65</text:p>
          </table:table-cell>
          <table:table-cell office:value-type="float" office:value="7.0000000000000284E-2" table:style-name="ce88">
            <text:p>0.07</text:p>
          </table:table-cell>
          <table:table-cell office:value-type="float" office:value="5.08" table:style-name="ce87">
            <text:p>5.08</text:p>
          </table:table-cell>
          <table:table-cell office:value-type="float" office:value="7.44" table:style-name="ce87">
            <text:p>7.44</text:p>
          </table:table-cell>
          <table:table-cell office:value-type="float" office:value="0.08" table:style-name="ce87">
            <text:p>0.08</text:p>
          </table:table-cell>
          <table:table-cell table:number-columns-repeated="16353" table:style-name="ce81"/>
        </table:table-row>
        <table:table-row table:style-name="ro16">
          <table:table-cell office:value-type="string" table:number-columns-spanned="1" table:number-rows-spanned="2" table:style-name="ce363">
            <text:p>本年1~3月</text:p>
            <text:p>較上年1~3</text:p>
            <text:p>月増減</text:p>
          </table:table-cell>
          <table:table-cell office:value-type="string" table:number-columns-spanned="1" table:number-rows-spanned="2" table:style-name="ce362">
            <text:p>實數</text:p>
            <text:p>% △</text:p>
          </table:table-cell>
          <table:table-cell office:value-type="float" office:value="93984" table:style-name="ce90">
            <text:p>93,984</text:p>
          </table:table-cell>
          <table:table-cell office:value-type="float" office:value="7301" table:style-name="ce91">
            <text:p>7,301</text:p>
          </table:table-cell>
          <table:table-cell office:value-type="float" office:value="-11367" table:style-name="ce92">
            <text:p>－ 11,367</text:p>
          </table:table-cell>
          <table:table-cell office:value-type="float" office:value="18668" table:style-name="ce91">
            <text:p>18,668</text:p>
          </table:table-cell>
          <table:table-cell office:value-type="float" office:value="-3789" table:style-name="ce92">
            <text:p>－ 3,789</text:p>
          </table:table-cell>
          <table:table-cell office:value-type="float" office:value="-2059" table:style-name="ce92">
            <text:p>－ 2,059</text:p>
          </table:table-cell>
          <table:table-cell office:value-type="float" office:value="-1730" table:style-name="ce92">
            <text:p>－ 1,730</text:p>
          </table:table-cell>
          <table:table-cell table:style-name="ce93"/>
          <table:table-cell office:value-type="float" office:value="1822" table:style-name="ce92">
            <text:p>1,822</text:p>
          </table:table-cell>
          <table:table-cell office:value-type="float" office:value="1000" table:style-name="ce92">
            <text:p>1,000</text:p>
          </table:table-cell>
          <table:table-cell office:value-type="float" office:value="822" table:style-name="ce92">
            <text:p>822</text:p>
          </table:table-cell>
          <table:table-cell table:style-name="ce93"/>
          <table:table-cell office:value-type="float" office:value="-5611" table:style-name="ce92">
            <text:p>－ 5,611</text:p>
          </table:table-cell>
          <table:table-cell table:style-name="ce94"/>
          <table:table-cell table:style-name="ce95"/>
          <table:table-cell office:value-type="float" office:value="-2535" table:style-name="ce95">
            <text:p>－ 2,535</text:p>
          </table:table-cell>
          <table:table-cell table:number-columns-repeated="3" table:style-name="ce92"/>
          <table:table-cell table:style-name="ce93"/>
          <table:table-cell table:style-name="ce95"/>
          <table:table-cell office:value-type="float" office:value="-254" table:style-name="ce95">
            <text:p>－ 254</text:p>
          </table:table-cell>
          <table:table-cell table:number-columns-repeated="4" table:style-name="ce93"/>
          <table:table-cell office:value-type="float" office:value="1531" table:style-name="ce92">
            <text:p>1,531</text:p>
          </table:table-cell>
          <table:table-cell office:value-type="float" office:value="2808" table:style-name="ce92">
            <text:p>2,808</text:p>
          </table:table-cell>
          <table:table-cell office:value-type="float" office:value="5631" table:style-name="ce92">
            <text:p>5,631</text:p>
          </table:table-cell>
          <table:table-cell table:number-columns-repeated="16353" table:style-name="ce81"/>
        </table:table-row>
        <table:table-row table:style-name="ro17">
          <table:covered-table-cell/>
          <table:covered-table-cell/>
          <table:table-cell office:value-type="float" office:value="1.07" table:style-name="ce96">
            <text:p>1.07</text:p>
          </table:table-cell>
          <table:table-cell office:value-type="float" office:value="0.03" table:style-name="ce97">
            <text:p>0.03</text:p>
          </table:table-cell>
          <table:table-cell office:value-type="float" office:value="-0.1" table:style-name="ce97">
            <text:p>－ <text:s text:c="2"/>0.10</text:p>
          </table:table-cell>
          <table:table-cell office:value-type="float" office:value="0.16" table:style-name="ce97">
            <text:p>0.16</text:p>
          </table:table-cell>
          <table:table-cell office:value-type="float" office:value="-8.57" table:style-name="ce98">
            <text:p>－ <text:s/>8.57</text:p>
          </table:table-cell>
          <table:table-cell office:value-type="float" office:value="-9" table:style-name="ce98">
            <text:p>－ <text:s/>9.00</text:p>
          </table:table-cell>
          <table:table-cell office:value-type="float" office:value="-8.11" table:style-name="ce98">
            <text:p>－ <text:s/>8.11</text:p>
          </table:table-cell>
          <table:table-cell office:value-type="float" office:value="-0.71" table:style-name="ce98">
            <text:p>－ <text:s/>0.71</text:p>
          </table:table-cell>
          <table:table-cell office:value-type="float" office:value="4.04" table:style-name="ce98">
            <text:p>4.04</text:p>
          </table:table-cell>
          <table:table-cell office:value-type="float" office:value="3.76" table:style-name="ce98">
            <text:p>3.76</text:p>
          </table:table-cell>
          <table:table-cell office:value-type="float" office:value="4.4400000000000004" table:style-name="ce98">
            <text:p>4.44</text:p>
          </table:table-cell>
          <table:table-cell office:value-type="float" office:value="0.24000000000000021" table:style-name="ce98">
            <text:p>0.24</text:p>
          </table:table-cell>
          <table:table-cell office:value-type="string" table:style-name="ce99">
            <text:p>--</text:p>
          </table:table-cell>
          <table:table-cell office:value-type="float" office:value="-0.96000000000000008" table:style-name="ce204">
            <text:p>－ <text:s/>0.96</text:p>
          </table:table-cell>
          <table:table-cell table:style-name="ce100"/>
          <table:table-cell office:value-type="float" office:value="-7.23" table:style-name="ce100">
            <text:p>－ <text:s/>7.23</text:p>
          </table:table-cell>
          <table:table-cell table:number-columns-repeated="3" table:style-name="ce98"/>
          <table:table-cell table:number-columns-repeated="2" table:style-name="ce100"/>
          <table:table-cell office:value-type="float" office:value="-1.99" table:style-name="ce100">
            <text:p>－ <text:s/>1.99</text:p>
          </table:table-cell>
          <table:table-cell table:number-columns-repeated="4" table:style-name="ce98"/>
          <table:table-cell office:value-type="float" office:value="0.63" table:style-name="ce98">
            <text:p>0.63</text:p>
          </table:table-cell>
          <table:table-cell office:value-type="float" office:value="1.17" table:style-name="ce98">
            <text:p>1.17</text:p>
          </table:table-cell>
          <table:table-cell office:value-type="float" office:value="0.99" table:style-name="ce98">
            <text:p>0.99</text:p>
          </table:table-cell>
          <table:table-cell table:number-columns-repeated="16353" table:style-name="ce81"/>
        </table:table-row>
        <table:table-row table:style-name="ro18">
          <table:table-cell/>
          <table:table-cell table:style-name="ce101"/>
          <table:table-cell office:value-type="string" table:style-name="ce101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102"/>
          <table:table-cell table:number-columns-repeated="3" table:style-name="ce33"/>
          <table:table-cell table:style-name="ce103"/>
          <table:table-cell table:style-name="ce104"/>
          <table:table-cell table:style-name="ce105"/>
          <table:table-cell table:number-columns-repeated="5" table:style-name="ce33"/>
          <table:table-cell table:style-name="ce103"/>
          <table:table-cell table:style-name="ce104"/>
          <table:table-cell table:number-columns-repeated="7" table:style-name="ce33"/>
          <table:table-cell office:value-type="string" table:style-name="ce105">
            <text:p><text:s text:c="16"/>內政部戶政司 民國 109 年 4 月 9 日編製</text:p>
          </table:table-cell>
          <table:table-cell table:number-columns-repeated="16353"/>
        </table:table-row>
        <table:table-row table:style-name="ro19">
          <table:table-cell/>
          <table:table-cell table:style-name="ce107"/>
          <table:table-cell office:value-type="string" table:style-name="ce106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33"/>
          <table:table-cell table:style-name="ce108"/>
          <table:table-cell table:number-columns-repeated="16353"/>
        </table:table-row>
        <table:table-row table:style-name="ro20">
          <table:table-cell/>
          <table:table-cell table:style-name="ce107"/>
          <table:table-cell office:value-type="string" table:style-name="ce106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33"/>
        </table:table-row>
        <table:table-row table:style-name="ro12">
          <table:table-cell/>
          <table:table-cell table:style-name="ce107"/>
          <table:table-cell office:value-type="string" table:style-name="ce106">
            <text:p><text:s text:c="14"/>4.相同性別2人之結婚及終止結婚資料係自108年5月24日起統計。</text:p>
          </table:table-cell>
          <table:table-cell table:number-columns-repeated="16381" table:style-name="ce33"/>
        </table:table-row>
        <table:table-row table:style-name="ro21">
          <table:table-cell table:number-columns-repeated="16384" table:style-name="ce33"/>
        </table:table-row>
        <table:table-row table:style-name="ro12">
          <table:table-cell/>
          <table:table-cell table:style-name="ce33"/>
          <table:table-cell table:style-name="ce109"/>
          <table:table-cell table:number-columns-repeated="16381" table:style-name="ce3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33"/>
          <table:table-cell table:style-name="ce110"/>
          <table:table-cell table:number-columns-repeated="16380" table:style-name="ce33"/>
        </table:table-row>
        <table:table-row table:number-rows-repeated="1048519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33"/>
        <table:table-column table:style-name="co18" table:default-cell-style-name="ce33"/>
        <table:table-column table:style-name="co19" table:number-columns-repeated="3" table:default-cell-style-name="ce33"/>
        <table:table-column table:style-name="co18" table:number-columns-repeated="8" table:default-cell-style-name="ce33"/>
        <table:table-column table:style-name="co20" table:default-cell-style-name="ce33"/>
        <table:table-column table:style-name="co18" table:default-cell-style-name="ce57"/>
        <table:table-column table:style-name="co21" table:default-cell-style-name="ce111"/>
        <table:table-column table:style-name="co22" table:default-cell-style-name="ce33"/>
        <table:table-column table:style-name="co23" table:number-columns-repeated="2" table:default-cell-style-name="ce33"/>
        <table:table-column table:style-name="co1" table:default-cell-style-name="ce33"/>
        <table:table-column table:style-name="co24" table:number-columns-repeated="2" table:default-cell-style-name="ce33"/>
        <table:table-column table:style-name="co22" table:default-cell-style-name="ce33"/>
        <table:table-column table:style-name="co25" table:default-cell-style-name="ce33"/>
        <table:table-column table:style-name="co26" table:default-cell-style-name="ce33"/>
        <table:table-column table:style-name="co1" table:default-cell-style-name="ce33"/>
        <table:table-column table:style-name="co25" table:default-cell-style-name="ce33"/>
        <table:table-column table:style-name="co27" table:number-columns-repeated="3" table:default-cell-style-name="ce33"/>
        <table:table-column table:style-name="co16" table:number-columns-repeated="16354" table:default-cell-style-name="ce33"/>
        <table:table-row table:style-name="ro22">
          <table:table-cell table:number-columns-repeated="14" table:style-name="ce33"/>
          <table:table-cell table:style-name="ce57"/>
          <table:table-cell table:style-name="ce111"/>
          <table:table-cell table:number-columns-repeated="16368" table:style-name="ce33"/>
        </table:table-row>
        <table:table-row table:style-name="ro23">
          <table:table-cell office:value-type="string" table:number-columns-spanned="15" table:number-rows-spanned="1" table:style-name="ce322">
            <text:p>民 國 109 年 3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323">
            <text:p>民 國 109 年 3 月 戶 口 統 計 速 報 表 (縣市別)(續)</text:p>
          </table:table-cell>
          <table:covered-table-cell table:number-columns-repeated="14"/>
          <table:table-cell table:number-columns-repeated="16354" table:style-name="ce33"/>
        </table:table-row>
        <table:table-row table:style-name="ro5">
          <table:table-cell table:number-columns-repeated="14" table:style-name="ce112"/>
          <table:table-cell table:style-name="ce173"/>
          <table:table-cell table:style-name="ce113"/>
          <table:table-cell table:number-columns-repeated="13" table:style-name="ce112"/>
          <table:table-cell office:value-type="string" table:style-name="ce35">
            <text:p>單位：人；‰；對</text:p>
          </table:table-cell>
          <table:table-cell table:number-columns-repeated="16354" table:style-name="ce33"/>
        </table:table-row>
        <table:table-row table:style-name="ro24">
          <table:table-cell office:value-type="string" table:number-columns-spanned="1" table:number-rows-spanned="3" table:style-name="ce301">
            <text:p>區 域 別</text:p>
          </table:table-cell>
          <table:table-cell office:value-type="string" table:number-columns-spanned="1" table:number-rows-spanned="3" table:style-name="ce297">
            <text:p>戶　數</text:p>
          </table:table-cell>
          <table:table-cell office:value-type="string" table:style-name="ce36">
            <text:p>人</text:p>
          </table:table-cell>
          <table:table-cell office:value-type="string" table:style-name="ce36">
            <text:p>口</text:p>
          </table:table-cell>
          <table:table-cell office:value-type="string" table:style-name="ce36">
            <text:p>數</text:p>
          </table:table-cell>
          <table:table-cell office:value-type="string" table:style-name="ce114">
            <text:p>出　 <text:s text:c="2"/>　　生</text:p>
          </table:table-cell>
          <table:table-cell table:number-columns-repeated="3" table:style-name="ce115"/>
          <table:table-cell office:value-type="string" table:style-name="ce114">
            <text:p>死 <text:s text:c="4"/>　　亡</text:p>
          </table:table-cell>
          <table:table-cell table:number-columns-repeated="3" table:style-name="ce115"/>
          <table:table-cell office:value-type="string" table:number-columns-spanned="2" table:number-rows-spanned="1" table:style-name="ce366">
            <text:p>自 然 增 加</text:p>
          </table:table-cell>
          <table:covered-table-cell/>
          <table:table-cell office:value-type="string" table:number-columns-spanned="6" table:number-rows-spanned="1" table:style-name="ce36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7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64">
            <text:p>遷入</text:p>
            <text:p>人數</text:p>
          </table:table-cell>
          <table:table-cell office:value-type="string" table:number-columns-spanned="1" table:number-rows-spanned="4" table:style-name="ce364">
            <text:p>遷出</text:p>
            <text:p>人數</text:p>
          </table:table-cell>
          <table:table-cell office:value-type="string" table:number-columns-spanned="1" table:number-rows-spanned="4" table:style-name="ce369">
            <text:p>原住民</text:p>
            <text:p>人口數</text:p>
          </table:table-cell>
          <table:table-cell table:style-name="ce116"/>
          <table:table-cell table:number-columns-repeated="16353"/>
        </table:table-row>
        <table:table-row table:style-name="ro25">
          <table:covered-table-cell/>
          <table:covered-table-cell/>
          <table:table-cell office:value-type="string" table:number-columns-spanned="1" table:number-rows-spanned="2" table:style-name="ce297">
            <text:p>計</text:p>
          </table:table-cell>
          <table:table-cell office:value-type="string" table:number-columns-spanned="1" table:number-rows-spanned="2" table:style-name="ce297">
            <text:p>男</text:p>
          </table:table-cell>
          <table:table-cell office:value-type="string" table:number-columns-spanned="1" table:number-rows-spanned="2" table:style-name="ce297">
            <text:p>女</text:p>
          </table:table-cell>
          <table:table-cell office:value-type="string" table:number-columns-spanned="1" table:number-rows-spanned="3" table:style-name="ce366">
            <text:p>計</text:p>
          </table:table-cell>
          <table:table-cell office:value-type="string" table:number-columns-spanned="1" table:number-rows-spanned="3" table:style-name="ce366">
            <text:p>男</text:p>
          </table:table-cell>
          <table:table-cell office:value-type="string" table:number-columns-spanned="1" table:number-rows-spanned="3" table:style-name="ce366">
            <text:p>女</text:p>
          </table:table-cell>
          <table:table-cell office:value-type="string" table:style-name="ce117">
            <text:p>折合年</text:p>
          </table:table-cell>
          <table:table-cell office:value-type="string" table:number-columns-spanned="1" table:number-rows-spanned="3" table:style-name="ce366">
            <text:p>計</text:p>
          </table:table-cell>
          <table:table-cell office:value-type="string" table:number-columns-spanned="1" table:number-rows-spanned="3" table:style-name="ce366">
            <text:p>男</text:p>
          </table:table-cell>
          <table:table-cell office:value-type="string" table:number-columns-spanned="1" table:number-rows-spanned="3" table:style-name="ce366">
            <text:p>女</text:p>
          </table:table-cell>
          <table:table-cell office:value-type="string" table:style-name="ce118">
            <text:p>折合年</text:p>
          </table:table-cell>
          <table:table-cell table:style-name="ce119"/>
          <table:table-cell office:value-type="string" table:style-name="ce172">
            <text:p>折合年自</text:p>
          </table:table-cell>
          <table:table-cell office:value-type="string" table:number-columns-spanned="1" table:number-rows-spanned="3" table:style-name="ce370">
            <text:p>合 計</text:p>
          </table:table-cell>
          <table:table-cell office:value-type="string" table:number-columns-spanned="1" table:number-rows-spanned="3" table:style-name="ce365">
            <text:p>不同性別</text:p>
          </table:table-cell>
          <table:table-cell office:value-type="string" table:number-columns-spanned="3" table:number-rows-spanned="1" table:style-name="ce367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table-cell office:value-type="string" table:number-columns-spanned="1" table:number-rows-spanned="3" table:style-name="ce367">
            <text:p>合 計</text:p>
          </table:table-cell>
          <table:table-cell office:value-type="string" table:number-columns-spanned="1" table:number-rows-spanned="3" table:style-name="ce365">
            <text:p>不同性別</text:p>
          </table:table-cell>
          <table:table-cell office:value-type="string" table:number-columns-spanned="3" table:number-rows-spanned="1" table:style-name="ce367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covered-table-cell/>
          <table:covered-table-cell/>
          <table:covered-table-cell/>
          <table:table-cell table:style-name="ce116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粗出生率</text:p>
          </table:table-cell>
          <table:covered-table-cell/>
          <table:covered-table-cell/>
          <table:covered-table-cell/>
          <table:table-cell office:value-type="string" table:style-name="ce39">
            <text:p>粗死亡率</text:p>
          </table:table-cell>
          <table:table-cell office:value-type="string" table:style-name="ce38">
            <text:p>人數</text:p>
          </table:table-cell>
          <table:table-cell office:value-type="string" table:style-name="ce120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計</text:p>
          </table:table-cell>
          <table:table-cell office:value-type="string" table:number-columns-spanned="1" table:number-rows-spanned="2" table:style-name="ce367">
            <text:p>男</text:p>
          </table:table-cell>
          <table:table-cell office:value-type="string" table:number-columns-spanned="1" table:number-rows-spanned="2" table:style-name="ce368">
            <text:p>女</text:p>
          </table:table-cell>
          <table:table-cell office:value-type="string" table:style-name="ce4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計</text:p>
          </table:table-cell>
          <table:table-cell office:value-type="string" table:number-columns-spanned="1" table:number-rows-spanned="2" table:style-name="ce367">
            <text:p>男</text:p>
          </table:table-cell>
          <table:table-cell office:value-type="string" table:number-columns-spanned="1" table:number-rows-spanned="2" table:style-name="ce368">
            <text:p>女</text:p>
          </table:table-cell>
          <table:table-cell office:value-type="string" table:style-name="ce40">
            <text:p>粗離婚率</text:p>
          </table:table-cell>
          <table:covered-table-cell/>
          <table:covered-table-cell/>
          <table:covered-table-cell/>
          <table:table-cell table:style-name="ce121"/>
          <table:table-cell table:number-columns-repeated="16353"/>
        </table:table-row>
        <table:table-row table:style-name="ro3">
          <table:table-cell table:number-columns-repeated="2" table:style-name="ce122"/>
          <table:table-cell table:style-name="ce123"/>
          <table:table-cell table:number-columns-repeated="2" table:style-name="ce124"/>
          <table:covered-table-cell/>
          <table:covered-table-cell/>
          <table:covered-table-cell/>
          <table:table-cell office:value-type="string" table:style-name="ce125">
            <text:p>‰</text:p>
          </table:table-cell>
          <table:covered-table-cell/>
          <table:covered-table-cell/>
          <table:covered-table-cell/>
          <table:table-cell office:value-type="string" table:style-name="ce125">
            <text:p>‰</text:p>
          </table:table-cell>
          <table:table-cell table:style-name="ce124"/>
          <table:table-cell office:value-type="string" table:style-name="ce17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table-cell table:style-name="ce126"/>
          <table:table-cell table:number-columns-repeated="16353"/>
        </table:table-row>
        <table:table-row table:style-name="ro26">
          <table:table-cell office:value-type="string" table:style-name="ce127">
            <text:p>總 <text:s text:c="7"/>計</text:p>
          </table:table-cell>
          <table:table-cell office:value-type="float" office:value="8848368" table:style-name="ce52">
            <text:p>8,848,368</text:p>
          </table:table-cell>
          <table:table-cell office:value-type="float" office:value="23596493" table:style-name="ce52">
            <text:p>23,596,493</text:p>
          </table:table-cell>
          <table:table-cell office:value-type="float" office:value="11697977" table:style-name="ce52">
            <text:p>11,697,977</text:p>
          </table:table-cell>
          <table:table-cell office:value-type="float" office:value="11898516" table:style-name="ce52">
            <text:p>11,898,516</text:p>
          </table:table-cell>
          <table:table-cell office:value-type="float" office:value="14368" table:style-name="ce52">
            <text:p>14,368</text:p>
          </table:table-cell>
          <table:table-cell office:value-type="float" office:value="7439" table:style-name="ce52">
            <text:p>7,439</text:p>
          </table:table-cell>
          <table:table-cell office:value-type="float" office:value="6929" table:style-name="ce52">
            <text:p>6,929</text:p>
          </table:table-cell>
          <table:table-cell office:value-type="float" office:value="7.19" table:style-name="ce128">
            <text:p><text:s text:c="3"/>7.19</text:p>
          </table:table-cell>
          <table:table-cell office:value-type="float" office:value="16083" table:style-name="ce52">
            <text:p>16,083</text:p>
          </table:table-cell>
          <table:table-cell office:value-type="float" office:value="9449" table:style-name="ce52">
            <text:p>9,449</text:p>
          </table:table-cell>
          <table:table-cell office:value-type="float" office:value="6634" table:style-name="ce52">
            <text:p>6,634</text:p>
          </table:table-cell>
          <table:table-cell office:value-type="float" office:value="8.0500000000000007" table:style-name="ce128">
            <text:p><text:s text:c="3"/>8.05</text:p>
          </table:table-cell>
          <table:table-cell office:value-type="float" office:value="-1715" table:style-name="ce206">
            <text:p>－ <text:s text:c="4"/>1,715</text:p>
          </table:table-cell>
          <table:table-cell office:value-type="float" office:value="-0.86" table:style-name="ce207">
            <text:p>－ <text:s/>0.86</text:p>
          </table:table-cell>
          <table:table-cell office:value-type="float" office:value="9378" table:style-name="ce64">
            <text:p><text:s text:c="3"/>9,378</text:p>
          </table:table-cell>
          <table:table-cell office:value-type="float" office:value="9227" table:style-name="ce64">
            <text:p><text:s text:c="3"/>9,227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50" table:style-name="ce64">
            <text:p><text:s text:c="3"/>50</text:p>
          </table:table-cell>
          <table:table-cell office:value-type="float" office:value="101" table:style-name="ce64">
            <text:p><text:s text:c="3"/>101</text:p>
          </table:table-cell>
          <table:table-cell office:value-type="float" office:value="4.6900000000000004" table:style-name="ce129">
            <text:p><text:s text:c="3"/>4.69</text:p>
          </table:table-cell>
          <table:table-cell office:value-type="float" office:value="4654" table:style-name="ce130">
            <text:p>4,654</text:p>
          </table:table-cell>
          <table:table-cell office:value-type="float" office:value="4624" table:style-name="ce130">
            <text:p>4,624</text:p>
          </table:table-cell>
          <table:table-cell office:value-type="float" office:value="30" table:style-name="ce156">
            <text:p>30<text:s/></text:p>
          </table:table-cell>
          <table:table-cell office:value-type="float" office:value="10" table:style-name="ce156">
            <text:p>10<text:s/></text:p>
          </table:table-cell>
          <table:table-cell office:value-type="float" office:value="20" table:style-name="ce156">
            <text:p>20<text:s/></text:p>
          </table:table-cell>
          <table:table-cell office:value-type="float" office:value="2.33" table:style-name="ce129">
            <text:p><text:s text:c="3"/>2.33</text:p>
          </table:table-cell>
          <table:table-cell office:value-type="float" office:value="87117" table:style-name="ce71">
            <text:p>87,117</text:p>
          </table:table-cell>
          <table:table-cell office:value-type="float" office:value="89812" table:style-name="ce71">
            <text:p>89,812</text:p>
          </table:table-cell>
          <table:table-cell office:value-type="float" office:value="572675" table:style-name="ce71">
            <text:p>572,675</text:p>
          </table:table-cell>
          <table:table-cell table:style-name="ce71"/>
          <table:table-cell table:number-columns-repeated="16353"/>
        </table:table-row>
        <table:table-row table:style-name="ro27">
          <table:table-cell office:value-type="string" table:style-name="ce131">
            <text:p>新 <text:s/>北 <text:s/>市</text:p>
          </table:table-cell>
          <table:table-cell office:value-type="float" office:value="1588248" table:style-name="ce132">
            <text:p>1,588,248</text:p>
          </table:table-cell>
          <table:table-cell office:value-type="float" office:value="4023620" table:style-name="ce52">
            <text:p>4,023,620</text:p>
          </table:table-cell>
          <table:table-cell office:value-type="float" office:value="1965544" table:style-name="ce52">
            <text:p>1,965,544</text:p>
          </table:table-cell>
          <table:table-cell office:value-type="float" office:value="2058076" table:style-name="ce52">
            <text:p>2,058,076</text:p>
          </table:table-cell>
          <table:table-cell office:value-type="float" office:value="2334" table:style-name="ce52">
            <text:p>2,334</text:p>
          </table:table-cell>
          <table:table-cell office:value-type="float" office:value="1209" table:style-name="ce52">
            <text:p>1,209</text:p>
          </table:table-cell>
          <table:table-cell office:value-type="float" office:value="1125" table:style-name="ce52">
            <text:p>1,125</text:p>
          </table:table-cell>
          <table:table-cell office:value-type="float" office:value="6.85" table:style-name="ce128">
            <text:p><text:s text:c="3"/>6.85</text:p>
          </table:table-cell>
          <table:table-cell office:value-type="float" office:value="2256" table:style-name="ce52">
            <text:p>2,256</text:p>
          </table:table-cell>
          <table:table-cell office:value-type="float" office:value="1295" table:style-name="ce52">
            <text:p>1,295</text:p>
          </table:table-cell>
          <table:table-cell office:value-type="float" office:value="961" table:style-name="ce52">
            <text:p>961</text:p>
          </table:table-cell>
          <table:table-cell office:value-type="float" office:value="6.62" table:style-name="ce128">
            <text:p><text:s text:c="3"/>6.62</text:p>
          </table:table-cell>
          <table:table-cell office:value-type="float" office:value="78" table:style-name="ce206">
            <text:p><text:s text:c="3"/>78</text:p>
          </table:table-cell>
          <table:table-cell office:value-type="float" office:value="0.23" table:style-name="ce207">
            <text:p><text:s text:c="4"/>0.23</text:p>
          </table:table-cell>
          <table:table-cell office:value-type="float" office:value="1612" table:style-name="ce133">
            <text:p><text:s text:c="3"/>1,612</text:p>
          </table:table-cell>
          <table:table-cell office:value-type="float" office:value="1589" table:style-name="ce133">
            <text:p><text:s text:c="3"/>1,589</text:p>
          </table:table-cell>
          <table:table-cell office:value-type="float" office:value="23" table:style-name="ce133">
            <text:p><text:s text:c="3"/>23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18" table:style-name="ce133">
            <text:p><text:s text:c="3"/>18</text:p>
          </table:table-cell>
          <table:table-cell office:value-type="float" office:value="4.7300000000000004" table:style-name="ce134">
            <text:p><text:s text:c="3"/>4.73</text:p>
          </table:table-cell>
          <table:table-cell office:value-type="float" office:value="788" table:style-name="ce135">
            <text:p><text:s text:c="4"/>788</text:p>
          </table:table-cell>
          <table:table-cell office:value-type="float" office:value="785" table:style-name="ce135">
            <text:p><text:s text:c="4"/>785</text:p>
          </table:table-cell>
          <table:table-cell office:value-type="float" office:value="3" table:style-name="ce157">
            <text:p>3<text:s/></text:p>
          </table:table-cell>
          <table:table-cell office:value-type="float" office:value="2" table:style-name="ce157">
            <text:p>2<text:s/></text:p>
          </table:table-cell>
          <table:table-cell office:value-type="float" office:value="1" table:style-name="ce157">
            <text:p>1<text:s/></text:p>
          </table:table-cell>
          <table:table-cell office:value-type="float" office:value="2.31" table:style-name="ce134">
            <text:p><text:s text:c="3"/>2.31</text:p>
          </table:table-cell>
          <table:table-cell office:value-type="float" office:value="15466" table:style-name="ce136">
            <text:p>15,466</text:p>
          </table:table-cell>
          <table:table-cell office:value-type="float" office:value="14374" table:style-name="ce136">
            <text:p>14,374</text:p>
          </table:table-cell>
          <table:table-cell office:value-type="float" office:value="56775" table:style-name="ce136">
            <text:p>56,775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臺 <text:s/>北 <text:s/>市</text:p>
          </table:table-cell>
          <table:table-cell office:value-type="float" office:value="1060047" table:style-name="ce132">
            <text:p>1,060,047</text:p>
          </table:table-cell>
          <table:table-cell office:value-type="float" office:value="2635286" table:style-name="ce52">
            <text:p>2,635,286</text:p>
          </table:table-cell>
          <table:table-cell office:value-type="float" office:value="1254826" table:style-name="ce52">
            <text:p>1,254,826</text:p>
          </table:table-cell>
          <table:table-cell office:value-type="float" office:value="1380460" table:style-name="ce52">
            <text:p>1,380,460</text:p>
          </table:table-cell>
          <table:table-cell office:value-type="float" office:value="1661" table:style-name="ce52">
            <text:p>1,661</text:p>
          </table:table-cell>
          <table:table-cell office:value-type="float" office:value="870" table:style-name="ce52">
            <text:p>870</text:p>
          </table:table-cell>
          <table:table-cell office:value-type="float" office:value="791" table:style-name="ce52">
            <text:p>791</text:p>
          </table:table-cell>
          <table:table-cell office:value-type="float" office:value="7.44" table:style-name="ce128">
            <text:p><text:s text:c="3"/>7.44</text:p>
          </table:table-cell>
          <table:table-cell office:value-type="float" office:value="1601" table:style-name="ce52">
            <text:p>1,601</text:p>
          </table:table-cell>
          <table:table-cell office:value-type="float" office:value="910" table:style-name="ce52">
            <text:p>910</text:p>
          </table:table-cell>
          <table:table-cell office:value-type="float" office:value="691" table:style-name="ce52">
            <text:p>691</text:p>
          </table:table-cell>
          <table:table-cell office:value-type="float" office:value="7.17" table:style-name="ce128">
            <text:p><text:s text:c="3"/>7.17</text:p>
          </table:table-cell>
          <table:table-cell office:value-type="float" office:value="60" table:style-name="ce56">
            <text:p>60</text:p>
          </table:table-cell>
          <table:table-cell office:value-type="float" office:value="0.27" table:style-name="ce208">
            <text:p><text:s text:c="3"/>0.27</text:p>
          </table:table-cell>
          <table:table-cell office:value-type="float" office:value="954" table:style-name="ce133">
            <text:p><text:s text:c="3"/>954</text:p>
          </table:table-cell>
          <table:table-cell office:value-type="float" office:value="934" table:style-name="ce133">
            <text:p><text:s text:c="3"/>934</text:p>
          </table:table-cell>
          <table:table-cell office:value-type="float" office:value="20" table:style-name="ce133">
            <text:p><text:s text:c="3"/>20</text:p>
          </table:table-cell>
          <table:table-cell office:value-type="float" office:value="13" table:style-name="ce133">
            <text:p><text:s text:c="3"/>13</text:p>
          </table:table-cell>
          <table:table-cell office:value-type="float" office:value="7" table:style-name="ce133">
            <text:p><text:s text:c="3"/>7</text:p>
          </table:table-cell>
          <table:table-cell office:value-type="float" office:value="4.2699999999999996" table:style-name="ce134">
            <text:p><text:s text:c="3"/>4.27</text:p>
          </table:table-cell>
          <table:table-cell office:value-type="float" office:value="412" table:style-name="ce135">
            <text:p><text:s text:c="4"/>412</text:p>
          </table:table-cell>
          <table:table-cell office:value-type="float" office:value="408" table:style-name="ce135">
            <text:p><text:s text:c="4"/>408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1.84" table:style-name="ce134">
            <text:p><text:s text:c="3"/>1.84</text:p>
          </table:table-cell>
          <table:table-cell office:value-type="float" office:value="10092" table:style-name="ce136">
            <text:p>10,092</text:p>
          </table:table-cell>
          <table:table-cell office:value-type="float" office:value="13950" table:style-name="ce136">
            <text:p>13,950</text:p>
          </table:table-cell>
          <table:table-cell office:value-type="float" office:value="17055" table:style-name="ce136">
            <text:p>17,055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桃 <text:s/>園 <text:s/>市</text:p>
          </table:table-cell>
          <table:table-cell office:value-type="float" office:value="829730" table:style-name="ce132">
            <text:p>829,730</text:p>
          </table:table-cell>
          <table:table-cell office:value-type="float" office:value="2254363" table:style-name="ce52">
            <text:p>2,254,363</text:p>
          </table:table-cell>
          <table:table-cell office:value-type="float" office:value="1118287" table:style-name="ce52">
            <text:p>1,118,287</text:p>
          </table:table-cell>
          <table:table-cell office:value-type="float" office:value="1136076" table:style-name="ce52">
            <text:p>1,136,076</text:p>
          </table:table-cell>
          <table:table-cell office:value-type="float" office:value="1881" table:style-name="ce52">
            <text:p>1,881</text:p>
          </table:table-cell>
          <table:table-cell office:value-type="float" office:value="960" table:style-name="ce52">
            <text:p>960</text:p>
          </table:table-cell>
          <table:table-cell office:value-type="float" office:value="921" table:style-name="ce52">
            <text:p>921</text:p>
          </table:table-cell>
          <table:table-cell office:value-type="float" office:value="9.85" table:style-name="ce128">
            <text:p><text:s text:c="3"/>9.85</text:p>
          </table:table-cell>
          <table:table-cell office:value-type="float" office:value="1227" table:style-name="ce52">
            <text:p>1,227</text:p>
          </table:table-cell>
          <table:table-cell office:value-type="float" office:value="748" table:style-name="ce52">
            <text:p>748</text:p>
          </table:table-cell>
          <table:table-cell office:value-type="float" office:value="479" table:style-name="ce52">
            <text:p>479</text:p>
          </table:table-cell>
          <table:table-cell office:value-type="float" office:value="6.43" table:style-name="ce128">
            <text:p><text:s text:c="3"/>6.43</text:p>
          </table:table-cell>
          <table:table-cell office:value-type="float" office:value="654" table:style-name="ce56">
            <text:p>654</text:p>
          </table:table-cell>
          <table:table-cell office:value-type="float" office:value="3.43" table:style-name="ce208">
            <text:p><text:s text:c="3"/>3.43</text:p>
          </table:table-cell>
          <table:table-cell office:value-type="float" office:value="1029" table:style-name="ce133">
            <text:p><text:s text:c="3"/>1,029</text:p>
          </table:table-cell>
          <table:table-cell office:value-type="float" office:value="1012" table:style-name="ce133">
            <text:p><text:s text:c="3"/>1,012</text:p>
          </table:table-cell>
          <table:table-cell office:value-type="float" office:value="17" table:style-name="ce133">
            <text:p><text:s text:c="3"/>17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5.39" table:style-name="ce134">
            <text:p><text:s text:c="3"/>5.39</text:p>
          </table:table-cell>
          <table:table-cell office:value-type="float" office:value="545" table:style-name="ce135">
            <text:p><text:s text:c="4"/>545</text:p>
          </table:table-cell>
          <table:table-cell office:value-type="float" office:value="542" table:style-name="ce135">
            <text:p><text:s text:c="4"/>542</text:p>
          </table:table-cell>
          <table:table-cell office:value-type="float" office:value="3" table:style-name="ce157">
            <text:p>3<text:s/>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" table:style-name="ce157">
            <text:p>2<text:s/></text:p>
          </table:table-cell>
          <table:table-cell office:value-type="float" office:value="2.86" table:style-name="ce134">
            <text:p><text:s text:c="3"/>2.86</text:p>
          </table:table-cell>
          <table:table-cell office:value-type="float" office:value="8991" table:style-name="ce136">
            <text:p>8,991</text:p>
          </table:table-cell>
          <table:table-cell office:value-type="float" office:value="8117" table:style-name="ce136">
            <text:p>8,117</text:p>
          </table:table-cell>
          <table:table-cell office:value-type="float" office:value="76280" table:style-name="ce136">
            <text:p>76,280</text:p>
          </table:table-cell>
          <table:table-cell table:style-name="ce71"/>
          <table:table-cell table:number-columns-repeated="16353"/>
        </table:table-row>
        <table:table-row table:style-name="ro28">
          <table:table-cell office:value-type="string" table:style-name="ce131">
            <text:p>臺 <text:s/>中 <text:s/>市</text:p>
          </table:table-cell>
          <table:table-cell office:value-type="float" office:value="989523" table:style-name="ce132">
            <text:p>989,523</text:p>
          </table:table-cell>
          <table:table-cell office:value-type="float" office:value="2816667" table:style-name="ce52">
            <text:p>2,816,667</text:p>
          </table:table-cell>
          <table:table-cell office:value-type="float" office:value="1384505" table:style-name="ce52">
            <text:p>1,384,505</text:p>
          </table:table-cell>
          <table:table-cell office:value-type="float" office:value="1432162" table:style-name="ce52">
            <text:p>1,432,162</text:p>
          </table:table-cell>
          <table:table-cell office:value-type="float" office:value="1784" table:style-name="ce52">
            <text:p>1,784</text:p>
          </table:table-cell>
          <table:table-cell office:value-type="float" office:value="910" table:style-name="ce52">
            <text:p>910</text:p>
          </table:table-cell>
          <table:table-cell office:value-type="float" office:value="874" table:style-name="ce52">
            <text:p>874</text:p>
          </table:table-cell>
          <table:table-cell office:value-type="float" office:value="7.48" table:style-name="ce128">
            <text:p><text:s text:c="3"/>7.48</text:p>
          </table:table-cell>
          <table:table-cell office:value-type="float" office:value="1663" table:style-name="ce52">
            <text:p>1,663</text:p>
          </table:table-cell>
          <table:table-cell office:value-type="float" office:value="977" table:style-name="ce52">
            <text:p>977</text:p>
          </table:table-cell>
          <table:table-cell office:value-type="float" office:value="686" table:style-name="ce52">
            <text:p>686</text:p>
          </table:table-cell>
          <table:table-cell office:value-type="float" office:value="6.97" table:style-name="ce128">
            <text:p><text:s text:c="3"/>6.97</text:p>
          </table:table-cell>
          <table:table-cell office:value-type="float" office:value="121" table:style-name="ce206">
            <text:p><text:s text:c="3"/>121</text:p>
          </table:table-cell>
          <table:table-cell office:value-type="float" office:value="0.51" table:style-name="ce207">
            <text:p><text:s text:c="4"/>0.51</text:p>
          </table:table-cell>
          <table:table-cell office:value-type="float" office:value="1182" table:style-name="ce133">
            <text:p><text:s text:c="3"/>1,182</text:p>
          </table:table-cell>
          <table:table-cell office:value-type="float" office:value="1158" table:style-name="ce133">
            <text:p><text:s text:c="3"/>1,158</text:p>
          </table:table-cell>
          <table:table-cell office:value-type="float" office:value="24" table:style-name="ce133">
            <text:p><text:s text:c="3"/>24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15" table:style-name="ce133">
            <text:p><text:s text:c="3"/>15</text:p>
          </table:table-cell>
          <table:table-cell office:value-type="float" office:value="4.96" table:style-name="ce134">
            <text:p><text:s text:c="3"/>4.96</text:p>
          </table:table-cell>
          <table:table-cell office:value-type="float" office:value="573" table:style-name="ce135">
            <text:p><text:s text:c="4"/>573</text:p>
          </table:table-cell>
          <table:table-cell office:value-type="float" office:value="569" table:style-name="ce135">
            <text:p><text:s text:c="4"/>569</text:p>
          </table:table-cell>
          <table:table-cell office:value-type="float" office:value="4" table:style-name="ce157">
            <text:p>4<text:s/></text:p>
          </table:table-cell>
          <table:table-cell office:value-type="float" office:value="1" table:style-name="ce157">
            <text:p>1<text:s/></text:p>
          </table:table-cell>
          <table:table-cell office:value-type="float" office:value="3" table:style-name="ce157">
            <text:p>3<text:s/></text:p>
          </table:table-cell>
          <table:table-cell office:value-type="float" office:value="2.4" table:style-name="ce134">
            <text:p><text:s text:c="3"/>2.40</text:p>
          </table:table-cell>
          <table:table-cell office:value-type="float" office:value="11683" table:style-name="ce136">
            <text:p>11,683</text:p>
          </table:table-cell>
          <table:table-cell office:value-type="float" office:value="11189" table:style-name="ce136">
            <text:p>11,189</text:p>
          </table:table-cell>
          <table:table-cell office:value-type="float" office:value="35435" table:style-name="ce136">
            <text:p>35,435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臺 <text:s/>南 <text:s/>市</text:p>
          </table:table-cell>
          <table:table-cell office:value-type="float" office:value="697185" table:style-name="ce132">
            <text:p>697,185</text:p>
          </table:table-cell>
          <table:table-cell office:value-type="float" office:value="1879115" table:style-name="ce52">
            <text:p>1,879,115</text:p>
          </table:table-cell>
          <table:table-cell office:value-type="float" office:value="936237" table:style-name="ce52">
            <text:p>936,237</text:p>
          </table:table-cell>
          <table:table-cell office:value-type="float" office:value="942878" table:style-name="ce52">
            <text:p>942,878</text:p>
          </table:table-cell>
          <table:table-cell office:value-type="float" office:value="964" table:style-name="ce52">
            <text:p>964</text:p>
          </table:table-cell>
          <table:table-cell office:value-type="float" office:value="511" table:style-name="ce52">
            <text:p>511</text:p>
          </table:table-cell>
          <table:table-cell office:value-type="float" office:value="453" table:style-name="ce52">
            <text:p>453</text:p>
          </table:table-cell>
          <table:table-cell office:value-type="float" office:value="6.06" table:style-name="ce128">
            <text:p><text:s text:c="3"/>6.06</text:p>
          </table:table-cell>
          <table:table-cell office:value-type="float" office:value="1365" table:style-name="ce52">
            <text:p>1,365</text:p>
          </table:table-cell>
          <table:table-cell office:value-type="float" office:value="790" table:style-name="ce52">
            <text:p>790</text:p>
          </table:table-cell>
          <table:table-cell office:value-type="float" office:value="575" table:style-name="ce52">
            <text:p>575</text:p>
          </table:table-cell>
          <table:table-cell office:value-type="float" office:value="8.58" table:style-name="ce128">
            <text:p><text:s text:c="3"/>8.58</text:p>
          </table:table-cell>
          <table:table-cell office:value-type="float" office:value="-401" table:style-name="ce146">
            <text:p>－ <text:s text:c="2"/>401</text:p>
          </table:table-cell>
          <table:table-cell office:value-type="float" office:value="-2.52" table:style-name="ce207">
            <text:p>－ <text:s/>2.52</text:p>
          </table:table-cell>
          <table:table-cell office:value-type="float" office:value="748" table:style-name="ce133">
            <text:p><text:s text:c="3"/>748</text:p>
          </table:table-cell>
          <table:table-cell office:value-type="float" office:value="733" table:style-name="ce133">
            <text:p><text:s text:c="3"/>733</text:p>
          </table:table-cell>
          <table:table-cell office:value-type="float" office:value="15" table:style-name="ce133">
            <text:p><text:s text:c="3"/>15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4.7" table:style-name="ce134">
            <text:p><text:s text:c="3"/>4.70</text:p>
          </table:table-cell>
          <table:table-cell office:value-type="float" office:value="385" table:style-name="ce135">
            <text:p><text:s text:c="4"/>385</text:p>
          </table:table-cell>
          <table:table-cell office:value-type="float" office:value="384" table:style-name="ce135">
            <text:p><text:s text:c="4"/>384</text:p>
          </table:table-cell>
          <table:table-cell office:value-type="float" office:value="1" table:style-name="ce157">
            <text:p>1<text:s/>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57">
            <text:p>1<text:s/></text:p>
          </table:table-cell>
          <table:table-cell office:value-type="float" office:value="2.42" table:style-name="ce134">
            <text:p><text:s text:c="3"/>2.42</text:p>
          </table:table-cell>
          <table:table-cell office:value-type="float" office:value="6624" table:style-name="ce136">
            <text:p>6,624</text:p>
          </table:table-cell>
          <table:table-cell office:value-type="float" office:value="6755" table:style-name="ce136">
            <text:p>6,755</text:p>
          </table:table-cell>
          <table:table-cell office:value-type="float" office:value="8258" table:style-name="ce136">
            <text:p>8,258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高 <text:s/>雄 <text:s/>市</text:p>
          </table:table-cell>
          <table:table-cell office:value-type="float" office:value="1111540" table:style-name="ce132">
            <text:p>1,111,540</text:p>
          </table:table-cell>
          <table:table-cell office:value-type="float" office:value="2773984" table:style-name="ce52">
            <text:p>2,773,984</text:p>
          </table:table-cell>
          <table:table-cell office:value-type="float" office:value="1369483" table:style-name="ce52">
            <text:p>1,369,483</text:p>
          </table:table-cell>
          <table:table-cell office:value-type="float" office:value="1404501" table:style-name="ce52">
            <text:p>1,404,501</text:p>
          </table:table-cell>
          <table:table-cell office:value-type="float" office:value="1542" table:style-name="ce52">
            <text:p>1,542</text:p>
          </table:table-cell>
          <table:table-cell office:value-type="float" office:value="819" table:style-name="ce52">
            <text:p>819</text:p>
          </table:table-cell>
          <table:table-cell office:value-type="float" office:value="723" table:style-name="ce52">
            <text:p>723</text:p>
          </table:table-cell>
          <table:table-cell office:value-type="float" office:value="6.56" table:style-name="ce128">
            <text:p><text:s text:c="3"/>6.56</text:p>
          </table:table-cell>
          <table:table-cell office:value-type="float" office:value="2038" table:style-name="ce52">
            <text:p>2,038</text:p>
          </table:table-cell>
          <table:table-cell office:value-type="float" office:value="1203" table:style-name="ce52">
            <text:p>1,203</text:p>
          </table:table-cell>
          <table:table-cell office:value-type="float" office:value="835" table:style-name="ce52">
            <text:p>835</text:p>
          </table:table-cell>
          <table:table-cell office:value-type="float" office:value="8.67" table:style-name="ce128">
            <text:p><text:s text:c="3"/>8.67</text:p>
          </table:table-cell>
          <table:table-cell office:value-type="float" office:value="-496" table:style-name="ce146">
            <text:p>－ <text:s text:c="2"/>496</text:p>
          </table:table-cell>
          <table:table-cell office:value-type="float" office:value="-2.11" table:style-name="ce207">
            <text:p>－ <text:s/>2.11</text:p>
          </table:table-cell>
          <table:table-cell office:value-type="float" office:value="1078" table:style-name="ce133">
            <text:p><text:s text:c="3"/>1,078</text:p>
          </table:table-cell>
          <table:table-cell office:value-type="float" office:value="1049" table:style-name="ce133">
            <text:p><text:s text:c="3"/>1,049</text:p>
          </table:table-cell>
          <table:table-cell office:value-type="float" office:value="29" table:style-name="ce133">
            <text:p><text:s text:c="3"/>29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23" table:style-name="ce133">
            <text:p><text:s text:c="3"/>23</text:p>
          </table:table-cell>
          <table:table-cell office:value-type="float" office:value="4.59" table:style-name="ce134">
            <text:p><text:s text:c="3"/>4.59</text:p>
          </table:table-cell>
          <table:table-cell office:value-type="float" office:value="563" table:style-name="ce135">
            <text:p><text:s text:c="4"/>563</text:p>
          </table:table-cell>
          <table:table-cell office:value-type="float" office:value="558" table:style-name="ce135">
            <text:p><text:s text:c="4"/>558</text:p>
          </table:table-cell>
          <table:table-cell office:value-type="float" office:value="5" table:style-name="ce157">
            <text:p>5<text:s/></text:p>
          </table:table-cell>
          <table:table-cell office:value-type="float" office:value="1" table:style-name="ce157">
            <text:p>1<text:s/></text:p>
          </table:table-cell>
          <table:table-cell office:value-type="float" office:value="4" table:style-name="ce157">
            <text:p>4<text:s/></text:p>
          </table:table-cell>
          <table:table-cell office:value-type="float" office:value="2.4" table:style-name="ce134">
            <text:p><text:s text:c="3"/>2.40</text:p>
          </table:table-cell>
          <table:table-cell office:value-type="float" office:value="11545" table:style-name="ce132">
            <text:p>11,545</text:p>
          </table:table-cell>
          <table:table-cell office:value-type="float" office:value="11381" table:style-name="ce132">
            <text:p>11,381</text:p>
          </table:table-cell>
          <table:table-cell office:value-type="float" office:value="35381" table:style-name="ce132">
            <text:p>35,381</text:p>
          </table:table-cell>
          <table:table-cell table:style-name="ce71"/>
          <table:table-cell table:number-columns-repeated="16353"/>
        </table:table-row>
        <table:table-row table:style-name="ro29">
          <table:table-cell office:value-type="string" table:style-name="ce137">
            <text:p><text:s/>臺 <text:s/>灣 <text:s/>省<text:s/></text:p>
          </table:table-cell>
          <table:table-cell office:value-type="float" office:value="2527537" table:style-name="ce132">
            <text:p>2,527,537</text:p>
          </table:table-cell>
          <table:table-cell office:value-type="float" office:value="7060473" table:style-name="ce52">
            <text:p>7,060,473</text:p>
          </table:table-cell>
          <table:table-cell office:value-type="float" office:value="3591736" table:style-name="ce52">
            <text:p>3,591,736</text:p>
          </table:table-cell>
          <table:table-cell office:value-type="float" office:value="3468737" table:style-name="ce52">
            <text:p>3,468,737</text:p>
          </table:table-cell>
          <table:table-cell office:value-type="float" office:value="4100" table:style-name="ce52">
            <text:p>4,100</text:p>
          </table:table-cell>
          <table:table-cell office:value-type="float" office:value="2108" table:style-name="ce52">
            <text:p>2,108</text:p>
          </table:table-cell>
          <table:table-cell office:value-type="float" office:value="1992" table:style-name="ce52">
            <text:p>1,992</text:p>
          </table:table-cell>
          <table:table-cell office:value-type="float" office:value="6.85" table:style-name="ce128">
            <text:p><text:s text:c="3"/>6.85</text:p>
          </table:table-cell>
          <table:table-cell office:value-type="float" office:value="5854" table:style-name="ce52">
            <text:p>5,854</text:p>
          </table:table-cell>
          <table:table-cell office:value-type="float" office:value="3489" table:style-name="ce52">
            <text:p>3,489</text:p>
          </table:table-cell>
          <table:table-cell office:value-type="float" office:value="2365" table:style-name="ce52">
            <text:p>2,365</text:p>
          </table:table-cell>
          <table:table-cell office:value-type="float" office:value="9.7899999999999991" table:style-name="ce128">
            <text:p><text:s text:c="3"/>9.79</text:p>
          </table:table-cell>
          <table:table-cell office:value-type="float" office:value="-1754" table:style-name="ce209">
            <text:p>－ 1,754</text:p>
          </table:table-cell>
          <table:table-cell office:value-type="float" office:value="-2.93" table:style-name="ce210">
            <text:p>－ <text:s/>2.93</text:p>
          </table:table-cell>
          <table:table-cell office:value-type="float" office:value="2733" table:style-name="ce133">
            <text:p><text:s text:c="3"/>2,733</text:p>
          </table:table-cell>
          <table:table-cell office:value-type="float" office:value="2712" table:style-name="ce133">
            <text:p><text:s text:c="3"/>2,712</text:p>
          </table:table-cell>
          <table:table-cell office:value-type="float" office:value="21" table:style-name="ce133">
            <text:p><text:s text:c="3"/>21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13" table:style-name="ce133">
            <text:p><text:s text:c="3"/>13</text:p>
          </table:table-cell>
          <table:table-cell office:value-type="float" office:value="4.57" table:style-name="ce134">
            <text:p><text:s text:c="3"/>4.57</text:p>
          </table:table-cell>
          <table:table-cell office:value-type="float" office:value="1365" table:style-name="ce135">
            <text:p><text:s text:c="4"/>1,365</text:p>
          </table:table-cell>
          <table:table-cell office:value-type="float" office:value="1356" table:style-name="ce135">
            <text:p><text:s text:c="4"/>1,356</text:p>
          </table:table-cell>
          <table:table-cell office:value-type="float" office:value="9" table:style-name="ce157">
            <text:p>9<text:s/></text:p>
          </table:table-cell>
          <table:table-cell office:value-type="float" office:value="2" table:style-name="ce157">
            <text:p>2<text:s/></text:p>
          </table:table-cell>
          <table:table-cell office:value-type="float" office:value="7" table:style-name="ce157">
            <text:p>7<text:s/></text:p>
          </table:table-cell>
          <table:table-cell office:value-type="float" office:value="2.2799999999999998" table:style-name="ce134">
            <text:p><text:s text:c="3"/>2.28</text:p>
          </table:table-cell>
          <table:table-cell office:value-type="float" office:value="22155" table:style-name="ce132">
            <text:p>22,155</text:p>
          </table:table-cell>
          <table:table-cell office:value-type="float" office:value="23307" table:style-name="ce132">
            <text:p>23,307</text:p>
          </table:table-cell>
          <table:table-cell office:value-type="float" office:value="342129" table:style-name="ce132">
            <text:p>342,129</text:p>
          </table:table-cell>
          <table:table-cell table:style-name="ce71"/>
          <table:table-cell table:number-columns-repeated="16353"/>
        </table:table-row>
        <table:table-row table:style-name="ro30">
          <table:table-cell office:value-type="string" table:style-name="ce138">
            <text:p>宜 蘭 縣</text:p>
          </table:table-cell>
          <table:table-cell office:value-type="float" office:value="171068" table:style-name="ce139">
            <text:p><text:s text:c="3"/>171,068</text:p>
          </table:table-cell>
          <table:table-cell office:value-type="float" office:value="453951" table:style-name="ce211">
            <text:p><text:s text:c="3"/>453,951</text:p>
          </table:table-cell>
          <table:table-cell office:value-type="float" office:value="228982" table:style-name="ce211">
            <text:p><text:s text:c="3"/>228,982</text:p>
          </table:table-cell>
          <table:table-cell office:value-type="float" office:value="224969" table:style-name="ce211">
            <text:p><text:s text:c="3"/>224,969</text:p>
          </table:table-cell>
          <table:table-cell office:value-type="float" office:value="226" table:style-name="ce65">
            <text:p>226</text:p>
          </table:table-cell>
          <table:table-cell office:value-type="float" office:value="121" table:style-name="ce65">
            <text:p>121</text:p>
          </table:table-cell>
          <table:table-cell office:value-type="float" office:value="105" table:style-name="ce65">
            <text:p>105</text:p>
          </table:table-cell>
          <table:table-cell office:value-type="float" office:value="5.88" table:style-name="ce212">
            <text:p><text:s text:c="3"/>5.88</text:p>
          </table:table-cell>
          <table:table-cell office:value-type="float" office:value="355" table:style-name="ce211">
            <text:p><text:s text:c="3"/>355</text:p>
          </table:table-cell>
          <table:table-cell office:value-type="float" office:value="208" table:style-name="ce65">
            <text:p>208</text:p>
          </table:table-cell>
          <table:table-cell office:value-type="float" office:value="147" table:style-name="ce65">
            <text:p>147</text:p>
          </table:table-cell>
          <table:table-cell office:value-type="float" office:value="9.23" table:style-name="ce212">
            <text:p><text:s text:c="3"/>9.23</text:p>
          </table:table-cell>
          <table:table-cell office:value-type="float" office:value="-129" table:style-name="ce213">
            <text:p>－ <text:s text:c="4"/>129</text:p>
          </table:table-cell>
          <table:table-cell office:value-type="float" office:value="-3.35" table:style-name="ce214">
            <text:p>－ <text:s text:c="2"/>3.35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154" table:style-name="ce141">
            <text:p><text:s text:c="3"/>154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4.03" table:style-name="ce142">
            <text:p><text:s text:c="3"/>4.03</text:p>
          </table:table-cell>
          <table:table-cell office:value-type="float" office:value="92" table:style-name="ce143">
            <text:p><text:s text:c="4"/>92</text:p>
          </table:table-cell>
          <table:table-cell office:value-type="float" office:value="92" table:style-name="ce143">
            <text:p><text:s text:c="4"/>9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39" table:style-name="ce142">
            <text:p><text:s text:c="3"/>2.39</text:p>
          </table:table-cell>
          <table:table-cell office:value-type="float" office:value="1615" table:style-name="ce140">
            <text:p>1,615</text:p>
          </table:table-cell>
          <table:table-cell office:value-type="float" office:value="1634" table:style-name="ce140">
            <text:p>1,634</text:p>
          </table:table-cell>
          <table:table-cell office:value-type="float" office:value="17496" table:style-name="ce144">
            <text:p><text:s text:c="3"/>17,496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新 竹 縣</text:p>
          </table:table-cell>
          <table:table-cell office:value-type="float" office:value="201344" table:style-name="ce139">
            <text:p><text:s text:c="3"/>201,344</text:p>
          </table:table-cell>
          <table:table-cell office:value-type="float" office:value="565272" table:style-name="ce211">
            <text:p><text:s text:c="3"/>565,272</text:p>
          </table:table-cell>
          <table:table-cell office:value-type="float" office:value="288550" table:style-name="ce211">
            <text:p><text:s text:c="3"/>288,550</text:p>
          </table:table-cell>
          <table:table-cell office:value-type="float" office:value="276722" table:style-name="ce211">
            <text:p><text:s text:c="3"/>276,722</text:p>
          </table:table-cell>
          <table:table-cell office:value-type="float" office:value="346" table:style-name="ce211">
            <text:p><text:s text:c="3"/>346</text:p>
          </table:table-cell>
          <table:table-cell office:value-type="float" office:value="167" table:style-name="ce65">
            <text:p>167</text:p>
          </table:table-cell>
          <table:table-cell office:value-type="float" office:value="179" table:style-name="ce65">
            <text:p>179</text:p>
          </table:table-cell>
          <table:table-cell office:value-type="float" office:value="7.23" table:style-name="ce212">
            <text:p><text:s text:c="3"/>7.23</text:p>
          </table:table-cell>
          <table:table-cell office:value-type="float" office:value="367" table:style-name="ce211">
            <text:p><text:s text:c="3"/>367</text:p>
          </table:table-cell>
          <table:table-cell office:value-type="float" office:value="216" table:style-name="ce65">
            <text:p>216</text:p>
          </table:table-cell>
          <table:table-cell office:value-type="float" office:value="151" table:style-name="ce65">
            <text:p>151</text:p>
          </table:table-cell>
          <table:table-cell office:value-type="float" office:value="7.67" table:style-name="ce212">
            <text:p><text:s text:c="3"/>7.67</text:p>
          </table:table-cell>
          <table:table-cell office:value-type="float" office:value="-21" table:style-name="ce213">
            <text:p>－ <text:s text:c="4"/>21</text:p>
          </table:table-cell>
          <table:table-cell office:value-type="float" office:value="-0.44" table:style-name="ce214">
            <text:p>－ <text:s text:c="2"/>0.44</text:p>
          </table:table-cell>
          <table:table-cell office:value-type="float" office:value="231" table:style-name="ce141">
            <text:p><text:s text:c="3"/>231</text:p>
          </table:table-cell>
          <table:table-cell office:value-type="float" office:value="229" table:style-name="ce141">
            <text:p><text:s text:c="3"/>229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.83" table:style-name="ce142">
            <text:p><text:s text:c="3"/>4.83</text:p>
          </table:table-cell>
          <table:table-cell office:value-type="float" office:value="100" table:style-name="ce143">
            <text:p><text:s text:c="4"/>100</text:p>
          </table:table-cell>
          <table:table-cell office:value-type="float" office:value="99" table:style-name="ce143">
            <text:p><text:s text:c="4"/>9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.09" table:style-name="ce142">
            <text:p><text:s text:c="3"/>2.09</text:p>
          </table:table-cell>
          <table:table-cell office:value-type="float" office:value="2205" table:style-name="ce140">
            <text:p>2,205</text:p>
          </table:table-cell>
          <table:table-cell office:value-type="float" office:value="1744" table:style-name="ce140">
            <text:p>1,744</text:p>
          </table:table-cell>
          <table:table-cell office:value-type="float" office:value="21897" table:style-name="ce144">
            <text:p><text:s text:c="3"/>21,897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苗 栗 縣</text:p>
          </table:table-cell>
          <table:table-cell office:value-type="float" office:value="191504" table:style-name="ce139">
            <text:p><text:s text:c="3"/>191,504</text:p>
          </table:table-cell>
          <table:table-cell office:value-type="float" office:value="544762" table:style-name="ce211">
            <text:p><text:s text:c="3"/>544,762</text:p>
          </table:table-cell>
          <table:table-cell office:value-type="float" office:value="280817" table:style-name="ce211">
            <text:p><text:s text:c="3"/>280,817</text:p>
          </table:table-cell>
          <table:table-cell office:value-type="float" office:value="263945" table:style-name="ce211">
            <text:p><text:s text:c="3"/>263,945</text:p>
          </table:table-cell>
          <table:table-cell office:value-type="float" office:value="247" table:style-name="ce211">
            <text:p><text:s text:c="3"/>247</text:p>
          </table:table-cell>
          <table:table-cell office:value-type="float" office:value="131" table:style-name="ce65">
            <text:p>131</text:p>
          </table:table-cell>
          <table:table-cell office:value-type="float" office:value="116" table:style-name="ce65">
            <text:p>116</text:p>
          </table:table-cell>
          <table:table-cell office:value-type="float" office:value="5.35" table:style-name="ce212">
            <text:p><text:s text:c="3"/>5.35</text:p>
          </table:table-cell>
          <table:table-cell office:value-type="float" office:value="519" table:style-name="ce211">
            <text:p><text:s text:c="3"/>519</text:p>
          </table:table-cell>
          <table:table-cell office:value-type="float" office:value="324" table:style-name="ce65">
            <text:p>324</text:p>
          </table:table-cell>
          <table:table-cell office:value-type="float" office:value="195" table:style-name="ce65">
            <text:p>195</text:p>
          </table:table-cell>
          <table:table-cell office:value-type="float" office:value="11.24" table:style-name="ce212">
            <text:p><text:s text:c="3"/>11.24</text:p>
          </table:table-cell>
          <table:table-cell office:value-type="float" office:value="-272" table:style-name="ce215">
            <text:p>－ <text:s text:c="2"/>272</text:p>
          </table:table-cell>
          <table:table-cell office:value-type="float" office:value="-5.89" table:style-name="ce214">
            <text:p>－ <text:s text:c="2"/>5.89</text:p>
          </table:table-cell>
          <table:table-cell office:value-type="float" office:value="192" table:style-name="ce141">
            <text:p><text:s text:c="3"/>192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4.16" table:style-name="ce142">
            <text:p><text:s text:c="3"/>4.16</text:p>
          </table:table-cell>
          <table:table-cell office:value-type="float" office:value="127" table:style-name="ce143">
            <text:p><text:s text:c="4"/>127</text:p>
          </table:table-cell>
          <table:table-cell office:value-type="float" office:value="126" table:style-name="ce143">
            <text:p><text:s text:c="4"/>12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.75" table:style-name="ce142">
            <text:p><text:s text:c="3"/>2.75</text:p>
          </table:table-cell>
          <table:table-cell office:value-type="float" office:value="1381" table:style-name="ce140">
            <text:p>1,381</text:p>
          </table:table-cell>
          <table:table-cell office:value-type="float" office:value="1505" table:style-name="ce140">
            <text:p>1,505</text:p>
          </table:table-cell>
          <table:table-cell office:value-type="float" office:value="11396" table:style-name="ce144">
            <text:p><text:s text:c="3"/>11,396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彰 化 縣</text:p>
          </table:table-cell>
          <table:table-cell office:value-type="float" office:value="393290" table:style-name="ce139">
            <text:p><text:s text:c="3"/>393,290</text:p>
          </table:table-cell>
          <table:table-cell office:value-type="float" office:value="1271015" table:style-name="ce211">
            <text:p><text:s text:c="3"/>1,271,015</text:p>
          </table:table-cell>
          <table:table-cell office:value-type="float" office:value="646272" table:style-name="ce211">
            <text:p><text:s text:c="3"/>646,272</text:p>
          </table:table-cell>
          <table:table-cell office:value-type="float" office:value="624743" table:style-name="ce211">
            <text:p><text:s text:c="3"/>624,743</text:p>
          </table:table-cell>
          <table:table-cell office:value-type="float" office:value="1057" table:style-name="ce211">
            <text:p><text:s text:c="3"/>1,057</text:p>
          </table:table-cell>
          <table:table-cell office:value-type="float" office:value="544" table:style-name="ce65">
            <text:p>544</text:p>
          </table:table-cell>
          <table:table-cell office:value-type="float" office:value="513" table:style-name="ce65">
            <text:p>513</text:p>
          </table:table-cell>
          <table:table-cell office:value-type="float" office:value="9.82" table:style-name="ce212">
            <text:p><text:s text:c="3"/>9.82</text:p>
          </table:table-cell>
          <table:table-cell office:value-type="float" office:value="976" table:style-name="ce211">
            <text:p><text:s text:c="3"/>976</text:p>
          </table:table-cell>
          <table:table-cell office:value-type="float" office:value="590" table:style-name="ce65">
            <text:p>590</text:p>
          </table:table-cell>
          <table:table-cell office:value-type="float" office:value="386" table:style-name="ce65">
            <text:p>386</text:p>
          </table:table-cell>
          <table:table-cell office:value-type="float" office:value="9.06" table:style-name="ce212">
            <text:p><text:s text:c="3"/>9.06</text:p>
          </table:table-cell>
          <table:table-cell office:value-type="float" office:value="81" table:style-name="ce216">
            <text:p><text:s text:c="3"/>81</text:p>
          </table:table-cell>
          <table:table-cell office:value-type="float" office:value="0.75" table:style-name="ce214">
            <text:p><text:s text:c="4"/>0.75</text:p>
          </table:table-cell>
          <table:table-cell office:value-type="float" office:value="489" table:style-name="ce141">
            <text:p><text:s text:c="3"/>489</text:p>
          </table:table-cell>
          <table:table-cell office:value-type="float" office:value="488" table:style-name="ce141">
            <text:p><text:s text:c="3"/>488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4.54" table:style-name="ce142">
            <text:p><text:s text:c="3"/>4.54</text:p>
          </table:table-cell>
          <table:table-cell office:value-type="float" office:value="208" table:style-name="ce143">
            <text:p><text:s text:c="4"/>208</text:p>
          </table:table-cell>
          <table:table-cell office:value-type="float" office:value="207" table:style-name="ce143">
            <text:p><text:s text:c="4"/>20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.93" table:style-name="ce142">
            <text:p><text:s text:c="3"/>1.93</text:p>
          </table:table-cell>
          <table:table-cell office:value-type="float" office:value="3104" table:style-name="ce140">
            <text:p>3,104</text:p>
          </table:table-cell>
          <table:table-cell office:value-type="float" office:value="3931" table:style-name="ce140">
            <text:p>3,931</text:p>
          </table:table-cell>
          <table:table-cell office:value-type="float" office:value="5943" table:style-name="ce144">
            <text:p><text:s text:c="3"/>5,943</text:p>
          </table:table-cell>
          <table:table-cell table:style-name="ce71"/>
          <table:table-cell table:number-columns-repeated="16353"/>
        </table:table-row>
        <table:table-row table:style-name="ro31">
          <table:table-cell office:value-type="string" table:style-name="ce138">
            <text:p>南 投 縣</text:p>
          </table:table-cell>
          <table:table-cell office:value-type="float" office:value="178980" table:style-name="ce139">
            <text:p><text:s text:c="3"/>178,980</text:p>
          </table:table-cell>
          <table:table-cell office:value-type="float" office:value="493403" table:style-name="ce211">
            <text:p><text:s text:c="3"/>493,403</text:p>
          </table:table-cell>
          <table:table-cell office:value-type="float" office:value="252281" table:style-name="ce211">
            <text:p><text:s text:c="3"/>252,281</text:p>
          </table:table-cell>
          <table:table-cell office:value-type="float" office:value="241122" table:style-name="ce211">
            <text:p><text:s text:c="3"/>241,122</text:p>
          </table:table-cell>
          <table:table-cell office:value-type="float" office:value="260" table:style-name="ce211">
            <text:p><text:s text:c="3"/>260</text:p>
          </table:table-cell>
          <table:table-cell office:value-type="float" office:value="133" table:style-name="ce65">
            <text:p>133</text:p>
          </table:table-cell>
          <table:table-cell office:value-type="float" office:value="127" table:style-name="ce65">
            <text:p>127</text:p>
          </table:table-cell>
          <table:table-cell office:value-type="float" office:value="6.22" table:style-name="ce212">
            <text:p><text:s text:c="3"/>6.22</text:p>
          </table:table-cell>
          <table:table-cell office:value-type="float" office:value="446" table:style-name="ce211">
            <text:p><text:s text:c="3"/>446</text:p>
          </table:table-cell>
          <table:table-cell office:value-type="float" office:value="270" table:style-name="ce65">
            <text:p>270</text:p>
          </table:table-cell>
          <table:table-cell office:value-type="float" office:value="176" table:style-name="ce65">
            <text:p>176</text:p>
          </table:table-cell>
          <table:table-cell office:value-type="float" office:value="10.67" table:style-name="ce212">
            <text:p><text:s text:c="3"/>10.67</text:p>
          </table:table-cell>
          <table:table-cell office:value-type="float" office:value="-186" table:style-name="ce215">
            <text:p>－ <text:s text:c="2"/>186</text:p>
          </table:table-cell>
          <table:table-cell office:value-type="float" office:value="-4.45" table:style-name="ce214">
            <text:p>－ <text:s text:c="2"/>4.45</text:p>
          </table:table-cell>
          <table:table-cell office:value-type="float" office:value="201" table:style-name="ce141">
            <text:p><text:s text:c="3"/>201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.8099999999999996" table:style-name="ce142">
            <text:p><text:s text:c="3"/>4.81</text:p>
          </table:table-cell>
          <table:table-cell office:value-type="float" office:value="89" table:style-name="ce143">
            <text:p><text:s text:c="4"/>89</text:p>
          </table:table-cell>
          <table:table-cell office:value-type="float" office:value="89" table:style-name="ce143">
            <text:p><text:s text:c="4"/>8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13" table:style-name="ce142">
            <text:p><text:s text:c="3"/>2.13</text:p>
          </table:table-cell>
          <table:table-cell office:value-type="float" office:value="1308" table:style-name="ce140">
            <text:p>1,308</text:p>
          </table:table-cell>
          <table:table-cell office:value-type="float" office:value="1462" table:style-name="ce140">
            <text:p>1,462</text:p>
          </table:table-cell>
          <table:table-cell office:value-type="float" office:value="29319" table:style-name="ce144">
            <text:p><text:s text:c="3"/>29,319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雲 林 縣</text:p>
          </table:table-cell>
          <table:table-cell office:value-type="float" office:value="242213" table:style-name="ce139">
            <text:p><text:s text:c="3"/>242,213</text:p>
          </table:table-cell>
          <table:table-cell office:value-type="float" office:value="680050" table:style-name="ce211">
            <text:p><text:s text:c="3"/>680,050</text:p>
          </table:table-cell>
          <table:table-cell office:value-type="float" office:value="352100" table:style-name="ce211">
            <text:p><text:s text:c="3"/>352,100</text:p>
          </table:table-cell>
          <table:table-cell office:value-type="float" office:value="327950" table:style-name="ce211">
            <text:p><text:s text:c="3"/>327,950</text:p>
          </table:table-cell>
          <table:table-cell office:value-type="float" office:value="340" table:style-name="ce211">
            <text:p><text:s text:c="3"/>340</text:p>
          </table:table-cell>
          <table:table-cell office:value-type="float" office:value="186" table:style-name="ce65">
            <text:p>186</text:p>
          </table:table-cell>
          <table:table-cell office:value-type="float" office:value="154" table:style-name="ce65">
            <text:p>154</text:p>
          </table:table-cell>
          <table:table-cell office:value-type="float" office:value="5.9" table:style-name="ce212">
            <text:p><text:s text:c="3"/>5.90</text:p>
          </table:table-cell>
          <table:table-cell office:value-type="float" office:value="640" table:style-name="ce211">
            <text:p><text:s text:c="3"/>640</text:p>
          </table:table-cell>
          <table:table-cell office:value-type="float" office:value="382" table:style-name="ce65">
            <text:p>382</text:p>
          </table:table-cell>
          <table:table-cell office:value-type="float" office:value="258" table:style-name="ce65">
            <text:p>258</text:p>
          </table:table-cell>
          <table:table-cell office:value-type="float" office:value="11.11" table:style-name="ce212">
            <text:p><text:s text:c="3"/>11.11</text:p>
          </table:table-cell>
          <table:table-cell office:value-type="float" office:value="-300" table:style-name="ce215">
            <text:p>－ <text:s text:c="2"/>300</text:p>
          </table:table-cell>
          <table:table-cell office:value-type="float" office:value="-5.21" table:style-name="ce214">
            <text:p>－ <text:s text:c="2"/>5.21</text:p>
          </table:table-cell>
          <table:table-cell office:value-type="float" office:value="234" table:style-name="ce141">
            <text:p><text:s text:c="3"/>234</text:p>
          </table:table-cell>
          <table:table-cell office:value-type="float" office:value="234" table:style-name="ce141">
            <text:p><text:s text:c="3"/>234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.0599999999999996" table:style-name="ce142">
            <text:p><text:s text:c="3"/>4.06</text:p>
          </table:table-cell>
          <table:table-cell office:value-type="float" office:value="110" table:style-name="ce143">
            <text:p><text:s text:c="4"/>110</text:p>
          </table:table-cell>
          <table:table-cell office:value-type="float" office:value="110" table:style-name="ce143">
            <text:p><text:s text:c="4"/>11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.91" table:style-name="ce142">
            <text:p><text:s text:c="3"/>1.91</text:p>
          </table:table-cell>
          <table:table-cell office:value-type="float" office:value="1854" table:style-name="ce140">
            <text:p>1,854</text:p>
          </table:table-cell>
          <table:table-cell office:value-type="float" office:value="1952" table:style-name="ce140">
            <text:p>1,952</text:p>
          </table:table-cell>
          <table:table-cell office:value-type="float" office:value="2594" table:style-name="ce144">
            <text:p><text:s text:c="3"/>2,594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嘉 義 縣</text:p>
          </table:table-cell>
          <table:table-cell office:value-type="float" office:value="183763" table:style-name="ce139">
            <text:p><text:s text:c="3"/>183,763</text:p>
          </table:table-cell>
          <table:table-cell office:value-type="float" office:value="502007" table:style-name="ce211">
            <text:p><text:s text:c="3"/>502,007</text:p>
          </table:table-cell>
          <table:table-cell office:value-type="float" office:value="260592" table:style-name="ce211">
            <text:p><text:s text:c="3"/>260,592</text:p>
          </table:table-cell>
          <table:table-cell office:value-type="float" office:value="241415" table:style-name="ce211">
            <text:p><text:s text:c="3"/>241,415</text:p>
          </table:table-cell>
          <table:table-cell office:value-type="float" office:value="249" table:style-name="ce211">
            <text:p><text:s text:c="3"/>249</text:p>
          </table:table-cell>
          <table:table-cell office:value-type="float" office:value="124" table:style-name="ce65">
            <text:p>124</text:p>
          </table:table-cell>
          <table:table-cell office:value-type="float" office:value="125" table:style-name="ce65">
            <text:p>125</text:p>
          </table:table-cell>
          <table:table-cell office:value-type="float" office:value="5.85" table:style-name="ce212">
            <text:p><text:s text:c="3"/>5.85</text:p>
          </table:table-cell>
          <table:table-cell office:value-type="float" office:value="457" table:style-name="ce211">
            <text:p><text:s text:c="3"/>457</text:p>
          </table:table-cell>
          <table:table-cell office:value-type="float" office:value="244" table:style-name="ce65">
            <text:p>244</text:p>
          </table:table-cell>
          <table:table-cell office:value-type="float" office:value="213" table:style-name="ce65">
            <text:p>213</text:p>
          </table:table-cell>
          <table:table-cell office:value-type="float" office:value="10.74" table:style-name="ce212">
            <text:p><text:s text:c="3"/>10.74</text:p>
          </table:table-cell>
          <table:table-cell office:value-type="float" office:value="-208" table:style-name="ce215">
            <text:p>－ <text:s text:c="2"/>208</text:p>
          </table:table-cell>
          <table:table-cell office:value-type="float" office:value="-4.8899999999999997" table:style-name="ce214">
            <text:p>－ <text:s text:c="2"/>4.89</text:p>
          </table:table-cell>
          <table:table-cell office:value-type="float" office:value="195" table:style-name="ce141">
            <text:p><text:s text:c="3"/>195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.58" table:style-name="ce142">
            <text:p><text:s text:c="3"/>4.58</text:p>
          </table:table-cell>
          <table:table-cell office:value-type="float" office:value="91" table:style-name="ce143">
            <text:p><text:s text:c="4"/>91</text:p>
          </table:table-cell>
          <table:table-cell office:value-type="float" office:value="90" table:style-name="ce143">
            <text:p><text:s text:c="4"/>90</text:p>
          </table:table-cell>
          <table:table-cell office:value-type="float" office:value="1" table:style-name="ce158">
            <text:p>1<text:s/></text:p>
          </table:table-cell>
          <table:table-cell office:value-type="float" office:value="0" table:style-name="ce158">
            <text:p>0<text:s/>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.14" table:style-name="ce142">
            <text:p><text:s text:c="3"/>2.14</text:p>
          </table:table-cell>
          <table:table-cell office:value-type="float" office:value="1393" table:style-name="ce140">
            <text:p>1,393</text:p>
          </table:table-cell>
          <table:table-cell office:value-type="float" office:value="1563" table:style-name="ce140">
            <text:p>1,563</text:p>
          </table:table-cell>
          <table:table-cell office:value-type="float" office:value="5893" table:style-name="ce144">
            <text:p><text:s text:c="3"/>5,893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屏 東 縣</text:p>
          </table:table-cell>
          <table:table-cell office:value-type="float" office:value="290033" table:style-name="ce139">
            <text:p><text:s text:c="3"/>290,033</text:p>
          </table:table-cell>
          <table:table-cell office:value-type="float" office:value="817193" table:style-name="ce211">
            <text:p><text:s text:c="3"/>817,193</text:p>
          </table:table-cell>
          <table:table-cell office:value-type="float" office:value="416685" table:style-name="ce211">
            <text:p><text:s text:c="3"/>416,685</text:p>
          </table:table-cell>
          <table:table-cell office:value-type="float" office:value="400508" table:style-name="ce211">
            <text:p><text:s text:c="3"/>400,508</text:p>
          </table:table-cell>
          <table:table-cell office:value-type="float" office:value="418" table:style-name="ce211">
            <text:p><text:s text:c="3"/>418</text:p>
          </table:table-cell>
          <table:table-cell office:value-type="float" office:value="207" table:style-name="ce65">
            <text:p>207</text:p>
          </table:table-cell>
          <table:table-cell office:value-type="float" office:value="211" table:style-name="ce65">
            <text:p>211</text:p>
          </table:table-cell>
          <table:table-cell office:value-type="float" office:value="6.04" table:style-name="ce212">
            <text:p><text:s text:c="3"/>6.04</text:p>
          </table:table-cell>
          <table:table-cell office:value-type="float" office:value="774" table:style-name="ce211">
            <text:p><text:s text:c="3"/>774</text:p>
          </table:table-cell>
          <table:table-cell office:value-type="float" office:value="483" table:style-name="ce65">
            <text:p>483</text:p>
          </table:table-cell>
          <table:table-cell office:value-type="float" office:value="291" table:style-name="ce65">
            <text:p>291</text:p>
          </table:table-cell>
          <table:table-cell office:value-type="float" office:value="11.18" table:style-name="ce212">
            <text:p><text:s text:c="3"/>11.18</text:p>
          </table:table-cell>
          <table:table-cell office:value-type="float" office:value="-356" table:style-name="ce215">
            <text:p>－ <text:s text:c="2"/>356</text:p>
          </table:table-cell>
          <table:table-cell office:value-type="float" office:value="-5.14" table:style-name="ce214">
            <text:p>－ <text:s text:c="2"/>5.14</text:p>
          </table:table-cell>
          <table:table-cell office:value-type="float" office:value="366" table:style-name="ce141">
            <text:p><text:s text:c="3"/>366</text:p>
          </table:table-cell>
          <table:table-cell office:value-type="float" office:value="364" table:style-name="ce141">
            <text:p><text:s text:c="3"/>364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5.29" table:style-name="ce142">
            <text:p><text:s text:c="3"/>5.29</text:p>
          </table:table-cell>
          <table:table-cell office:value-type="float" office:value="173" table:style-name="ce143">
            <text:p><text:s text:c="4"/>173</text:p>
          </table:table-cell>
          <table:table-cell office:value-type="float" office:value="172" table:style-name="ce143">
            <text:p><text:s text:c="4"/>172</text:p>
          </table:table-cell>
          <table:table-cell office:value-type="float" office:value="1" table:style-name="ce158">
            <text:p>1<text:s/>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58">
            <text:p>1<text:s/></text:p>
          </table:table-cell>
          <table:table-cell office:value-type="float" office:value="2.5" table:style-name="ce142">
            <text:p><text:s text:c="3"/>2.50</text:p>
          </table:table-cell>
          <table:table-cell office:value-type="float" office:value="2651" table:style-name="ce140">
            <text:p>2,651</text:p>
          </table:table-cell>
          <table:table-cell office:value-type="float" office:value="2905" table:style-name="ce140">
            <text:p>2,905</text:p>
          </table:table-cell>
          <table:table-cell office:value-type="float" office:value="60183" table:style-name="ce144">
            <text:p><text:s text:c="3"/>60,183</text:p>
          </table:table-cell>
          <table:table-cell table:style-name="ce71"/>
          <table:table-cell table:number-columns-repeated="16353"/>
        </table:table-row>
        <table:table-row table:style-name="ro31">
          <table:table-cell office:value-type="string" table:style-name="ce138">
            <text:p>臺 東 縣</text:p>
          </table:table-cell>
          <table:table-cell office:value-type="float" office:value="83218" table:style-name="ce139">
            <text:p><text:s text:c="3"/>83,218</text:p>
          </table:table-cell>
          <table:table-cell office:value-type="float" office:value="216308" table:style-name="ce211">
            <text:p><text:s text:c="3"/>216,308</text:p>
          </table:table-cell>
          <table:table-cell office:value-type="float" office:value="111291" table:style-name="ce211">
            <text:p><text:s text:c="3"/>111,291</text:p>
          </table:table-cell>
          <table:table-cell office:value-type="float" office:value="105017" table:style-name="ce211">
            <text:p><text:s text:c="3"/>105,017</text:p>
          </table:table-cell>
          <table:table-cell office:value-type="float" office:value="115" table:style-name="ce211">
            <text:p><text:s text:c="3"/>115</text:p>
          </table:table-cell>
          <table:table-cell office:value-type="float" office:value="63" table:style-name="ce65">
            <text:p>63</text:p>
          </table:table-cell>
          <table:table-cell office:value-type="float" office:value="52" table:style-name="ce65">
            <text:p>52</text:p>
          </table:table-cell>
          <table:table-cell office:value-type="float" office:value="6.27" table:style-name="ce212">
            <text:p><text:s text:c="3"/>6.27</text:p>
          </table:table-cell>
          <table:table-cell office:value-type="float" office:value="220" table:style-name="ce211">
            <text:p><text:s text:c="3"/>220</text:p>
          </table:table-cell>
          <table:table-cell office:value-type="float" office:value="130" table:style-name="ce65">
            <text:p>130</text:p>
          </table:table-cell>
          <table:table-cell office:value-type="float" office:value="90" table:style-name="ce65">
            <text:p>90</text:p>
          </table:table-cell>
          <table:table-cell office:value-type="float" office:value="12" table:style-name="ce212">
            <text:p><text:s text:c="3"/>12.00</text:p>
          </table:table-cell>
          <table:table-cell office:value-type="float" office:value="-105" table:style-name="ce213">
            <text:p>－ <text:s text:c="4"/>105</text:p>
          </table:table-cell>
          <table:table-cell office:value-type="float" office:value="-5.73" table:style-name="ce214">
            <text:p>－ <text:s text:c="2"/>5.73</text:p>
          </table:table-cell>
          <table:table-cell office:value-type="float" office:value="87" table:style-name="ce141">
            <text:p><text:s text:c="3"/>87</text:p>
          </table:table-cell>
          <table:table-cell office:value-type="float" office:value="87" table:style-name="ce141">
            <text:p><text:s text:c="3"/>87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.75" table:style-name="ce142">
            <text:p><text:s text:c="3"/>4.75</text:p>
          </table:table-cell>
          <table:table-cell office:value-type="float" office:value="40" table:style-name="ce143">
            <text:p><text:s text:c="4"/>40</text:p>
          </table:table-cell>
          <table:table-cell office:value-type="float" office:value="39" table:style-name="ce143">
            <text:p><text:s text:c="4"/>39</text:p>
          </table:table-cell>
          <table:table-cell office:value-type="float" office:value="1" table:style-name="ce158">
            <text:p>1<text:s/></text:p>
          </table:table-cell>
          <table:table-cell office:value-type="float" office:value="0" table:style-name="ce158">
            <text:p>0<text:s/>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.1800000000000002" table:style-name="ce142">
            <text:p><text:s text:c="3"/>2.18</text:p>
          </table:table-cell>
          <table:table-cell office:value-type="float" office:value="689" table:style-name="ce140">
            <text:p>689</text:p>
          </table:table-cell>
          <table:table-cell office:value-type="float" office:value="729" table:style-name="ce140">
            <text:p>729</text:p>
          </table:table-cell>
          <table:table-cell office:value-type="float" office:value="78584" table:style-name="ce144">
            <text:p><text:s text:c="3"/>78,584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花 蓮 縣</text:p>
          </table:table-cell>
          <table:table-cell office:value-type="float" office:value="126723" table:style-name="ce139">
            <text:p><text:s text:c="3"/>126,723</text:p>
          </table:table-cell>
          <table:table-cell office:value-type="float" office:value="325706" table:style-name="ce211">
            <text:p><text:s text:c="3"/>325,706</text:p>
          </table:table-cell>
          <table:table-cell office:value-type="float" office:value="164738" table:style-name="ce211">
            <text:p><text:s text:c="3"/>164,738</text:p>
          </table:table-cell>
          <table:table-cell office:value-type="float" office:value="160968" table:style-name="ce211">
            <text:p><text:s text:c="3"/>160,968</text:p>
          </table:table-cell>
          <table:table-cell office:value-type="float" office:value="200" table:style-name="ce211">
            <text:p><text:s text:c="3"/>200</text:p>
          </table:table-cell>
          <table:table-cell office:value-type="float" office:value="100" table:style-name="ce65">
            <text:p>100</text:p>
          </table:table-cell>
          <table:table-cell office:value-type="float" office:value="100" table:style-name="ce65">
            <text:p>100</text:p>
          </table:table-cell>
          <table:table-cell office:value-type="float" office:value="7.25" table:style-name="ce212">
            <text:p><text:s text:c="3"/>7.25</text:p>
          </table:table-cell>
          <table:table-cell office:value-type="float" office:value="288" table:style-name="ce211">
            <text:p><text:s text:c="3"/>288</text:p>
          </table:table-cell>
          <table:table-cell office:value-type="float" office:value="163" table:style-name="ce65">
            <text:p>163</text:p>
          </table:table-cell>
          <table:table-cell office:value-type="float" office:value="125" table:style-name="ce65">
            <text:p>125</text:p>
          </table:table-cell>
          <table:table-cell office:value-type="float" office:value="10.44" table:style-name="ce212">
            <text:p><text:s text:c="3"/>10.44</text:p>
          </table:table-cell>
          <table:table-cell office:value-type="float" office:value="-88" table:style-name="ce213">
            <text:p>－ <text:s text:c="4"/>88</text:p>
          </table:table-cell>
          <table:table-cell office:value-type="float" office:value="-3.19" table:style-name="ce214">
            <text:p>－ <text:s text:c="2"/>3.19</text:p>
          </table:table-cell>
          <table:table-cell office:value-type="float" office:value="145" table:style-name="ce141">
            <text:p><text:s text:c="3"/>145</text:p>
          </table:table-cell>
          <table:table-cell office:value-type="float" office:value="142" table:style-name="ce141">
            <text:p><text:s text:c="3"/>142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5.25" table:style-name="ce142">
            <text:p><text:s text:c="3"/>5.25</text:p>
          </table:table-cell>
          <table:table-cell office:value-type="float" office:value="82" table:style-name="ce143">
            <text:p><text:s text:c="4"/>82</text:p>
          </table:table-cell>
          <table:table-cell office:value-type="float" office:value="82" table:style-name="ce143">
            <text:p><text:s text:c="4"/>8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97" table:style-name="ce142">
            <text:p><text:s text:c="3"/>2.97</text:p>
          </table:table-cell>
          <table:table-cell office:value-type="float" office:value="1268" table:style-name="ce140">
            <text:p>1,268</text:p>
          </table:table-cell>
          <table:table-cell office:value-type="float" office:value="1331" table:style-name="ce140">
            <text:p>1,331</text:p>
          </table:table-cell>
          <table:table-cell office:value-type="float" office:value="93291" table:style-name="ce144">
            <text:p><text:s text:c="3"/>93,291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澎 湖 縣</text:p>
          </table:table-cell>
          <table:table-cell office:value-type="float" office:value="41511" table:style-name="ce139">
            <text:p><text:s text:c="3"/>41,511</text:p>
          </table:table-cell>
          <table:table-cell office:value-type="float" office:value="105117" table:style-name="ce211">
            <text:p><text:s text:c="3"/>105,117</text:p>
          </table:table-cell>
          <table:table-cell office:value-type="float" office:value="54190" table:style-name="ce211">
            <text:p><text:s text:c="3"/>54,190</text:p>
          </table:table-cell>
          <table:table-cell office:value-type="float" office:value="50927" table:style-name="ce211">
            <text:p><text:s text:c="3"/>50,927</text:p>
          </table:table-cell>
          <table:table-cell office:value-type="float" office:value="82" table:style-name="ce211">
            <text:p><text:s text:c="3"/>82</text:p>
          </table:table-cell>
          <table:table-cell office:value-type="float" office:value="42" table:style-name="ce65">
            <text:p>42</text:p>
          </table:table-cell>
          <table:table-cell office:value-type="float" office:value="40" table:style-name="ce65">
            <text:p>40</text:p>
          </table:table-cell>
          <table:table-cell office:value-type="float" office:value="9.2100000000000009" table:style-name="ce212">
            <text:p><text:s text:c="3"/>9.21</text:p>
          </table:table-cell>
          <table:table-cell office:value-type="float" office:value="74" table:style-name="ce211">
            <text:p><text:s text:c="3"/>74</text:p>
          </table:table-cell>
          <table:table-cell office:value-type="float" office:value="41" table:style-name="ce65">
            <text:p>41</text:p>
          </table:table-cell>
          <table:table-cell office:value-type="float" office:value="33" table:style-name="ce65">
            <text:p>33</text:p>
          </table:table-cell>
          <table:table-cell office:value-type="float" office:value="8.31" table:style-name="ce212">
            <text:p><text:s text:c="3"/>8.31</text:p>
          </table:table-cell>
          <table:table-cell office:value-type="float" office:value="8" table:style-name="ce217">
            <text:p><text:s text:c="3"/>8</text:p>
          </table:table-cell>
          <table:table-cell office:value-type="float" office:value="0.9" table:style-name="ce214">
            <text:p><text:s text:c="4"/>0.90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.28" table:style-name="ce142">
            <text:p><text:s text:c="3"/>5.28</text:p>
          </table:table-cell>
          <table:table-cell office:value-type="float" office:value="23" table:style-name="ce143">
            <text:p><text:s text:c="4"/>23</text:p>
          </table:table-cell>
          <table:table-cell office:value-type="float" office:value="23" table:style-name="ce143">
            <text:p><text:s text:c="4"/>2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58" table:style-name="ce142">
            <text:p><text:s text:c="3"/>2.58</text:p>
          </table:table-cell>
          <table:table-cell office:value-type="float" office:value="445" table:style-name="ce140">
            <text:p>445</text:p>
          </table:table-cell>
          <table:table-cell office:value-type="float" office:value="457" table:style-name="ce140">
            <text:p>457</text:p>
          </table:table-cell>
          <table:table-cell office:value-type="float" office:value="612" table:style-name="ce144">
            <text:p><text:s text:c="3"/>612</text:p>
          </table:table-cell>
          <table:table-cell table:style-name="ce71"/>
          <table:table-cell table:number-columns-repeated="16353"/>
        </table:table-row>
        <table:table-row table:style-name="ro32">
          <table:table-cell office:value-type="string" table:style-name="ce138">
            <text:p>基 隆 市</text:p>
          </table:table-cell>
          <table:table-cell office:value-type="float" office:value="154679" table:style-name="ce139">
            <text:p><text:s text:c="3"/>154,679</text:p>
          </table:table-cell>
          <table:table-cell office:value-type="float" office:value="368792" table:style-name="ce211">
            <text:p><text:s text:c="3"/>368,792</text:p>
          </table:table-cell>
          <table:table-cell office:value-type="float" office:value="184065" table:style-name="ce211">
            <text:p><text:s text:c="3"/>184,065</text:p>
          </table:table-cell>
          <table:table-cell office:value-type="float" office:value="184727" table:style-name="ce211">
            <text:p><text:s text:c="3"/>184,727</text:p>
          </table:table-cell>
          <table:table-cell office:value-type="float" office:value="163" table:style-name="ce211">
            <text:p><text:s text:c="3"/>163</text:p>
          </table:table-cell>
          <table:table-cell office:value-type="float" office:value="84" table:style-name="ce65">
            <text:p>84</text:p>
          </table:table-cell>
          <table:table-cell office:value-type="float" office:value="79" table:style-name="ce65">
            <text:p>79</text:p>
          </table:table-cell>
          <table:table-cell office:value-type="float" office:value="5.22" table:style-name="ce212">
            <text:p><text:s text:c="3"/>5.22</text:p>
          </table:table-cell>
          <table:table-cell office:value-type="float" office:value="301" table:style-name="ce211">
            <text:p><text:s text:c="3"/>301</text:p>
          </table:table-cell>
          <table:table-cell office:value-type="float" office:value="181" table:style-name="ce65">
            <text:p>181</text:p>
          </table:table-cell>
          <table:table-cell office:value-type="float" office:value="120" table:style-name="ce65">
            <text:p>120</text:p>
          </table:table-cell>
          <table:table-cell office:value-type="float" office:value="9.64" table:style-name="ce212">
            <text:p><text:s text:c="3"/>9.64</text:p>
          </table:table-cell>
          <table:table-cell office:value-type="float" office:value="-138" table:style-name="ce213">
            <text:p>－ <text:s text:c="4"/>138</text:p>
          </table:table-cell>
          <table:table-cell office:value-type="float" office:value="-4.42" table:style-name="ce214">
            <text:p>－ <text:s text:c="2"/>4.42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.97" table:style-name="ce142">
            <text:p><text:s text:c="3"/>3.97</text:p>
          </table:table-cell>
          <table:table-cell office:value-type="float" office:value="76" table:style-name="ce143">
            <text:p><text:s text:c="4"/>76</text:p>
          </table:table-cell>
          <table:table-cell office:value-type="float" office:value="76" table:style-name="ce143">
            <text:p><text:s text:c="4"/>7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4300000000000002" table:style-name="ce142">
            <text:p><text:s text:c="3"/>2.43</text:p>
          </table:table-cell>
          <table:table-cell office:value-type="float" office:value="1523" table:style-name="ce140">
            <text:p>1,523</text:p>
          </table:table-cell>
          <table:table-cell office:value-type="float" office:value="1463" table:style-name="ce140">
            <text:p>1,463</text:p>
          </table:table-cell>
          <table:table-cell office:value-type="float" office:value="9460" table:style-name="ce144">
            <text:p><text:s text:c="3"/>9,460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新 竹 市</text:p>
          </table:table-cell>
          <table:table-cell office:value-type="float" office:value="168510" table:style-name="ce139">
            <text:p><text:s text:c="3"/>168,510</text:p>
          </table:table-cell>
          <table:table-cell office:value-type="float" office:value="449425" table:style-name="ce211">
            <text:p><text:s text:c="3"/>449,425</text:p>
          </table:table-cell>
          <table:table-cell office:value-type="float" office:value="221593" table:style-name="ce211">
            <text:p><text:s text:c="3"/>221,593</text:p>
          </table:table-cell>
          <table:table-cell office:value-type="float" office:value="227832" table:style-name="ce211">
            <text:p><text:s text:c="3"/>227,832</text:p>
          </table:table-cell>
          <table:table-cell office:value-type="float" office:value="293" table:style-name="ce211">
            <text:p><text:s text:c="3"/>293</text:p>
          </table:table-cell>
          <table:table-cell office:value-type="float" office:value="157" table:style-name="ce65">
            <text:p>157</text:p>
          </table:table-cell>
          <table:table-cell office:value-type="float" office:value="136" table:style-name="ce65">
            <text:p>136</text:p>
          </table:table-cell>
          <table:table-cell office:value-type="float" office:value="7.7" table:style-name="ce212">
            <text:p><text:s text:c="3"/>7.70</text:p>
          </table:table-cell>
          <table:table-cell office:value-type="float" office:value="243" table:style-name="ce211">
            <text:p><text:s text:c="3"/>243</text:p>
          </table:table-cell>
          <table:table-cell office:value-type="float" office:value="141" table:style-name="ce65">
            <text:p>141</text:p>
          </table:table-cell>
          <table:table-cell office:value-type="float" office:value="102" table:style-name="ce65">
            <text:p>102</text:p>
          </table:table-cell>
          <table:table-cell office:value-type="float" office:value="6.38" table:style-name="ce212">
            <text:p><text:s text:c="3"/>6.38</text:p>
          </table:table-cell>
          <table:table-cell office:value-type="float" office:value="50" table:style-name="ce218">
            <text:p><text:s text:c="3"/>50</text:p>
          </table:table-cell>
          <table:table-cell office:value-type="float" office:value="1.31" table:style-name="ce214">
            <text:p><text:s text:c="4"/>1.31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170" table:style-name="ce141">
            <text:p><text:s text:c="3"/>170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.55" table:style-name="ce142">
            <text:p><text:s text:c="3"/>4.55</text:p>
          </table:table-cell>
          <table:table-cell office:value-type="float" office:value="91" table:style-name="ce143">
            <text:p><text:s text:c="4"/>91</text:p>
          </table:table-cell>
          <table:table-cell office:value-type="float" office:value="89" table:style-name="ce143">
            <text:p><text:s text:c="4"/>89</text:p>
          </table:table-cell>
          <table:table-cell office:value-type="float" office:value="2" table:style-name="ce158">
            <text:p>2<text:s/></text:p>
          </table:table-cell>
          <table:table-cell office:value-type="float" office:value="0" table:style-name="ce158">
            <text:p>0<text:s/>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.39" table:style-name="ce142">
            <text:p><text:s text:c="3"/>2.39</text:p>
          </table:table-cell>
          <table:table-cell office:value-type="float" office:value="1739" table:style-name="ce140">
            <text:p>1,739</text:p>
          </table:table-cell>
          <table:table-cell office:value-type="float" office:value="1615" table:style-name="ce140">
            <text:p>1,615</text:p>
          </table:table-cell>
          <table:table-cell office:value-type="float" office:value="4323" table:style-name="ce144">
            <text:p><text:s text:c="3"/>4,323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嘉 義 市</text:p>
          </table:table-cell>
          <table:table-cell office:value-type="float" office:value="100701" table:style-name="ce139">
            <text:p><text:s text:c="3"/>100,701</text:p>
          </table:table-cell>
          <table:table-cell office:value-type="float" office:value="267472" table:style-name="ce211">
            <text:p><text:s text:c="3"/>267,472</text:p>
          </table:table-cell>
          <table:table-cell office:value-type="float" office:value="129580" table:style-name="ce211">
            <text:p><text:s text:c="3"/>129,580</text:p>
          </table:table-cell>
          <table:table-cell office:value-type="float" office:value="137892" table:style-name="ce211">
            <text:p><text:s text:c="3"/>137,892</text:p>
          </table:table-cell>
          <table:table-cell office:value-type="float" office:value="104" table:style-name="ce211">
            <text:p><text:s text:c="3"/>104</text:p>
          </table:table-cell>
          <table:table-cell office:value-type="float" office:value="49" table:style-name="ce65">
            <text:p>49</text:p>
          </table:table-cell>
          <table:table-cell office:value-type="float" office:value="55" table:style-name="ce65">
            <text:p>55</text:p>
          </table:table-cell>
          <table:table-cell office:value-type="float" office:value="4.59" table:style-name="ce212">
            <text:p><text:s text:c="3"/>4.59</text:p>
          </table:table-cell>
          <table:table-cell office:value-type="float" office:value="194" table:style-name="ce211">
            <text:p><text:s text:c="3"/>194</text:p>
          </table:table-cell>
          <table:table-cell office:value-type="float" office:value="116" table:style-name="ce65">
            <text:p>116</text:p>
          </table:table-cell>
          <table:table-cell office:value-type="float" office:value="78" table:style-name="ce65">
            <text:p>78</text:p>
          </table:table-cell>
          <table:table-cell office:value-type="float" office:value="8.56" table:style-name="ce212">
            <text:p><text:s text:c="3"/>8.56</text:p>
          </table:table-cell>
          <table:table-cell office:value-type="float" office:value="-90" table:style-name="ce213">
            <text:p>－ <text:s text:c="4"/>90</text:p>
          </table:table-cell>
          <table:table-cell office:value-type="float" office:value="-3.97" table:style-name="ce214">
            <text:p>－ <text:s text:c="2"/>3.97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.1500000000000004" table:style-name="ce142">
            <text:p><text:s text:c="3"/>4.15</text:p>
          </table:table-cell>
          <table:table-cell office:value-type="float" office:value="63" table:style-name="ce143">
            <text:p><text:s text:c="4"/>63</text:p>
          </table:table-cell>
          <table:table-cell office:value-type="float" office:value="62" table:style-name="ce143">
            <text:p><text:s text:c="4"/>6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.78" table:style-name="ce142">
            <text:p><text:s text:c="3"/>2.78</text:p>
          </table:table-cell>
          <table:table-cell office:value-type="float" office:value="980" table:style-name="ce140">
            <text:p>980</text:p>
          </table:table-cell>
          <table:table-cell office:value-type="float" office:value="1016" table:style-name="ce140">
            <text:p>1,016</text:p>
          </table:table-cell>
          <table:table-cell office:value-type="float" office:value="1138" table:style-name="ce144">
            <text:p><text:s text:c="3"/>1,138</text:p>
          </table:table-cell>
          <table:table-cell table:style-name="ce71"/>
          <table:table-cell table:number-columns-repeated="16353"/>
        </table:table-row>
        <table:table-row table:style-name="ro14">
          <table:table-cell office:value-type="string" table:style-name="ce127">
            <text:p>福 <text:s/>建 <text:s/>省</text:p>
          </table:table-cell>
          <table:table-cell office:value-type="float" office:value="44558" table:style-name="ce145">
            <text:p><text:s text:c="3"/>44,558</text:p>
          </table:table-cell>
          <table:table-cell office:value-type="float" office:value="152985" table:style-name="ce145">
            <text:p><text:s text:c="3"/>152,985</text:p>
          </table:table-cell>
          <table:table-cell office:value-type="float" office:value="77359" table:style-name="ce145">
            <text:p><text:s text:c="3"/>77,359</text:p>
          </table:table-cell>
          <table:table-cell office:value-type="float" office:value="75626" table:style-name="ce145">
            <text:p><text:s text:c="3"/>75,626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52" table:style-name="ce52">
            <text:p>52</text:p>
          </table:table-cell>
          <table:table-cell office:value-type="float" office:value="50" table:style-name="ce52">
            <text:p>50</text:p>
          </table:table-cell>
          <table:table-cell office:value-type="float" office:value="7.87" table:style-name="ce128">
            <text:p><text:s text:c="3"/>7.87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37" table:style-name="ce52">
            <text:p>37</text:p>
          </table:table-cell>
          <table:table-cell office:value-type="float" office:value="42" table:style-name="ce52">
            <text:p>42</text:p>
          </table:table-cell>
          <table:table-cell office:value-type="float" office:value="6.09" table:style-name="ce128">
            <text:p><text:s text:c="3"/>6.09</text:p>
          </table:table-cell>
          <table:table-cell office:value-type="float" office:value="23" table:style-name="ce219">
            <text:p><text:s text:c="3"/>23</text:p>
          </table:table-cell>
          <table:table-cell office:value-type="float" office:value="1.77" table:style-name="ce220">
            <text:p><text:s text:c="4"/>1.77</text:p>
          </table:table-cell>
          <table:table-cell office:value-type="float" office:value="42" table:style-name="ce146">
            <text:p><text:s text:c="3"/>42</text:p>
          </table:table-cell>
          <table:table-cell office:value-type="float" office:value="40" table:style-name="ce146">
            <text:p><text:s text:c="3"/>40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.24" table:style-name="ce134">
            <text:p><text:s text:c="3"/>3.24</text:p>
          </table:table-cell>
          <table:table-cell office:value-type="float" office:value="23" table:style-name="ce147">
            <text:p><text:s text:c="4"/>23</text:p>
          </table:table-cell>
          <table:table-cell office:value-type="float" office:value="22" table:style-name="ce147">
            <text:p><text:s text:c="4"/>22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.77" table:style-name="ce134">
            <text:p><text:s text:c="3"/>1.77</text:p>
          </table:table-cell>
          <table:table-cell office:value-type="float" office:value="561" table:style-name="ce52">
            <text:p>561</text:p>
          </table:table-cell>
          <table:table-cell office:value-type="float" office:value="739" table:style-name="ce52">
            <text:p>739</text:p>
          </table:table-cell>
          <table:table-cell office:value-type="float" office:value="1362" table:style-name="ce148">
            <text:p><text:s text:c="3"/>1,362</text:p>
          </table:table-cell>
          <table:table-cell table:style-name="ce71"/>
          <table:table-cell table:number-columns-repeated="16353" table:style-name="ce149"/>
        </table:table-row>
        <table:table-row table:style-name="ro27">
          <table:table-cell office:value-type="string" table:style-name="ce138">
            <text:p>金 門 縣</text:p>
          </table:table-cell>
          <table:table-cell office:value-type="float" office:value="41292" table:style-name="ce150">
            <text:p><text:s text:c="3"/>41,292</text:p>
          </table:table-cell>
          <table:table-cell office:value-type="float" office:value="139951" table:style-name="ce211">
            <text:p><text:s text:c="3"/>139,951</text:p>
          </table:table-cell>
          <table:table-cell office:value-type="float" office:value="69893" table:style-name="ce211">
            <text:p><text:s text:c="3"/>69,893</text:p>
          </table:table-cell>
          <table:table-cell office:value-type="float" office:value="70058" table:style-name="ce211">
            <text:p><text:s text:c="3"/>70,058</text:p>
          </table:table-cell>
          <table:table-cell office:value-type="float" office:value="88" table:style-name="ce211">
            <text:p><text:s text:c="3"/>88</text:p>
          </table:table-cell>
          <table:table-cell office:value-type="float" office:value="45" table:style-name="ce65">
            <text:p>45</text:p>
          </table:table-cell>
          <table:table-cell office:value-type="float" office:value="43" table:style-name="ce65">
            <text:p>43</text:p>
          </table:table-cell>
          <table:table-cell office:value-type="float" office:value="7.42" table:style-name="ce212">
            <text:p><text:s text:c="3"/>7.42</text:p>
          </table:table-cell>
          <table:table-cell office:value-type="float" office:value="68" table:style-name="ce211">
            <text:p><text:s text:c="3"/>68</text:p>
          </table:table-cell>
          <table:table-cell office:value-type="float" office:value="30" table:style-name="ce65">
            <text:p>30</text:p>
          </table:table-cell>
          <table:table-cell office:value-type="float" office:value="38" table:style-name="ce65">
            <text:p>38</text:p>
          </table:table-cell>
          <table:table-cell office:value-type="float" office:value="5.73" table:style-name="ce212">
            <text:p><text:s text:c="3"/>5.73</text:p>
          </table:table-cell>
          <table:table-cell office:value-type="float" office:value="20" table:style-name="ce218">
            <text:p><text:s text:c="3"/>20</text:p>
          </table:table-cell>
          <table:table-cell office:value-type="float" office:value="1.69" table:style-name="ce214">
            <text:p><text:s text:c="4"/>1.69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3.04" table:style-name="ce142">
            <text:p><text:s text:c="3"/>3.04</text:p>
          </table:table-cell>
          <table:table-cell office:value-type="float" office:value="20" table:style-name="ce143">
            <text:p><text:s text:c="4"/>20</text:p>
          </table:table-cell>
          <table:table-cell office:value-type="float" office:value="19" table:style-name="ce143">
            <text:p><text:s text:c="4"/>1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.69" table:style-name="ce142">
            <text:p><text:s text:c="3"/>1.69</text:p>
          </table:table-cell>
          <table:table-cell office:value-type="float" office:value="512" table:style-name="ce140">
            <text:p>512</text:p>
          </table:table-cell>
          <table:table-cell office:value-type="float" office:value="662" table:style-name="ce140">
            <text:p>662</text:p>
          </table:table-cell>
          <table:table-cell office:value-type="float" office:value="1143" table:style-name="ce144">
            <text:p><text:s text:c="3"/>1,143</text:p>
          </table:table-cell>
          <table:table-cell table:style-name="ce71"/>
          <table:table-cell table:number-columns-repeated="16353"/>
        </table:table-row>
        <table:table-row table:style-name="ro33">
          <table:table-cell office:value-type="string" table:style-name="ce190">
            <text:p>連 江 縣</text:p>
          </table:table-cell>
          <table:table-cell office:value-type="float" office:value="3266" table:style-name="ce191">
            <text:p><text:s text:c="3"/>3,266</text:p>
          </table:table-cell>
          <table:table-cell office:value-type="float" office:value="13034" table:style-name="ce221">
            <text:p><text:s text:c="3"/>13,034</text:p>
          </table:table-cell>
          <table:table-cell office:value-type="float" office:value="7466" table:style-name="ce221">
            <text:p><text:s text:c="3"/>7,466</text:p>
          </table:table-cell>
          <table:table-cell office:value-type="float" office:value="5568" table:style-name="ce221">
            <text:p><text:s text:c="3"/>5,568</text:p>
          </table:table-cell>
          <table:table-cell office:value-type="float" office:value="14" table:style-name="ce221">
            <text:p><text:s text:c="3"/>14</text:p>
          </table:table-cell>
          <table:table-cell office:value-type="float" office:value="7" table:style-name="ce188">
            <text:p>7</text:p>
          </table:table-cell>
          <table:table-cell office:value-type="float" office:value="7" table:style-name="ce188">
            <text:p>7</text:p>
          </table:table-cell>
          <table:table-cell office:value-type="float" office:value="12.67" table:style-name="ce222">
            <text:p><text:s text:c="3"/>12.67</text:p>
          </table:table-cell>
          <table:table-cell office:value-type="float" office:value="11" table:style-name="ce221">
            <text:p><text:s text:c="3"/>11</text:p>
          </table:table-cell>
          <table:table-cell office:value-type="float" office:value="7" table:style-name="ce188">
            <text:p>7</text:p>
          </table:table-cell>
          <table:table-cell office:value-type="float" office:value="4" table:style-name="ce188">
            <text:p>4</text:p>
          </table:table-cell>
          <table:table-cell office:value-type="float" office:value="9.9499999999999993" table:style-name="ce222">
            <text:p><text:s text:c="3"/>9.95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2.71" table:style-name="ce224">
            <text:p>2.71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0" table:style-name="ce194">
            <text:p>—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5.43" table:style-name="ce196">
            <text:p><text:s text:c="3"/>5.43</text:p>
          </table:table-cell>
          <table:table-cell office:value-type="float" office:value="3" table:style-name="ce197">
            <text:p><text:s text:c="4"/>3</text:p>
          </table:table-cell>
          <table:table-cell office:value-type="float" office:value="3" table:style-name="ce197">
            <text:p><text:s text:c="4"/>3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2.71" table:style-name="ce193">
            <text:p><text:s text:c="3"/>2.71</text:p>
          </table:table-cell>
          <table:table-cell office:value-type="float" office:value="49" table:style-name="ce192">
            <text:p>49</text:p>
          </table:table-cell>
          <table:table-cell office:value-type="float" office:value="77" table:style-name="ce192">
            <text:p>77</text:p>
          </table:table-cell>
          <table:table-cell office:value-type="float" office:value="219" table:style-name="ce198">
            <text:p><text:s text:c="3"/>219</text:p>
          </table:table-cell>
          <table:table-cell table:style-name="ce71"/>
          <table:table-cell table:number-columns-repeated="16353"/>
        </table:table-row>
        <table:table-row table:style-name="ro34">
          <table:table-cell table:style-name="ce33"/>
          <table:table-cell office:value-type="string" table:style-name="ce151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02"/>
          <table:table-cell table:number-columns-repeated="3" table:style-name="ce33"/>
          <table:table-cell table:style-name="ce103"/>
          <table:table-cell table:style-name="ce104"/>
          <table:table-cell table:style-name="ce57"/>
          <table:table-cell table:style-name="ce111"/>
          <table:table-cell table:number-columns-repeated="13" table:style-name="ce33"/>
          <table:table-cell office:value-type="string" office:string-value="                內政部戶政司 民國 109 年 4 月 9 日編製" table:formula="of:=['年月別新(結婚性別)'.AE49]" table:style-name="ce152">
            <text:p><text:s text:c="16"/>內政部戶政司 民國 109 年 4 月 9 日編製</text:p>
          </table:table-cell>
          <table:table-cell table:number-columns-repeated="16354"/>
        </table:table-row>
        <table:table-row table:style-name="ro35">
          <table:table-cell table:style-name="ce33"/>
          <table:table-cell office:value-type="string" table:style-name="ce151">
            <text:p><text:s text:c="14"/>2.本表相同性別2人之結婚及終止結婚資料係自108年5月24日起統計。</text:p>
          </table:table-cell>
          <table:table-cell table:number-columns-repeated="12" table:style-name="ce33"/>
          <table:table-cell table:style-name="ce57"/>
          <table:table-cell table:style-name="ce111"/>
          <table:table-cell table:number-columns-repeated="11" table:style-name="ce33"/>
          <table:table-cell table:number-columns-repeated="2" table:style-name="ce153"/>
          <table:table-cell table:number-columns-repeated="16355" table:style-name="ce33"/>
        </table:table-row>
        <table:table-row table:style-name="ro36">
          <table:table-cell table:style-name="ce154"/>
          <table:table-cell table:number-columns-repeated="13" table:style-name="ce33"/>
          <table:table-cell table:style-name="ce57"/>
          <table:table-cell table:style-name="ce111"/>
          <table:table-cell table:number-columns-repeated="16368" table:style-name="ce33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8" table:default-cell-style-name="ce1"/>
        <table:table-column table:style-name="co8" table:default-cell-style-name="ce1"/>
        <table:table-column table:style-name="co22" table:default-cell-style-name="ce1"/>
        <table:table-column table:style-name="co17" table:default-cell-style-name="ce1"/>
        <table:table-column table:style-name="co29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8" table:default-cell-style-name="ce1"/>
        <table:table-column table:style-name="co1" table:default-cell-style-name="ce1"/>
        <table:table-column table:style-name="co30" table:default-cell-style-name="ce1"/>
        <table:table-column table:style-name="co33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4" table:default-cell-style-name="ce1"/>
        <table:table-column table:style-name="co8" table:default-cell-style-name="ce1"/>
        <table:table-column table:style-name="co30" table:default-cell-style-name="ce1"/>
        <table:table-column table:style-name="co31" table:default-cell-style-name="ce1"/>
        <table:table-column table:style-name="co33" table:default-cell-style-name="ce1"/>
        <table:table-column table:style-name="co17" table:default-cell-style-name="ce1"/>
        <table:table-column table:style-name="co26" table:default-cell-style-name="ce1"/>
        <table:table-column table:style-name="co30" table:default-cell-style-name="ce1"/>
        <table:table-column table:style-name="co35" table:default-cell-style-name="ce1"/>
        <table:table-column table:style-name="co23" table:default-cell-style-name="ce1"/>
        <table:table-column table:style-name="co36" table:number-columns-repeated="16358" table:default-cell-style-name="ce1"/>
        <table:table-row table:style-name="ro28">
          <table:table-cell office:value-type="string" table:number-columns-spanned="25" table:number-rows-spanned="1" table:style-name="ce341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7">
          <table:table-cell table:style-name="ce32"/>
          <table:table-cell table:number-columns-repeated="8" table:style-name="ce29"/>
          <table:table-cell table:style-name="ce1"/>
          <table:table-cell office:value-type="string" table:style-name="ce31">
            <text:p>中 華 民 國 109 年 3 月 底</text:p>
          </table:table-cell>
          <table:table-cell table:style-name="ce30"/>
          <table:table-cell table:number-columns-repeated="9" table:style-name="ce29"/>
          <table:table-cell table:number-columns-repeated="3" table:style-name="ce1"/>
          <table:table-cell office:value-type="string" table:style-name="ce28">
            <text:p>單位：人；％</text:p>
          </table:table-cell>
          <table:table-cell table:number-columns-repeated="16359" table:style-name="ce1"/>
        </table:table-row>
        <table:table-row table:style-name="ro38">
          <table:table-cell office:value-type="string" table:number-columns-spanned="1" table:number-rows-spanned="3" table:style-name="ce375">
            <text:p>區域別</text:p>
          </table:table-cell>
          <table:table-cell office:value-type="string" table:number-columns-spanned="4" table:number-rows-spanned="2" table:style-name="ce37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7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7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7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7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73">
            <text:p>20歲以上</text:p>
          </table:table-cell>
          <table:covered-table-cell table:number-columns-repeated="3"/>
          <table:table-cell table:number-columns-repeated="16359" table:style-name="ce7"/>
        </table:table-row>
        <table:table-row table:style-name="ro39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"/>
        </table:table-row>
        <table:table-row table:style-name="ro16"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7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％</text:p>
          </table:table-cell>
          <table:table-cell table:number-columns-repeated="16359" table:style-name="ce7"/>
        </table:table-row>
        <table:table-row table:style-name="ro40">
          <table:table-cell office:value-type="string" table:style-name="ce24">
            <text:p>總 <text:s text:c="5"/>計</text:p>
          </table:table-cell>
          <table:table-cell office:value-type="float" office:value="23596493" table:style-name="ce23">
            <text:p>23,596,493</text:p>
          </table:table-cell>
          <table:table-cell office:value-type="float" office:value="11697977" table:style-name="ce21">
            <text:p>11,697,977</text:p>
          </table:table-cell>
          <table:table-cell office:value-type="float" office:value="11898516" table:style-name="ce21">
            <text:p>11,898,516</text:p>
          </table:table-cell>
          <table:table-cell office:value-type="float" office:value="100" table:style-name="ce22">
            <text:p>100.00</text:p>
          </table:table-cell>
          <table:table-cell office:value-type="float" office:value="2999434" table:style-name="ce21">
            <text:p>2,999,434</text:p>
          </table:table-cell>
          <table:table-cell office:value-type="float" office:value="1557900" table:style-name="ce21">
            <text:p>1,557,900</text:p>
          </table:table-cell>
          <table:table-cell office:value-type="float" office:value="1441534" table:style-name="ce21">
            <text:p>1,441,534</text:p>
          </table:table-cell>
          <table:table-cell office:value-type="float" office:value="12.711355030597133" table:style-name="ce22">
            <text:p>12.71</text:p>
          </table:table-cell>
          <table:table-cell office:value-type="float" office:value="16936781" table:style-name="ce21">
            <text:p>16,936,781</text:p>
          </table:table-cell>
          <table:table-cell office:value-type="float" office:value="8469206" table:style-name="ce21">
            <text:p>8,469,206</text:p>
          </table:table-cell>
          <table:table-cell office:value-type="float" office:value="8467575" table:style-name="ce21">
            <text:p>8,467,575</text:p>
          </table:table-cell>
          <table:table-cell office:value-type="float" office:value="71.776687323832405" table:style-name="ce22">
            <text:p>71.78</text:p>
          </table:table-cell>
          <table:table-cell office:value-type="float" office:value="3660278" table:style-name="ce21">
            <text:p>3,660,278</text:p>
          </table:table-cell>
          <table:table-cell office:value-type="float" office:value="1670871" table:style-name="ce21">
            <text:p>1,670,871</text:p>
          </table:table-cell>
          <table:table-cell office:value-type="float" office:value="1989407" table:style-name="ce21">
            <text:p>1,989,407</text:p>
          </table:table-cell>
          <table:table-cell office:value-type="float" office:value="15.511957645570467" table:style-name="ce22">
            <text:p>15.51</text:p>
          </table:table-cell>
          <table:table-cell office:value-type="float" office:value="10409064" table:style-name="ce21">
            <text:p>10,409,064</text:p>
          </table:table-cell>
          <table:table-cell office:value-type="float" office:value="5240181" table:style-name="ce21">
            <text:p>5,240,181</text:p>
          </table:table-cell>
          <table:table-cell office:value-type="float" office:value="5168883" table:style-name="ce21">
            <text:p>5,168,883</text:p>
          </table:table-cell>
          <table:table-cell office:value-type="float" office:value="44.112758620528908" table:style-name="ce22">
            <text:p>44.11</text:p>
          </table:table-cell>
          <table:table-cell office:value-type="float" office:value="19364720" table:style-name="ce21">
            <text:p>19,364,720</text:p>
          </table:table-cell>
          <table:table-cell office:value-type="float" office:value="9496675" table:style-name="ce21">
            <text:p>9,496,675</text:p>
          </table:table-cell>
          <table:table-cell office:value-type="float" office:value="9868045" table:style-name="ce21">
            <text:p>9,868,045</text:p>
          </table:table-cell>
          <table:table-cell office:value-type="float" office:value="82.066093465668814" table:style-name="ce20">
            <text:p>82.07</text:p>
          </table:table-cell>
          <table:table-cell table:style-name="ce19"/>
          <table:table-cell table:number-columns-repeated="16358" table:style-name="ce18"/>
        </table:table-row>
        <table:table-row table:style-name="ro24">
          <table:table-cell office:value-type="string" table:style-name="ce17">
            <text:p>新 北 市</text:p>
          </table:table-cell>
          <table:table-cell office:value-type="float" office:value="4023620" table:style-name="ce16">
            <text:p>4,023,620</text:p>
          </table:table-cell>
          <table:table-cell office:value-type="float" office:value="1965544" table:style-name="ce14">
            <text:p>1,965,544</text:p>
          </table:table-cell>
          <table:table-cell office:value-type="float" office:value="2058076" table:style-name="ce14">
            <text:p>2,058,076</text:p>
          </table:table-cell>
          <table:table-cell office:value-type="float" office:value="100" table:style-name="ce15">
            <text:p>100.00</text:p>
          </table:table-cell>
          <table:table-cell office:value-type="float" office:value="485770" table:style-name="ce14">
            <text:p>485,770</text:p>
          </table:table-cell>
          <table:table-cell office:value-type="float" office:value="251755" table:style-name="ce14">
            <text:p>251,755</text:p>
          </table:table-cell>
          <table:table-cell office:value-type="float" office:value="234015" table:style-name="ce14">
            <text:p>234,015</text:p>
          </table:table-cell>
          <table:table-cell office:value-type="float" office:value="12.072959176065334" table:style-name="ce15">
            <text:p>12.07</text:p>
          </table:table-cell>
          <table:table-cell office:value-type="float" office:value="2947206" table:style-name="ce14">
            <text:p>2,947,206</text:p>
          </table:table-cell>
          <table:table-cell office:value-type="float" office:value="1446768" table:style-name="ce14">
            <text:p>1,446,768</text:p>
          </table:table-cell>
          <table:table-cell office:value-type="float" office:value="1500438" table:style-name="ce14">
            <text:p>1,500,438</text:p>
          </table:table-cell>
          <table:table-cell office:value-type="float" office:value="73.247622787440164" table:style-name="ce15">
            <text:p>73.25</text:p>
          </table:table-cell>
          <table:table-cell office:value-type="float" office:value="590644" table:style-name="ce14">
            <text:p>590,644</text:p>
          </table:table-cell>
          <table:table-cell office:value-type="float" office:value="267021" table:style-name="ce14">
            <text:p>267,021</text:p>
          </table:table-cell>
          <table:table-cell office:value-type="float" office:value="323623" table:style-name="ce14">
            <text:p>323,623</text:p>
          </table:table-cell>
          <table:table-cell office:value-type="float" office:value="14.679418036494498" table:style-name="ce15">
            <text:p>14.68</text:p>
          </table:table-cell>
          <table:table-cell office:value-type="float" office:value="1804843" table:style-name="ce14">
            <text:p>1,804,843</text:p>
          </table:table-cell>
          <table:table-cell office:value-type="float" office:value="903164" table:style-name="ce14">
            <text:p>903,164</text:p>
          </table:table-cell>
          <table:table-cell office:value-type="float" office:value="901679" table:style-name="ce14">
            <text:p>901,679</text:p>
          </table:table-cell>
          <table:table-cell office:value-type="float" office:value="44.856199144054358" table:style-name="ce15">
            <text:p>44.86</text:p>
          </table:table-cell>
          <table:table-cell office:value-type="float" office:value="3335873" table:style-name="ce14">
            <text:p>3,335,873</text:p>
          </table:table-cell>
          <table:table-cell office:value-type="float" office:value="1608308" table:style-name="ce14">
            <text:p>1,608,308</text:p>
          </table:table-cell>
          <table:table-cell office:value-type="float" office:value="1727565" table:style-name="ce14">
            <text:p>1,727,565</text:p>
          </table:table-cell>
          <table:table-cell office:value-type="float" office:value="82.907257643614457" table:style-name="ce13">
            <text:p>82.91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北 市</text:p>
          </table:table-cell>
          <table:table-cell office:value-type="float" office:value="2635286" table:style-name="ce16">
            <text:p>2,635,286</text:p>
          </table:table-cell>
          <table:table-cell office:value-type="float" office:value="1254826" table:style-name="ce225">
            <text:p>1,254,826</text:p>
          </table:table-cell>
          <table:table-cell office:value-type="float" office:value="1380460" table:style-name="ce225">
            <text:p>1,380,460</text:p>
          </table:table-cell>
          <table:table-cell office:value-type="float" office:value="100" table:style-name="ce226">
            <text:p>100.00</text:p>
          </table:table-cell>
          <table:table-cell office:value-type="float" office:value="352548" table:style-name="ce225">
            <text:p>352,548</text:p>
          </table:table-cell>
          <table:table-cell office:value-type="float" office:value="182516" table:style-name="ce225">
            <text:p>182,516</text:p>
          </table:table-cell>
          <table:table-cell office:value-type="float" office:value="170032" table:style-name="ce225">
            <text:p>170,032</text:p>
          </table:table-cell>
          <table:table-cell office:value-type="float" office:value="13.377978708952273" table:style-name="ce226">
            <text:p>13.38</text:p>
          </table:table-cell>
          <table:table-cell office:value-type="float" office:value="1799215" table:style-name="ce225">
            <text:p>1,799,215</text:p>
          </table:table-cell>
          <table:table-cell office:value-type="float" office:value="857150" table:style-name="ce225">
            <text:p>857,150</text:p>
          </table:table-cell>
          <table:table-cell office:value-type="float" office:value="942065" table:style-name="ce225">
            <text:p>942,065</text:p>
          </table:table-cell>
          <table:table-cell office:value-type="float" office:value="68.273993790427298" table:style-name="ce226">
            <text:p>68.27</text:p>
          </table:table-cell>
          <table:table-cell office:value-type="float" office:value="483523" table:style-name="ce225">
            <text:p>483,523</text:p>
          </table:table-cell>
          <table:table-cell office:value-type="float" office:value="215160" table:style-name="ce225">
            <text:p>215,160</text:p>
          </table:table-cell>
          <table:table-cell office:value-type="float" office:value="268363" table:style-name="ce14">
            <text:p>268,363</text:p>
          </table:table-cell>
          <table:table-cell office:value-type="float" office:value="18.348027500620425" table:style-name="ce15">
            <text:p>18.35</text:p>
          </table:table-cell>
          <table:table-cell office:value-type="float" office:value="1094929" table:style-name="ce14">
            <text:p>1,094,929</text:p>
          </table:table-cell>
          <table:table-cell office:value-type="float" office:value="525546" table:style-name="ce14">
            <text:p>525,546</text:p>
          </table:table-cell>
          <table:table-cell office:value-type="float" office:value="569383" table:style-name="ce14">
            <text:p>569,383</text:p>
          </table:table-cell>
          <table:table-cell office:value-type="float" office:value="41.548773074345632" table:style-name="ce15">
            <text:p>41.55</text:p>
          </table:table-cell>
          <table:table-cell office:value-type="float" office:value="2166762" table:style-name="ce14">
            <text:p>2,166,762</text:p>
          </table:table-cell>
          <table:table-cell office:value-type="float" office:value="1011916" table:style-name="ce14">
            <text:p>1,011,916</text:p>
          </table:table-cell>
          <table:table-cell office:value-type="float" office:value="1154846" table:style-name="ce14">
            <text:p>1,154,846</text:p>
          </table:table-cell>
          <table:table-cell office:value-type="float" office:value="82.221132734739228" table:style-name="ce13">
            <text:p>82.2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桃 園 市</text:p>
          </table:table-cell>
          <table:table-cell office:value-type="float" office:value="2254363" table:style-name="ce16">
            <text:p>2,254,363</text:p>
          </table:table-cell>
          <table:table-cell office:value-type="float" office:value="1118287" table:style-name="ce225">
            <text:p>1,118,287</text:p>
          </table:table-cell>
          <table:table-cell office:value-type="float" office:value="1136076" table:style-name="ce225">
            <text:p>1,136,076</text:p>
          </table:table-cell>
          <table:table-cell office:value-type="float" office:value="100" table:style-name="ce226">
            <text:p>100.00</text:p>
          </table:table-cell>
          <table:table-cell office:value-type="float" office:value="333925" table:style-name="ce225">
            <text:p>333,925</text:p>
          </table:table-cell>
          <table:table-cell office:value-type="float" office:value="173796" table:style-name="ce225">
            <text:p>173,796</text:p>
          </table:table-cell>
          <table:table-cell office:value-type="float" office:value="160129" table:style-name="ce225">
            <text:p>160,129</text:p>
          </table:table-cell>
          <table:table-cell office:value-type="float" office:value="14.81238824448414" table:style-name="ce226">
            <text:p>14.81</text:p>
          </table:table-cell>
          <table:table-cell office:value-type="float" office:value="1642466" table:style-name="ce225">
            <text:p>1,642,466</text:p>
          </table:table-cell>
          <table:table-cell office:value-type="float" office:value="816904" table:style-name="ce225">
            <text:p>816,904</text:p>
          </table:table-cell>
          <table:table-cell office:value-type="float" office:value="825562" table:style-name="ce225">
            <text:p>825,562</text:p>
          </table:table-cell>
          <table:table-cell office:value-type="float" office:value="72.857210662169308" table:style-name="ce226">
            <text:p>72.86</text:p>
          </table:table-cell>
          <table:table-cell office:value-type="float" office:value="277972" table:style-name="ce225">
            <text:p>277,972</text:p>
          </table:table-cell>
          <table:table-cell office:value-type="float" office:value="127587" table:style-name="ce225">
            <text:p>127,587</text:p>
          </table:table-cell>
          <table:table-cell office:value-type="float" office:value="150385" table:style-name="ce14">
            <text:p>150,385</text:p>
          </table:table-cell>
          <table:table-cell office:value-type="float" office:value="12.330401093346547" table:style-name="ce15">
            <text:p>12.33</text:p>
          </table:table-cell>
          <table:table-cell office:value-type="float" office:value="1046359" table:style-name="ce14">
            <text:p>1,046,359</text:p>
          </table:table-cell>
          <table:table-cell office:value-type="float" office:value="523396" table:style-name="ce14">
            <text:p>523,396</text:p>
          </table:table-cell>
          <table:table-cell office:value-type="float" office:value="522963" table:style-name="ce14">
            <text:p>522,963</text:p>
          </table:table-cell>
          <table:table-cell office:value-type="float" office:value="46.41484091071402" table:style-name="ce15">
            <text:p>46.41</text:p>
          </table:table-cell>
          <table:table-cell office:value-type="float" office:value="1791231" table:style-name="ce14">
            <text:p>1,791,231</text:p>
          </table:table-cell>
          <table:table-cell office:value-type="float" office:value="876795" table:style-name="ce14">
            <text:p>876,795</text:p>
          </table:table-cell>
          <table:table-cell office:value-type="float" office:value="914436" table:style-name="ce14">
            <text:p>914,436</text:p>
          </table:table-cell>
          <table:table-cell office:value-type="float" office:value="79.456192281367294" table:style-name="ce13">
            <text:p>79.46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7">
            <text:p>臺 中 市</text:p>
          </table:table-cell>
          <table:table-cell office:value-type="float" office:value="2816667" table:style-name="ce16">
            <text:p>2,816,667</text:p>
          </table:table-cell>
          <table:table-cell office:value-type="float" office:value="1384505" table:style-name="ce225">
            <text:p>1,384,505</text:p>
          </table:table-cell>
          <table:table-cell office:value-type="float" office:value="1432162" table:style-name="ce225">
            <text:p>1,432,162</text:p>
          </table:table-cell>
          <table:table-cell office:value-type="float" office:value="100" table:style-name="ce226">
            <text:p>100.00</text:p>
          </table:table-cell>
          <table:table-cell office:value-type="float" office:value="399371" table:style-name="ce225">
            <text:p>399,371</text:p>
          </table:table-cell>
          <table:table-cell office:value-type="float" office:value="207386" table:style-name="ce225">
            <text:p>207,386</text:p>
          </table:table-cell>
          <table:table-cell office:value-type="float" office:value="191985" table:style-name="ce225">
            <text:p>191,985</text:p>
          </table:table-cell>
          <table:table-cell office:value-type="float" office:value="14.178850393035455" table:style-name="ce226">
            <text:p>14.18</text:p>
          </table:table-cell>
          <table:table-cell office:value-type="float" office:value="2048710" table:style-name="ce225">
            <text:p>2,048,710</text:p>
          </table:table-cell>
          <table:table-cell office:value-type="float" office:value="1008816" table:style-name="ce225">
            <text:p>1,008,816</text:p>
          </table:table-cell>
          <table:table-cell office:value-type="float" office:value="1039894" table:style-name="ce225">
            <text:p>1,039,894</text:p>
          </table:table-cell>
          <table:table-cell office:value-type="float" office:value="72.735257664466545" table:style-name="ce226">
            <text:p>72.74</text:p>
          </table:table-cell>
          <table:table-cell office:value-type="float" office:value="368586" table:style-name="ce225">
            <text:p>368,586</text:p>
          </table:table-cell>
          <table:table-cell office:value-type="float" office:value="168303" table:style-name="ce225">
            <text:p>168,303</text:p>
          </table:table-cell>
          <table:table-cell office:value-type="float" office:value="200283" table:style-name="ce14">
            <text:p>200,283</text:p>
          </table:table-cell>
          <table:table-cell office:value-type="float" office:value="13.085891942497996" table:style-name="ce15">
            <text:p>13.09</text:p>
          </table:table-cell>
          <table:table-cell office:value-type="float" office:value="1288690" table:style-name="ce14">
            <text:p>1,288,690</text:p>
          </table:table-cell>
          <table:table-cell office:value-type="float" office:value="640723" table:style-name="ce14">
            <text:p>640,723</text:p>
          </table:table-cell>
          <table:table-cell office:value-type="float" office:value="647967" table:style-name="ce14">
            <text:p>647,967</text:p>
          </table:table-cell>
          <table:table-cell office:value-type="float" office:value="45.752302277834048" table:style-name="ce15">
            <text:p>45.75</text:p>
          </table:table-cell>
          <table:table-cell office:value-type="float" office:value="2259461" table:style-name="ce14">
            <text:p>2,259,461</text:p>
          </table:table-cell>
          <table:table-cell office:value-type="float" office:value="1095395" table:style-name="ce14">
            <text:p>1,095,395</text:p>
          </table:table-cell>
          <table:table-cell office:value-type="float" office:value="1164066" table:style-name="ce14">
            <text:p>1,164,066</text:p>
          </table:table-cell>
          <table:table-cell office:value-type="float" office:value="80.217540802657894" table:style-name="ce13">
            <text:p>80.2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南 市</text:p>
          </table:table-cell>
          <table:table-cell office:value-type="float" office:value="1879115" table:style-name="ce16">
            <text:p>1,879,115</text:p>
          </table:table-cell>
          <table:table-cell office:value-type="float" office:value="936237" table:style-name="ce225">
            <text:p>936,237</text:p>
          </table:table-cell>
          <table:table-cell office:value-type="float" office:value="942878" table:style-name="ce225">
            <text:p>942,878</text:p>
          </table:table-cell>
          <table:table-cell office:value-type="float" office:value="100" table:style-name="ce226">
            <text:p>100.00</text:p>
          </table:table-cell>
          <table:table-cell office:value-type="float" office:value="226610" table:style-name="ce225">
            <text:p>226,610</text:p>
          </table:table-cell>
          <table:table-cell office:value-type="float" office:value="117538" table:style-name="ce225">
            <text:p>117,538</text:p>
          </table:table-cell>
          <table:table-cell office:value-type="float" office:value="109072" table:style-name="ce225">
            <text:p>109,072</text:p>
          </table:table-cell>
          <table:table-cell office:value-type="float" office:value="12.059400302802118" table:style-name="ce226">
            <text:p>12.06</text:p>
          </table:table-cell>
          <table:table-cell office:value-type="float" office:value="1352865" table:style-name="ce225">
            <text:p>1,352,865</text:p>
          </table:table-cell>
          <table:table-cell office:value-type="float" office:value="681126" table:style-name="ce225">
            <text:p>681,126</text:p>
          </table:table-cell>
          <table:table-cell office:value-type="float" office:value="671739" table:style-name="ce225">
            <text:p>671,739</text:p>
          </table:table-cell>
          <table:table-cell office:value-type="float" office:value="71.99479542231316" table:style-name="ce226">
            <text:p>71.99</text:p>
          </table:table-cell>
          <table:table-cell office:value-type="float" office:value="299640" table:style-name="ce225">
            <text:p>299,640</text:p>
          </table:table-cell>
          <table:table-cell office:value-type="float" office:value="137573" table:style-name="ce225">
            <text:p>137,573</text:p>
          </table:table-cell>
          <table:table-cell office:value-type="float" office:value="162067" table:style-name="ce14">
            <text:p>162,067</text:p>
          </table:table-cell>
          <table:table-cell office:value-type="float" office:value="15.94580427488472" table:style-name="ce15">
            <text:p>15.95</text:p>
          </table:table-cell>
          <table:table-cell office:value-type="float" office:value="823923" table:style-name="ce14">
            <text:p>823,923</text:p>
          </table:table-cell>
          <table:table-cell office:value-type="float" office:value="417024" table:style-name="ce14">
            <text:p>417,024</text:p>
          </table:table-cell>
          <table:table-cell office:value-type="float" office:value="406899" table:style-name="ce14">
            <text:p>406,899</text:p>
          </table:table-cell>
          <table:table-cell office:value-type="float" office:value="43.846331916886406" table:style-name="ce15">
            <text:p>43.85</text:p>
          </table:table-cell>
          <table:table-cell office:value-type="float" office:value="1559739" table:style-name="ce14">
            <text:p>1,559,739</text:p>
          </table:table-cell>
          <table:table-cell office:value-type="float" office:value="770356" table:style-name="ce14">
            <text:p>770,356</text:p>
          </table:table-cell>
          <table:table-cell office:value-type="float" office:value="789383" table:style-name="ce14">
            <text:p>789,383</text:p>
          </table:table-cell>
          <table:table-cell office:value-type="float" office:value="83.003914076573281" table:style-name="ce13">
            <text:p>83.0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高 雄 市</text:p>
          </table:table-cell>
          <table:table-cell office:value-type="float" office:value="2773984" table:style-name="ce16">
            <text:p>2,773,984</text:p>
          </table:table-cell>
          <table:table-cell office:value-type="float" office:value="1369483" table:style-name="ce225">
            <text:p>1,369,483</text:p>
          </table:table-cell>
          <table:table-cell office:value-type="float" office:value="1404501" table:style-name="ce225">
            <text:p>1,404,501</text:p>
          </table:table-cell>
          <table:table-cell office:value-type="float" office:value="100" table:style-name="ce226">
            <text:p>100.00</text:p>
          </table:table-cell>
          <table:table-cell office:value-type="float" office:value="327553" table:style-name="ce225">
            <text:p>327,553</text:p>
          </table:table-cell>
          <table:table-cell office:value-type="float" office:value="170019" table:style-name="ce225">
            <text:p>170,019</text:p>
          </table:table-cell>
          <table:table-cell office:value-type="float" office:value="157534" table:style-name="ce225">
            <text:p>157,534</text:p>
          </table:table-cell>
          <table:table-cell office:value-type="float" office:value="11.808034941802116" table:style-name="ce226">
            <text:p>11.81</text:p>
          </table:table-cell>
          <table:table-cell office:value-type="float" office:value="2001556" table:style-name="ce225">
            <text:p>2,001,556</text:p>
          </table:table-cell>
          <table:table-cell office:value-type="float" office:value="997067" table:style-name="ce225">
            <text:p>997,067</text:p>
          </table:table-cell>
          <table:table-cell office:value-type="float" office:value="1004489" table:style-name="ce225">
            <text:p>1,004,489</text:p>
          </table:table-cell>
          <table:table-cell office:value-type="float" office:value="72.154561814343552" table:style-name="ce226">
            <text:p>72.15</text:p>
          </table:table-cell>
          <table:table-cell office:value-type="float" office:value="444875" table:style-name="ce225">
            <text:p>444,875</text:p>
          </table:table-cell>
          <table:table-cell office:value-type="float" office:value="202397" table:style-name="ce225">
            <text:p>202,397</text:p>
          </table:table-cell>
          <table:table-cell office:value-type="float" office:value="242478" table:style-name="ce14">
            <text:p>242,478</text:p>
          </table:table-cell>
          <table:table-cell office:value-type="float" office:value="16.037403243854325" table:style-name="ce15">
            <text:p>16.04</text:p>
          </table:table-cell>
          <table:table-cell office:value-type="float" office:value="1225947" table:style-name="ce14">
            <text:p>1,225,947</text:p>
          </table:table-cell>
          <table:table-cell office:value-type="float" office:value="616579" table:style-name="ce14">
            <text:p>616,579</text:p>
          </table:table-cell>
          <table:table-cell office:value-type="float" office:value="609368" table:style-name="ce14">
            <text:p>609,368</text:p>
          </table:table-cell>
          <table:table-cell office:value-type="float" office:value="44.194451013416078" table:style-name="ce15">
            <text:p>44.19</text:p>
          </table:table-cell>
          <table:table-cell office:value-type="float" office:value="2306787" table:style-name="ce14">
            <text:p>2,306,787</text:p>
          </table:table-cell>
          <table:table-cell office:value-type="float" office:value="1126753" table:style-name="ce14">
            <text:p>1,126,753</text:p>
          </table:table-cell>
          <table:table-cell office:value-type="float" office:value="1180034" table:style-name="ce14">
            <text:p>1,180,034</text:p>
          </table:table-cell>
          <table:table-cell office:value-type="float" office:value="83.157905741345289" table:style-name="ce13">
            <text:p>83.16</text:p>
          </table:table-cell>
          <table:table-cell table:number-columns-repeated="16359" table:style-name="ce7"/>
        </table:table-row>
        <table:table-row table:style-name="ro41">
          <table:table-cell office:value-type="string" table:style-name="ce17">
            <text:p><text:s/>臺 灣 省<text:s/></text:p>
          </table:table-cell>
          <table:table-cell office:value-type="float" office:value="7060473" table:style-name="ce16">
            <text:p>7,060,473</text:p>
          </table:table-cell>
          <table:table-cell office:value-type="float" office:value="3591736" table:style-name="ce225">
            <text:p>3,591,736</text:p>
          </table:table-cell>
          <table:table-cell office:value-type="float" office:value="3468737" table:style-name="ce225">
            <text:p>3,468,737</text:p>
          </table:table-cell>
          <table:table-cell office:value-type="float" office:value="100" table:style-name="ce226">
            <text:p>100.00</text:p>
          </table:table-cell>
          <table:table-cell office:value-type="float" office:value="859416" table:style-name="ce225">
            <text:p>859,416</text:p>
          </table:table-cell>
          <table:table-cell office:value-type="float" office:value="447463" table:style-name="ce225">
            <text:p>447,463</text:p>
          </table:table-cell>
          <table:table-cell office:value-type="float" office:value="411953" table:style-name="ce225">
            <text:p>411,953</text:p>
          </table:table-cell>
          <table:table-cell office:value-type="float" office:value="12.172215657506232" table:style-name="ce226">
            <text:p>12.17</text:p>
          </table:table-cell>
          <table:table-cell office:value-type="float" office:value="5026980" table:style-name="ce225">
            <text:p>5,026,980</text:p>
          </table:table-cell>
          <table:table-cell office:value-type="float" office:value="2601613" table:style-name="ce225">
            <text:p>2,601,613</text:p>
          </table:table-cell>
          <table:table-cell office:value-type="float" office:value="2425367" table:style-name="ce225">
            <text:p>2,425,367</text:p>
          </table:table-cell>
          <table:table-cell office:value-type="float" office:value="71.198912594099568" table:style-name="ce226">
            <text:p>71.20</text:p>
          </table:table-cell>
          <table:table-cell office:value-type="float" office:value="1174077" table:style-name="ce225">
            <text:p>1,174,077</text:p>
          </table:table-cell>
          <table:table-cell office:value-type="float" office:value="542660" table:style-name="ce225">
            <text:p>542,660</text:p>
          </table:table-cell>
          <table:table-cell office:value-type="float" office:value="631417" table:style-name="ce14">
            <text:p>631,417</text:p>
          </table:table-cell>
          <table:table-cell office:value-type="float" office:value="16.628871748394193" table:style-name="ce15">
            <text:p>16.63</text:p>
          </table:table-cell>
          <table:table-cell office:value-type="float" office:value="3054228" table:style-name="ce14">
            <text:p>3,054,228</text:p>
          </table:table-cell>
          <table:table-cell office:value-type="float" office:value="1578408" table:style-name="ce14">
            <text:p>1,578,408</text:p>
          </table:table-cell>
          <table:table-cell office:value-type="float" office:value="1475820" table:style-name="ce14">
            <text:p>1,475,820</text:p>
          </table:table-cell>
          <table:table-cell office:value-type="float" office:value="43.258121658421466" table:style-name="ce15">
            <text:p>43.26</text:p>
          </table:table-cell>
          <table:table-cell office:value-type="float" office:value="5812988" table:style-name="ce14">
            <text:p>5,812,988</text:p>
          </table:table-cell>
          <table:table-cell office:value-type="float" office:value="2940791" table:style-name="ce14">
            <text:p>2,940,791</text:p>
          </table:table-cell>
          <table:table-cell office:value-type="float" office:value="2872197" table:style-name="ce14">
            <text:p>2,872,197</text:p>
          </table:table-cell>
          <table:table-cell office:value-type="float" office:value="82.331424537704493" table:style-name="ce13">
            <text:p>82.33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宜 蘭 縣</text:p>
          </table:table-cell>
          <table:table-cell office:value-type="float" office:value="453951" table:style-name="ce11">
            <text:p>453,951</text:p>
          </table:table-cell>
          <table:table-cell office:value-type="float" office:value="228982" table:style-name="ce227">
            <text:p>228,982</text:p>
          </table:table-cell>
          <table:table-cell office:value-type="float" office:value="224969" table:style-name="ce227">
            <text:p>224,969</text:p>
          </table:table-cell>
          <table:table-cell office:value-type="float" office:value="100" table:style-name="ce228">
            <text:p>100.00</text:p>
          </table:table-cell>
          <table:table-cell office:value-type="float" office:value="53483" table:style-name="ce227">
            <text:p>53,483</text:p>
          </table:table-cell>
          <table:table-cell office:value-type="float" office:value="27725" table:style-name="ce227">
            <text:p>27,725</text:p>
          </table:table-cell>
          <table:table-cell office:value-type="float" office:value="25758" table:style-name="ce227">
            <text:p>25,758</text:p>
          </table:table-cell>
          <table:table-cell office:value-type="float" office:value="11.781668065496055" table:style-name="ce228">
            <text:p>11.78</text:p>
          </table:table-cell>
          <table:table-cell office:value-type="float" office:value="324334" table:style-name="ce227">
            <text:p>324,334</text:p>
          </table:table-cell>
          <table:table-cell office:value-type="float" office:value="166061" table:style-name="ce227">
            <text:p>166,061</text:p>
          </table:table-cell>
          <table:table-cell office:value-type="float" office:value="158273" table:style-name="ce227">
            <text:p>158,273</text:p>
          </table:table-cell>
          <table:table-cell office:value-type="float" office:value="71.446918279726219" table:style-name="ce228">
            <text:p>71.45</text:p>
          </table:table-cell>
          <table:table-cell office:value-type="float" office:value="76134" table:style-name="ce227">
            <text:p>76,134</text:p>
          </table:table-cell>
          <table:table-cell office:value-type="float" office:value="35196" table:style-name="ce227">
            <text:p>35,196</text:p>
          </table:table-cell>
          <table:table-cell office:value-type="float" office:value="40938" table:style-name="ce9">
            <text:p>40,938</text:p>
          </table:table-cell>
          <table:table-cell office:value-type="float" office:value="16.771413654777717" table:style-name="ce10">
            <text:p>16.77</text:p>
          </table:table-cell>
          <table:table-cell office:value-type="float" office:value="195319" table:style-name="ce9">
            <text:p>195,319</text:p>
          </table:table-cell>
          <table:table-cell office:value-type="float" office:value="100409" table:style-name="ce9">
            <text:p>100,409</text:p>
          </table:table-cell>
          <table:table-cell office:value-type="float" office:value="94910" table:style-name="ce9">
            <text:p>94,910</text:p>
          </table:table-cell>
          <table:table-cell office:value-type="float" office:value="43.02644999129862" table:style-name="ce10">
            <text:p>43.03</text:p>
          </table:table-cell>
          <table:table-cell office:value-type="float" office:value="376486" table:style-name="ce9">
            <text:p>376,486</text:p>
          </table:table-cell>
          <table:table-cell office:value-type="float" office:value="188776" table:style-name="ce9">
            <text:p>188,776</text:p>
          </table:table-cell>
          <table:table-cell office:value-type="float" office:value="187710" table:style-name="ce9">
            <text:p>187,710</text:p>
          </table:table-cell>
          <table:table-cell office:value-type="float" office:value="82.935382893748439" table:style-name="ce8">
            <text:p>82.94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縣</text:p>
          </table:table-cell>
          <table:table-cell office:value-type="float" office:value="565272" table:style-name="ce11">
            <text:p>565,272</text:p>
          </table:table-cell>
          <table:table-cell office:value-type="float" office:value="288550" table:style-name="ce227">
            <text:p>288,550</text:p>
          </table:table-cell>
          <table:table-cell office:value-type="float" office:value="276722" table:style-name="ce227">
            <text:p>276,722</text:p>
          </table:table-cell>
          <table:table-cell office:value-type="float" office:value="100" table:style-name="ce228">
            <text:p>100.00</text:p>
          </table:table-cell>
          <table:table-cell office:value-type="float" office:value="91509" table:style-name="ce227">
            <text:p>91,509</text:p>
          </table:table-cell>
          <table:table-cell office:value-type="float" office:value="47592" table:style-name="ce227">
            <text:p>47,592</text:p>
          </table:table-cell>
          <table:table-cell office:value-type="float" office:value="43917" table:style-name="ce227">
            <text:p>43,917</text:p>
          </table:table-cell>
          <table:table-cell office:value-type="float" office:value="16.188489788986541" table:style-name="ce228">
            <text:p>16.19</text:p>
          </table:table-cell>
          <table:table-cell office:value-type="float" office:value="401852" table:style-name="ce227">
            <text:p>401,852</text:p>
          </table:table-cell>
          <table:table-cell office:value-type="float" office:value="206647" table:style-name="ce227">
            <text:p>206,647</text:p>
          </table:table-cell>
          <table:table-cell office:value-type="float" office:value="195205" table:style-name="ce227">
            <text:p>195,205</text:p>
          </table:table-cell>
          <table:table-cell office:value-type="float" office:value="71.09002391768918" table:style-name="ce228">
            <text:p>71.09</text:p>
          </table:table-cell>
          <table:table-cell office:value-type="float" office:value="71911" table:style-name="ce227">
            <text:p>71,911</text:p>
          </table:table-cell>
          <table:table-cell office:value-type="float" office:value="34311" table:style-name="ce227">
            <text:p>34,311</text:p>
          </table:table-cell>
          <table:table-cell office:value-type="float" office:value="37600" table:style-name="ce9">
            <text:p>37,600</text:p>
          </table:table-cell>
          <table:table-cell office:value-type="float" office:value="12.721486293324274" table:style-name="ce10">
            <text:p>12.72</text:p>
          </table:table-cell>
          <table:table-cell office:value-type="float" office:value="257223" table:style-name="ce9">
            <text:p>257,223</text:p>
          </table:table-cell>
          <table:table-cell office:value-type="float" office:value="131331" table:style-name="ce9">
            <text:p>131,331</text:p>
          </table:table-cell>
          <table:table-cell office:value-type="float" office:value="125892" table:style-name="ce9">
            <text:p>125,892</text:p>
          </table:table-cell>
          <table:table-cell office:value-type="float" office:value="45.504288201078417" table:style-name="ce10">
            <text:p>45.50</text:p>
          </table:table-cell>
          <table:table-cell office:value-type="float" office:value="440386" table:style-name="ce9">
            <text:p>440,386</text:p>
          </table:table-cell>
          <table:table-cell office:value-type="float" office:value="223405" table:style-name="ce9">
            <text:p>223,405</text:p>
          </table:table-cell>
          <table:table-cell office:value-type="float" office:value="216981" table:style-name="ce9">
            <text:p>216,981</text:p>
          </table:table-cell>
          <table:table-cell office:value-type="float" office:value="77.906919146888569" table:style-name="ce8">
            <text:p>77.91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苗 栗 縣</text:p>
          </table:table-cell>
          <table:table-cell office:value-type="float" office:value="544762" table:style-name="ce11">
            <text:p>544,762</text:p>
          </table:table-cell>
          <table:table-cell office:value-type="float" office:value="280817" table:style-name="ce227">
            <text:p>280,817</text:p>
          </table:table-cell>
          <table:table-cell office:value-type="float" office:value="263945" table:style-name="ce227">
            <text:p>263,945</text:p>
          </table:table-cell>
          <table:table-cell office:value-type="float" office:value="100" table:style-name="ce228">
            <text:p>100.00</text:p>
          </table:table-cell>
          <table:table-cell office:value-type="float" office:value="66594" table:style-name="ce227">
            <text:p>66,594</text:p>
          </table:table-cell>
          <table:table-cell office:value-type="float" office:value="34514" table:style-name="ce227">
            <text:p>34,514</text:p>
          </table:table-cell>
          <table:table-cell office:value-type="float" office:value="32080" table:style-name="ce227">
            <text:p>32,080</text:p>
          </table:table-cell>
          <table:table-cell office:value-type="float" office:value="12.224420939786548" table:style-name="ce228">
            <text:p>12.22</text:p>
          </table:table-cell>
          <table:table-cell office:value-type="float" office:value="386885" table:style-name="ce227">
            <text:p>386,885</text:p>
          </table:table-cell>
          <table:table-cell office:value-type="float" office:value="202999" table:style-name="ce227">
            <text:p>202,999</text:p>
          </table:table-cell>
          <table:table-cell office:value-type="float" office:value="183886" table:style-name="ce227">
            <text:p>183,886</text:p>
          </table:table-cell>
          <table:table-cell office:value-type="float" office:value="71.019087234425299" table:style-name="ce228">
            <text:p>71.02</text:p>
          </table:table-cell>
          <table:table-cell office:value-type="float" office:value="91283" table:style-name="ce227">
            <text:p>91,283</text:p>
          </table:table-cell>
          <table:table-cell office:value-type="float" office:value="43304" table:style-name="ce227">
            <text:p>43,304</text:p>
          </table:table-cell>
          <table:table-cell office:value-type="float" office:value="47979" table:style-name="ce9">
            <text:p>47,979</text:p>
          </table:table-cell>
          <table:table-cell office:value-type="float" office:value="16.756491825788142" table:style-name="ce10">
            <text:p>16.76</text:p>
          </table:table-cell>
          <table:table-cell office:value-type="float" office:value="236129" table:style-name="ce9">
            <text:p>236,129</text:p>
          </table:table-cell>
          <table:table-cell office:value-type="float" office:value="123677" table:style-name="ce9">
            <text:p>123,677</text:p>
          </table:table-cell>
          <table:table-cell office:value-type="float" office:value="112452" table:style-name="ce9">
            <text:p>112,452</text:p>
          </table:table-cell>
          <table:table-cell office:value-type="float" office:value="43.345350813749853" table:style-name="ce10">
            <text:p>43.35</text:p>
          </table:table-cell>
          <table:table-cell office:value-type="float" office:value="448039" table:style-name="ce9">
            <text:p>448,039</text:p>
          </table:table-cell>
          <table:table-cell office:value-type="float" office:value="230285" table:style-name="ce9">
            <text:p>230,285</text:p>
          </table:table-cell>
          <table:table-cell office:value-type="float" office:value="217754" table:style-name="ce9">
            <text:p>217,754</text:p>
          </table:table-cell>
          <table:table-cell office:value-type="float" office:value="82.244906950191094" table:style-name="ce8">
            <text:p>82.24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彰 化 縣</text:p>
          </table:table-cell>
          <table:table-cell office:value-type="float" office:value="1271015" table:style-name="ce11">
            <text:p>1,271,015</text:p>
          </table:table-cell>
          <table:table-cell office:value-type="float" office:value="646272" table:style-name="ce227">
            <text:p>646,272</text:p>
          </table:table-cell>
          <table:table-cell office:value-type="float" office:value="624743" table:style-name="ce227">
            <text:p>624,743</text:p>
          </table:table-cell>
          <table:table-cell office:value-type="float" office:value="100" table:style-name="ce228">
            <text:p>100.00</text:p>
          </table:table-cell>
          <table:table-cell office:value-type="float" office:value="162061" table:style-name="ce227">
            <text:p>162,061</text:p>
          </table:table-cell>
          <table:table-cell office:value-type="float" office:value="84616" table:style-name="ce227">
            <text:p>84,616</text:p>
          </table:table-cell>
          <table:table-cell office:value-type="float" office:value="77445" table:style-name="ce227">
            <text:p>77,445</text:p>
          </table:table-cell>
          <table:table-cell office:value-type="float" office:value="12.750518286566248" table:style-name="ce228">
            <text:p>12.75</text:p>
          </table:table-cell>
          <table:table-cell office:value-type="float" office:value="903422" table:style-name="ce227">
            <text:p>903,422</text:p>
          </table:table-cell>
          <table:table-cell office:value-type="float" office:value="466904" table:style-name="ce227">
            <text:p>466,904</text:p>
          </table:table-cell>
          <table:table-cell office:value-type="float" office:value="436518" table:style-name="ce227">
            <text:p>436,518</text:p>
          </table:table-cell>
          <table:table-cell office:value-type="float" office:value="71.078783491933621" table:style-name="ce228">
            <text:p>71.08</text:p>
          </table:table-cell>
          <table:table-cell office:value-type="float" office:value="205532" table:style-name="ce227">
            <text:p>205,532</text:p>
          </table:table-cell>
          <table:table-cell office:value-type="float" office:value="94752" table:style-name="ce227">
            <text:p>94,752</text:p>
          </table:table-cell>
          <table:table-cell office:value-type="float" office:value="110780" table:style-name="ce9">
            <text:p>110,780</text:p>
          </table:table-cell>
          <table:table-cell office:value-type="float" office:value="16.170698221500139" table:style-name="ce10">
            <text:p>16.17</text:p>
          </table:table-cell>
          <table:table-cell office:value-type="float" office:value="560578" table:style-name="ce9">
            <text:p>560,578</text:p>
          </table:table-cell>
          <table:table-cell office:value-type="float" office:value="289624" table:style-name="ce9">
            <text:p>289,624</text:p>
          </table:table-cell>
          <table:table-cell office:value-type="float" office:value="270954" table:style-name="ce9">
            <text:p>270,954</text:p>
          </table:table-cell>
          <table:table-cell office:value-type="float" office:value="44.104750927408411" table:style-name="ce10">
            <text:p>44.10</text:p>
          </table:table-cell>
          <table:table-cell office:value-type="float" office:value="1036619" table:style-name="ce9">
            <text:p>1,036,619</text:p>
          </table:table-cell>
          <table:table-cell office:value-type="float" office:value="523632" table:style-name="ce9">
            <text:p>523,632</text:p>
          </table:table-cell>
          <table:table-cell office:value-type="float" office:value="512987" table:style-name="ce9">
            <text:p>512,987</text:p>
          </table:table-cell>
          <table:table-cell office:value-type="float" office:value="81.5583608375983" table:style-name="ce8">
            <text:p>81.56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南 投 縣</text:p>
          </table:table-cell>
          <table:table-cell office:value-type="float" office:value="493403" table:style-name="ce11">
            <text:p>493,403</text:p>
          </table:table-cell>
          <table:table-cell office:value-type="float" office:value="252281" table:style-name="ce227">
            <text:p>252,281</text:p>
          </table:table-cell>
          <table:table-cell office:value-type="float" office:value="241122" table:style-name="ce227">
            <text:p>241,122</text:p>
          </table:table-cell>
          <table:table-cell office:value-type="float" office:value="100" table:style-name="ce228">
            <text:p>100.00</text:p>
          </table:table-cell>
          <table:table-cell office:value-type="float" office:value="53005" table:style-name="ce227">
            <text:p>53,005</text:p>
          </table:table-cell>
          <table:table-cell office:value-type="float" office:value="27551" table:style-name="ce227">
            <text:p>27,551</text:p>
          </table:table-cell>
          <table:table-cell office:value-type="float" office:value="25454" table:style-name="ce227">
            <text:p>25,454</text:p>
          </table:table-cell>
          <table:table-cell office:value-type="float" office:value="10.742739707703439" table:style-name="ce228">
            <text:p>10.74</text:p>
          </table:table-cell>
          <table:table-cell office:value-type="float" office:value="351241" table:style-name="ce227">
            <text:p>351,241</text:p>
          </table:table-cell>
          <table:table-cell office:value-type="float" office:value="182844" table:style-name="ce227">
            <text:p>182,844</text:p>
          </table:table-cell>
          <table:table-cell office:value-type="float" office:value="168397" table:style-name="ce227">
            <text:p>168,397</text:p>
          </table:table-cell>
          <table:table-cell office:value-type="float" office:value="71.187447178067416" table:style-name="ce228">
            <text:p>71.19</text:p>
          </table:table-cell>
          <table:table-cell office:value-type="float" office:value="89157" table:style-name="ce227">
            <text:p>89,157</text:p>
          </table:table-cell>
          <table:table-cell office:value-type="float" office:value="41886" table:style-name="ce227">
            <text:p>41,886</text:p>
          </table:table-cell>
          <table:table-cell office:value-type="float" office:value="47271" table:style-name="ce9">
            <text:p>47,271</text:p>
          </table:table-cell>
          <table:table-cell office:value-type="float" office:value="18.069813114229138" table:style-name="ce10">
            <text:p>18.07</text:p>
          </table:table-cell>
          <table:table-cell office:value-type="float" office:value="206654" table:style-name="ce9">
            <text:p>206,654</text:p>
          </table:table-cell>
          <table:table-cell office:value-type="float" office:value="108205" table:style-name="ce9">
            <text:p>108,205</text:p>
          </table:table-cell>
          <table:table-cell office:value-type="float" office:value="98449" table:style-name="ce9">
            <text:p>98,449</text:p>
          </table:table-cell>
          <table:table-cell office:value-type="float" office:value="41.883409707683171" table:style-name="ce10">
            <text:p>41.88</text:p>
          </table:table-cell>
          <table:table-cell office:value-type="float" office:value="413750" table:style-name="ce9">
            <text:p>413,750</text:p>
          </table:table-cell>
          <table:table-cell office:value-type="float" office:value="210928" table:style-name="ce9">
            <text:p>210,928</text:p>
          </table:table-cell>
          <table:table-cell office:value-type="float" office:value="202822" table:style-name="ce9">
            <text:p>202,822</text:p>
          </table:table-cell>
          <table:table-cell office:value-type="float" office:value="83.856401359537742" table:style-name="ce8">
            <text:p>83.86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雲 林 縣</text:p>
          </table:table-cell>
          <table:table-cell office:value-type="float" office:value="680050" table:style-name="ce11">
            <text:p>680,050</text:p>
          </table:table-cell>
          <table:table-cell office:value-type="float" office:value="352100" table:style-name="ce227">
            <text:p>352,100</text:p>
          </table:table-cell>
          <table:table-cell office:value-type="float" office:value="327950" table:style-name="ce227">
            <text:p>327,950</text:p>
          </table:table-cell>
          <table:table-cell office:value-type="float" office:value="100" table:style-name="ce228">
            <text:p>100.00</text:p>
          </table:table-cell>
          <table:table-cell office:value-type="float" office:value="76211" table:style-name="ce227">
            <text:p>76,211</text:p>
          </table:table-cell>
          <table:table-cell office:value-type="float" office:value="39657" table:style-name="ce227">
            <text:p>39,657</text:p>
          </table:table-cell>
          <table:table-cell office:value-type="float" office:value="36554" table:style-name="ce227">
            <text:p>36,554</text:p>
          </table:table-cell>
          <table:table-cell office:value-type="float" office:value="11.206675979707374" table:style-name="ce228">
            <text:p>11.21</text:p>
          </table:table-cell>
          <table:table-cell office:value-type="float" office:value="476619" table:style-name="ce227">
            <text:p>476,619</text:p>
          </table:table-cell>
          <table:table-cell office:value-type="float" office:value="254147" table:style-name="ce227">
            <text:p>254,147</text:p>
          </table:table-cell>
          <table:table-cell office:value-type="float" office:value="222472" table:style-name="ce227">
            <text:p>222,472</text:p>
          </table:table-cell>
          <table:table-cell office:value-type="float" office:value="70.085876038526578" table:style-name="ce228">
            <text:p>70.09</text:p>
          </table:table-cell>
          <table:table-cell office:value-type="float" office:value="127220" table:style-name="ce227">
            <text:p>127,220</text:p>
          </table:table-cell>
          <table:table-cell office:value-type="float" office:value="58296" table:style-name="ce227">
            <text:p>58,296</text:p>
          </table:table-cell>
          <table:table-cell office:value-type="float" office:value="68924" table:style-name="ce9">
            <text:p>68,924</text:p>
          </table:table-cell>
          <table:table-cell office:value-type="float" office:value="18.707447981766045" table:style-name="ce10">
            <text:p>18.71</text:p>
          </table:table-cell>
          <table:table-cell office:value-type="float" office:value="286691" table:style-name="ce9">
            <text:p>286,691</text:p>
          </table:table-cell>
          <table:table-cell office:value-type="float" office:value="150561" table:style-name="ce9">
            <text:p>150,561</text:p>
          </table:table-cell>
          <table:table-cell office:value-type="float" office:value="136130" table:style-name="ce9">
            <text:p>136,130</text:p>
          </table:table-cell>
          <table:table-cell office:value-type="float" office:value="42.157341371957948" table:style-name="ce10">
            <text:p>42.16</text:p>
          </table:table-cell>
          <table:table-cell office:value-type="float" office:value="565847" table:style-name="ce9">
            <text:p>565,847</text:p>
          </table:table-cell>
          <table:table-cell office:value-type="float" office:value="292480" table:style-name="ce9">
            <text:p>292,480</text:p>
          </table:table-cell>
          <table:table-cell office:value-type="float" office:value="273367" table:style-name="ce9">
            <text:p>273,367</text:p>
          </table:table-cell>
          <table:table-cell office:value-type="float" office:value="83.206675979707384" table:style-name="ce8">
            <text:p>83.21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嘉 義 縣</text:p>
          </table:table-cell>
          <table:table-cell office:value-type="float" office:value="502007" table:style-name="ce11">
            <text:p>502,007</text:p>
          </table:table-cell>
          <table:table-cell office:value-type="float" office:value="260592" table:style-name="ce227">
            <text:p>260,592</text:p>
          </table:table-cell>
          <table:table-cell office:value-type="float" office:value="241415" table:style-name="ce227">
            <text:p>241,415</text:p>
          </table:table-cell>
          <table:table-cell office:value-type="float" office:value="100" table:style-name="ce228">
            <text:p>100.00</text:p>
          </table:table-cell>
          <table:table-cell office:value-type="float" office:value="45973" table:style-name="ce227">
            <text:p>45,973</text:p>
          </table:table-cell>
          <table:table-cell office:value-type="float" office:value="23907" table:style-name="ce227">
            <text:p>23,907</text:p>
          </table:table-cell>
          <table:table-cell office:value-type="float" office:value="22066" table:style-name="ce227">
            <text:p>22,066</text:p>
          </table:table-cell>
          <table:table-cell office:value-type="float" office:value="9.157840428519922" table:style-name="ce228">
            <text:p>9.16</text:p>
          </table:table-cell>
          <table:table-cell office:value-type="float" office:value="356176" table:style-name="ce227">
            <text:p>356,176</text:p>
          </table:table-cell>
          <table:table-cell office:value-type="float" office:value="190459" table:style-name="ce227">
            <text:p>190,459</text:p>
          </table:table-cell>
          <table:table-cell office:value-type="float" office:value="165717" table:style-name="ce227">
            <text:p>165,717</text:p>
          </table:table-cell>
          <table:table-cell office:value-type="float" office:value="70.95040507403283" table:style-name="ce228">
            <text:p>70.95</text:p>
          </table:table-cell>
          <table:table-cell office:value-type="float" office:value="99858" table:style-name="ce227">
            <text:p>99,858</text:p>
          </table:table-cell>
          <table:table-cell office:value-type="float" office:value="46226" table:style-name="ce227">
            <text:p>46,226</text:p>
          </table:table-cell>
          <table:table-cell office:value-type="float" office:value="53632" table:style-name="ce9">
            <text:p>53,632</text:p>
          </table:table-cell>
          <table:table-cell office:value-type="float" office:value="19.891754497447248" table:style-name="ce10">
            <text:p>19.89</text:p>
          </table:table-cell>
          <table:table-cell office:value-type="float" office:value="207616" table:style-name="ce9">
            <text:p>207,616</text:p>
          </table:table-cell>
          <table:table-cell office:value-type="float" office:value="109483" table:style-name="ce9">
            <text:p>109,483</text:p>
          </table:table-cell>
          <table:table-cell office:value-type="float" office:value="98133" table:style-name="ce9">
            <text:p>98,133</text:p>
          </table:table-cell>
          <table:table-cell office:value-type="float" office:value="41.357192230387227" table:style-name="ce10">
            <text:p>41.36</text:p>
          </table:table-cell>
          <table:table-cell office:value-type="float" office:value="429047" table:style-name="ce9">
            <text:p>429,047</text:p>
          </table:table-cell>
          <table:table-cell office:value-type="float" office:value="222446" table:style-name="ce9">
            <text:p>222,446</text:p>
          </table:table-cell>
          <table:table-cell office:value-type="float" office:value="206601" table:style-name="ce9">
            <text:p>206,601</text:p>
          </table:table-cell>
          <table:table-cell office:value-type="float" office:value="85.466338118791171" table:style-name="ce8">
            <text:p>85.47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屏 東 縣</text:p>
          </table:table-cell>
          <table:table-cell office:value-type="float" office:value="817193" table:style-name="ce11">
            <text:p>817,193</text:p>
          </table:table-cell>
          <table:table-cell office:value-type="float" office:value="416685" table:style-name="ce227">
            <text:p>416,685</text:p>
          </table:table-cell>
          <table:table-cell office:value-type="float" office:value="400508" table:style-name="ce227">
            <text:p>400,508</text:p>
          </table:table-cell>
          <table:table-cell office:value-type="float" office:value="100" table:style-name="ce228">
            <text:p>100.00</text:p>
          </table:table-cell>
          <table:table-cell office:value-type="float" office:value="85647" table:style-name="ce227">
            <text:p>85,647</text:p>
          </table:table-cell>
          <table:table-cell office:value-type="float" office:value="44653" table:style-name="ce227">
            <text:p>44,653</text:p>
          </table:table-cell>
          <table:table-cell office:value-type="float" office:value="40994" table:style-name="ce227">
            <text:p>40,994</text:p>
          </table:table-cell>
          <table:table-cell office:value-type="float" office:value="10.480633094018183" table:style-name="ce228">
            <text:p>10.48</text:p>
          </table:table-cell>
          <table:table-cell office:value-type="float" office:value="588921" table:style-name="ce227">
            <text:p>588,921</text:p>
          </table:table-cell>
          <table:table-cell office:value-type="float" office:value="305259" table:style-name="ce227">
            <text:p>305,259</text:p>
          </table:table-cell>
          <table:table-cell office:value-type="float" office:value="283662" table:style-name="ce227">
            <text:p>283,662</text:p>
          </table:table-cell>
          <table:table-cell office:value-type="float" office:value="72.066329496214479" table:style-name="ce228">
            <text:p>72.07</text:p>
          </table:table-cell>
          <table:table-cell office:value-type="float" office:value="142625" table:style-name="ce227">
            <text:p>142,625</text:p>
          </table:table-cell>
          <table:table-cell office:value-type="float" office:value="66773" table:style-name="ce227">
            <text:p>66,773</text:p>
          </table:table-cell>
          <table:table-cell office:value-type="float" office:value="75852" table:style-name="ce9">
            <text:p>75,852</text:p>
          </table:table-cell>
          <table:table-cell office:value-type="float" office:value="17.45303740976734" table:style-name="ce10">
            <text:p>17.45</text:p>
          </table:table-cell>
          <table:table-cell office:value-type="float" office:value="351062" table:style-name="ce9">
            <text:p>351,062</text:p>
          </table:table-cell>
          <table:table-cell office:value-type="float" office:value="183191" table:style-name="ce9">
            <text:p>183,191</text:p>
          </table:table-cell>
          <table:table-cell office:value-type="float" office:value="167871" table:style-name="ce9">
            <text:p>167,871</text:p>
          </table:table-cell>
          <table:table-cell office:value-type="float" office:value="42.959496716198011" table:style-name="ce10">
            <text:p>42.96</text:p>
          </table:table-cell>
          <table:table-cell office:value-type="float" office:value="689377" table:style-name="ce9">
            <text:p>689,377</text:p>
          </table:table-cell>
          <table:table-cell office:value-type="float" office:value="350105" table:style-name="ce9">
            <text:p>350,105</text:p>
          </table:table-cell>
          <table:table-cell office:value-type="float" office:value="339272" table:style-name="ce9">
            <text:p>339,272</text:p>
          </table:table-cell>
          <table:table-cell office:value-type="float" office:value="84.359141598129213" table:style-name="ce8">
            <text:p>84.36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臺 東 縣</text:p>
          </table:table-cell>
          <table:table-cell office:value-type="float" office:value="216308" table:style-name="ce11">
            <text:p>216,308</text:p>
          </table:table-cell>
          <table:table-cell office:value-type="float" office:value="111291" table:style-name="ce227">
            <text:p>111,291</text:p>
          </table:table-cell>
          <table:table-cell office:value-type="float" office:value="105017" table:style-name="ce227">
            <text:p>105,017</text:p>
          </table:table-cell>
          <table:table-cell office:value-type="float" office:value="100" table:style-name="ce228">
            <text:p>100.00</text:p>
          </table:table-cell>
          <table:table-cell office:value-type="float" office:value="24980" table:style-name="ce227">
            <text:p>24,980</text:p>
          </table:table-cell>
          <table:table-cell office:value-type="float" office:value="13122" table:style-name="ce227">
            <text:p>13,122</text:p>
          </table:table-cell>
          <table:table-cell office:value-type="float" office:value="11858" table:style-name="ce227">
            <text:p>11,858</text:p>
          </table:table-cell>
          <table:table-cell office:value-type="float" office:value="11.548347726390148" table:style-name="ce228">
            <text:p>11.55</text:p>
          </table:table-cell>
          <table:table-cell office:value-type="float" office:value="154744" table:style-name="ce227">
            <text:p>154,744</text:p>
          </table:table-cell>
          <table:table-cell office:value-type="float" office:value="81589" table:style-name="ce227">
            <text:p>81,589</text:p>
          </table:table-cell>
          <table:table-cell office:value-type="float" office:value="73155" table:style-name="ce227">
            <text:p>73,155</text:p>
          </table:table-cell>
          <table:table-cell office:value-type="float" office:value="71.53873180834735" table:style-name="ce228">
            <text:p>71.54</text:p>
          </table:table-cell>
          <table:table-cell office:value-type="float" office:value="36584" table:style-name="ce227">
            <text:p>36,584</text:p>
          </table:table-cell>
          <table:table-cell office:value-type="float" office:value="16580" table:style-name="ce227">
            <text:p>16,580</text:p>
          </table:table-cell>
          <table:table-cell office:value-type="float" office:value="20004" table:style-name="ce9">
            <text:p>20,004</text:p>
          </table:table-cell>
          <table:table-cell office:value-type="float" office:value="16.912920465262495" table:style-name="ce10">
            <text:p>16.91</text:p>
          </table:table-cell>
          <table:table-cell office:value-type="float" office:value="91600" table:style-name="ce9">
            <text:p>91,600</text:p>
          </table:table-cell>
          <table:table-cell office:value-type="float" office:value="48331" table:style-name="ce9">
            <text:p>48,331</text:p>
          </table:table-cell>
          <table:table-cell office:value-type="float" office:value="43269" table:style-name="ce9">
            <text:p>43,269</text:p>
          </table:table-cell>
          <table:table-cell office:value-type="float" office:value="42.34702368844426" table:style-name="ce10">
            <text:p>42.35</text:p>
          </table:table-cell>
          <table:table-cell office:value-type="float" office:value="179681" table:style-name="ce9">
            <text:p>179,681</text:p>
          </table:table-cell>
          <table:table-cell office:value-type="float" office:value="92077" table:style-name="ce9">
            <text:p>92,077</text:p>
          </table:table-cell>
          <table:table-cell office:value-type="float" office:value="87604" table:style-name="ce9">
            <text:p>87,604</text:p>
          </table:table-cell>
          <table:table-cell office:value-type="float" office:value="83.067200473399041" table:style-name="ce8">
            <text:p>83.07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花 蓮 縣</text:p>
          </table:table-cell>
          <table:table-cell office:value-type="float" office:value="325706" table:style-name="ce11">
            <text:p>325,706</text:p>
          </table:table-cell>
          <table:table-cell office:value-type="float" office:value="164738" table:style-name="ce227">
            <text:p>164,738</text:p>
          </table:table-cell>
          <table:table-cell office:value-type="float" office:value="160968" table:style-name="ce227">
            <text:p>160,968</text:p>
          </table:table-cell>
          <table:table-cell office:value-type="float" office:value="100" table:style-name="ce228">
            <text:p>100.00</text:p>
          </table:table-cell>
          <table:table-cell office:value-type="float" office:value="38527" table:style-name="ce227">
            <text:p>38,527</text:p>
          </table:table-cell>
          <table:table-cell office:value-type="float" office:value="20197" table:style-name="ce227">
            <text:p>20,197</text:p>
          </table:table-cell>
          <table:table-cell office:value-type="float" office:value="18330" table:style-name="ce227">
            <text:p>18,330</text:p>
          </table:table-cell>
          <table:table-cell office:value-type="float" office:value="11.828765819481372" table:style-name="ce228">
            <text:p>11.83</text:p>
          </table:table-cell>
          <table:table-cell office:value-type="float" office:value="232170" table:style-name="ce227">
            <text:p>232,170</text:p>
          </table:table-cell>
          <table:table-cell office:value-type="float" office:value="119226" table:style-name="ce227">
            <text:p>119,226</text:p>
          </table:table-cell>
          <table:table-cell office:value-type="float" office:value="112944" table:style-name="ce227">
            <text:p>112,944</text:p>
          </table:table-cell>
          <table:table-cell office:value-type="float" office:value="71.282076473875208" table:style-name="ce228">
            <text:p>71.28</text:p>
          </table:table-cell>
          <table:table-cell office:value-type="float" office:value="55009" table:style-name="ce227">
            <text:p>55,009</text:p>
          </table:table-cell>
          <table:table-cell office:value-type="float" office:value="25315" table:style-name="ce227">
            <text:p>25,315</text:p>
          </table:table-cell>
          <table:table-cell office:value-type="float" office:value="29694" table:style-name="ce9">
            <text:p>29,694</text:p>
          </table:table-cell>
          <table:table-cell office:value-type="float" office:value="16.889157706643417" table:style-name="ce10">
            <text:p>16.89</text:p>
          </table:table-cell>
          <table:table-cell office:value-type="float" office:value="138792" table:style-name="ce9">
            <text:p>138,792</text:p>
          </table:table-cell>
          <table:table-cell office:value-type="float" office:value="71579" table:style-name="ce9">
            <text:p>71,579</text:p>
          </table:table-cell>
          <table:table-cell office:value-type="float" office:value="67213" table:style-name="ce9">
            <text:p>67,213</text:p>
          </table:table-cell>
          <table:table-cell office:value-type="float" office:value="42.612662953706717" table:style-name="ce10">
            <text:p>42.61</text:p>
          </table:table-cell>
          <table:table-cell office:value-type="float" office:value="270072" table:style-name="ce9">
            <text:p>270,072</text:p>
          </table:table-cell>
          <table:table-cell office:value-type="float" office:value="135593" table:style-name="ce9">
            <text:p>135,593</text:p>
          </table:table-cell>
          <table:table-cell office:value-type="float" office:value="134479" table:style-name="ce9">
            <text:p>134,479</text:p>
          </table:table-cell>
          <table:table-cell office:value-type="float" office:value="82.918951447010485" table:style-name="ce8">
            <text:p>82.9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澎 湖 縣</text:p>
          </table:table-cell>
          <table:table-cell office:value-type="float" office:value="105117" table:style-name="ce11">
            <text:p>105,117</text:p>
          </table:table-cell>
          <table:table-cell office:value-type="float" office:value="54190" table:style-name="ce227">
            <text:p>54,190</text:p>
          </table:table-cell>
          <table:table-cell office:value-type="float" office:value="50927" table:style-name="ce227">
            <text:p>50,927</text:p>
          </table:table-cell>
          <table:table-cell office:value-type="float" office:value="100" table:style-name="ce228">
            <text:p>100.00</text:p>
          </table:table-cell>
          <table:table-cell office:value-type="float" office:value="10829" table:style-name="ce227">
            <text:p>10,829</text:p>
          </table:table-cell>
          <table:table-cell office:value-type="float" office:value="5672" table:style-name="ce227">
            <text:p>5,672</text:p>
          </table:table-cell>
          <table:table-cell office:value-type="float" office:value="5157" table:style-name="ce227">
            <text:p>5,157</text:p>
          </table:table-cell>
          <table:table-cell office:value-type="float" office:value="10.3018541244518" table:style-name="ce228">
            <text:p>10.30</text:p>
          </table:table-cell>
          <table:table-cell office:value-type="float" office:value="76744" table:style-name="ce227">
            <text:p>76,744</text:p>
          </table:table-cell>
          <table:table-cell office:value-type="float" office:value="40375" table:style-name="ce227">
            <text:p>40,375</text:p>
          </table:table-cell>
          <table:table-cell office:value-type="float" office:value="36369" table:style-name="ce227">
            <text:p>36,369</text:p>
          </table:table-cell>
          <table:table-cell office:value-type="float" office:value="73.008171846609017" table:style-name="ce228">
            <text:p>73.01</text:p>
          </table:table-cell>
          <table:table-cell office:value-type="float" office:value="17544" table:style-name="ce227">
            <text:p>17,544</text:p>
          </table:table-cell>
          <table:table-cell office:value-type="float" office:value="8143" table:style-name="ce227">
            <text:p>8,143</text:p>
          </table:table-cell>
          <table:table-cell office:value-type="float" office:value="9401" table:style-name="ce9">
            <text:p>9,401</text:p>
          </table:table-cell>
          <table:table-cell office:value-type="float" office:value="16.689974028939179" table:style-name="ce10">
            <text:p>16.69</text:p>
          </table:table-cell>
          <table:table-cell office:value-type="float" office:value="47876" table:style-name="ce9">
            <text:p>47,876</text:p>
          </table:table-cell>
          <table:table-cell office:value-type="float" office:value="24976" table:style-name="ce9">
            <text:p>24,976</text:p>
          </table:table-cell>
          <table:table-cell office:value-type="float" office:value="22900" table:style-name="ce9">
            <text:p>22,900</text:p>
          </table:table-cell>
          <table:table-cell office:value-type="float" office:value="45.545439843222312" table:style-name="ce10">
            <text:p>45.55</text:p>
          </table:table-cell>
          <table:table-cell office:value-type="float" office:value="88531" table:style-name="ce9">
            <text:p>88,531</text:p>
          </table:table-cell>
          <table:table-cell office:value-type="float" office:value="45418" table:style-name="ce9">
            <text:p>45,418</text:p>
          </table:table-cell>
          <table:table-cell office:value-type="float" office:value="43113" table:style-name="ce9">
            <text:p>43,113</text:p>
          </table:table-cell>
          <table:table-cell office:value-type="float" office:value="84.221391401961625" table:style-name="ce8">
            <text:p>84.22</text:p>
          </table:table-cell>
          <table:table-cell table:number-columns-repeated="16359" table:style-name="ce7"/>
        </table:table-row>
        <table:table-row table:style-name="ro29">
          <table:table-cell office:value-type="string" table:style-name="ce12">
            <text:p>基 隆 市</text:p>
          </table:table-cell>
          <table:table-cell office:value-type="float" office:value="368792" table:style-name="ce11">
            <text:p>368,792</text:p>
          </table:table-cell>
          <table:table-cell office:value-type="float" office:value="184065" table:style-name="ce227">
            <text:p>184,065</text:p>
          </table:table-cell>
          <table:table-cell office:value-type="float" office:value="184727" table:style-name="ce227">
            <text:p>184,727</text:p>
          </table:table-cell>
          <table:table-cell office:value-type="float" office:value="100" table:style-name="ce228">
            <text:p>100.00</text:p>
          </table:table-cell>
          <table:table-cell office:value-type="float" office:value="38129" table:style-name="ce227">
            <text:p>38,129</text:p>
          </table:table-cell>
          <table:table-cell office:value-type="float" office:value="19711" table:style-name="ce227">
            <text:p>19,711</text:p>
          </table:table-cell>
          <table:table-cell office:value-type="float" office:value="18418" table:style-name="ce227">
            <text:p>18,418</text:p>
          </table:table-cell>
          <table:table-cell office:value-type="float" office:value="10.338890214538276" table:style-name="ce228">
            <text:p>10.34</text:p>
          </table:table-cell>
          <table:table-cell office:value-type="float" office:value="268643" table:style-name="ce227">
            <text:p>268,643</text:p>
          </table:table-cell>
          <table:table-cell office:value-type="float" office:value="136359" table:style-name="ce227">
            <text:p>136,359</text:p>
          </table:table-cell>
          <table:table-cell office:value-type="float" office:value="132284" table:style-name="ce227">
            <text:p>132,284</text:p>
          </table:table-cell>
          <table:table-cell office:value-type="float" office:value="72.844042170112161" table:style-name="ce228">
            <text:p>72.84</text:p>
          </table:table-cell>
          <table:table-cell office:value-type="float" office:value="62020" table:style-name="ce227">
            <text:p>62,020</text:p>
          </table:table-cell>
          <table:table-cell office:value-type="float" office:value="27995" table:style-name="ce227">
            <text:p>27,995</text:p>
          </table:table-cell>
          <table:table-cell office:value-type="float" office:value="34025" table:style-name="ce9">
            <text:p>34,025</text:p>
          </table:table-cell>
          <table:table-cell office:value-type="float" office:value="16.817067615349572" table:style-name="ce10">
            <text:p>16.82</text:p>
          </table:table-cell>
          <table:table-cell office:value-type="float" office:value="157598" table:style-name="ce9">
            <text:p>157,598</text:p>
          </table:table-cell>
          <table:table-cell office:value-type="float" office:value="80818" table:style-name="ce9">
            <text:p>80,818</text:p>
          </table:table-cell>
          <table:table-cell office:value-type="float" office:value="76780" table:style-name="ce9">
            <text:p>76,780</text:p>
          </table:table-cell>
          <table:table-cell office:value-type="float" office:value="42.733573396386035" table:style-name="ce10">
            <text:p>42.73</text:p>
          </table:table-cell>
          <table:table-cell office:value-type="float" office:value="312497" table:style-name="ce9">
            <text:p>312,497</text:p>
          </table:table-cell>
          <table:table-cell office:value-type="float" office:value="154795" table:style-name="ce9">
            <text:p>154,795</text:p>
          </table:table-cell>
          <table:table-cell office:value-type="float" office:value="157702" table:style-name="ce9">
            <text:p>157,702</text:p>
          </table:table-cell>
          <table:table-cell office:value-type="float" office:value="84.735297945725506" table:style-name="ce8">
            <text:p>84.74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市</text:p>
          </table:table-cell>
          <table:table-cell office:value-type="float" office:value="449425" table:style-name="ce11">
            <text:p>449,425</text:p>
          </table:table-cell>
          <table:table-cell office:value-type="float" office:value="221593" table:style-name="ce227">
            <text:p>221,593</text:p>
          </table:table-cell>
          <table:table-cell office:value-type="float" office:value="227832" table:style-name="ce227">
            <text:p>227,832</text:p>
          </table:table-cell>
          <table:table-cell office:value-type="float" office:value="100" table:style-name="ce228">
            <text:p>100.00</text:p>
          </table:table-cell>
          <table:table-cell office:value-type="float" office:value="76594" table:style-name="ce227">
            <text:p>76,594</text:p>
          </table:table-cell>
          <table:table-cell office:value-type="float" office:value="39861" table:style-name="ce227">
            <text:p>39,861</text:p>
          </table:table-cell>
          <table:table-cell office:value-type="float" office:value="36733" table:style-name="ce227">
            <text:p>36,733</text:p>
          </table:table-cell>
          <table:table-cell office:value-type="float" office:value="17.042665628302831" table:style-name="ce228">
            <text:p>17.04</text:p>
          </table:table-cell>
          <table:table-cell office:value-type="float" office:value="315693" table:style-name="ce227">
            <text:p>315,693</text:p>
          </table:table-cell>
          <table:table-cell office:value-type="float" office:value="156377" table:style-name="ce227">
            <text:p>156,377</text:p>
          </table:table-cell>
          <table:table-cell office:value-type="float" office:value="159316" table:style-name="ce227">
            <text:p>159,316</text:p>
          </table:table-cell>
          <table:table-cell office:value-type="float" office:value="70.243755910329867" table:style-name="ce228">
            <text:p>70.24</text:p>
          </table:table-cell>
          <table:table-cell office:value-type="float" office:value="57138" table:style-name="ce227">
            <text:p>57,138</text:p>
          </table:table-cell>
          <table:table-cell office:value-type="float" office:value="25355" table:style-name="ce227">
            <text:p>25,355</text:p>
          </table:table-cell>
          <table:table-cell office:value-type="float" office:value="31783" table:style-name="ce9">
            <text:p>31,783</text:p>
          </table:table-cell>
          <table:table-cell office:value-type="float" office:value="12.713578461367304" table:style-name="ce10">
            <text:p>12.71</text:p>
          </table:table-cell>
          <table:table-cell office:value-type="float" office:value="202113" table:style-name="ce9">
            <text:p>202,113</text:p>
          </table:table-cell>
          <table:table-cell office:value-type="float" office:value="100147" table:style-name="ce9">
            <text:p>100,147</text:p>
          </table:table-cell>
          <table:table-cell office:value-type="float" office:value="101966" table:style-name="ce9">
            <text:p>101,966</text:p>
          </table:table-cell>
          <table:table-cell office:value-type="float" office:value="44.971463536741389" table:style-name="ce10">
            <text:p>44.97</text:p>
          </table:table-cell>
          <table:table-cell office:value-type="float" office:value="346948" table:style-name="ce9">
            <text:p>346,948</text:p>
          </table:table-cell>
          <table:table-cell office:value-type="float" office:value="168304" table:style-name="ce9">
            <text:p>168,304</text:p>
          </table:table-cell>
          <table:table-cell office:value-type="float" office:value="178644" table:style-name="ce9">
            <text:p>178,644</text:p>
          </table:table-cell>
          <table:table-cell office:value-type="float" office:value="77.198197697057353" table:style-name="ce8">
            <text:p>77.2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嘉 義 市</text:p>
          </table:table-cell>
          <table:table-cell office:value-type="float" office:value="267472" table:style-name="ce11">
            <text:p>267,472</text:p>
          </table:table-cell>
          <table:table-cell office:value-type="float" office:value="129580" table:style-name="ce227">
            <text:p>129,580</text:p>
          </table:table-cell>
          <table:table-cell office:value-type="float" office:value="137892" table:style-name="ce227">
            <text:p>137,892</text:p>
          </table:table-cell>
          <table:table-cell office:value-type="float" office:value="100" table:style-name="ce228">
            <text:p>100.00</text:p>
          </table:table-cell>
          <table:table-cell office:value-type="float" office:value="35874" table:style-name="ce227">
            <text:p>35,874</text:p>
          </table:table-cell>
          <table:table-cell office:value-type="float" office:value="18685" table:style-name="ce227">
            <text:p>18,685</text:p>
          </table:table-cell>
          <table:table-cell office:value-type="float" office:value="17189" table:style-name="ce227">
            <text:p>17,189</text:p>
          </table:table-cell>
          <table:table-cell office:value-type="float" office:value="13.412245020039482" table:style-name="ce228">
            <text:p>13.41</text:p>
          </table:table-cell>
          <table:table-cell office:value-type="float" office:value="189536" table:style-name="ce227">
            <text:p>189,536</text:p>
          </table:table-cell>
          <table:table-cell office:value-type="float" office:value="92367" table:style-name="ce227">
            <text:p>92,367</text:p>
          </table:table-cell>
          <table:table-cell office:value-type="float" office:value="97169" table:style-name="ce227">
            <text:p>97,169</text:p>
          </table:table-cell>
          <table:table-cell office:value-type="float" office:value="70.861996769755336" table:style-name="ce228">
            <text:p>70.86</text:p>
          </table:table-cell>
          <table:table-cell office:value-type="float" office:value="42062" table:style-name="ce227">
            <text:p>42,062</text:p>
          </table:table-cell>
          <table:table-cell office:value-type="float" office:value="18528" table:style-name="ce227">
            <text:p>18,528</text:p>
          </table:table-cell>
          <table:table-cell office:value-type="float" office:value="23534" table:style-name="ce9">
            <text:p>23,534</text:p>
          </table:table-cell>
          <table:table-cell office:value-type="float" office:value="15.725758210205179" table:style-name="ce10">
            <text:p>15.73</text:p>
          </table:table-cell>
          <table:table-cell office:value-type="float" office:value="114977" table:style-name="ce9">
            <text:p>114,977</text:p>
          </table:table-cell>
          <table:table-cell office:value-type="float" office:value="56076" table:style-name="ce9">
            <text:p>56,076</text:p>
          </table:table-cell>
          <table:table-cell office:value-type="float" office:value="58901" table:style-name="ce9">
            <text:p>58,901</text:p>
          </table:table-cell>
          <table:table-cell office:value-type="float" office:value="42.986555602081708" table:style-name="ce10">
            <text:p>42.99</text:p>
          </table:table-cell>
          <table:table-cell office:value-type="float" office:value="215708" table:style-name="ce9">
            <text:p>215,708</text:p>
          </table:table-cell>
          <table:table-cell office:value-type="float" office:value="102547" table:style-name="ce9">
            <text:p>102,547</text:p>
          </table:table-cell>
          <table:table-cell office:value-type="float" office:value="113161" table:style-name="ce9">
            <text:p>113,161</text:p>
          </table:table-cell>
          <table:table-cell office:value-type="float" office:value="80.646946222408317" table:style-name="ce8">
            <text:p>80.65</text:p>
          </table:table-cell>
          <table:table-cell table:number-columns-repeated="16359" table:style-name="ce7"/>
        </table:table-row>
        <table:table-row table:style-name="ro42">
          <table:table-cell office:value-type="string" table:style-name="ce17">
            <text:p>福 建 省</text:p>
          </table:table-cell>
          <table:table-cell office:value-type="float" office:value="152985" table:style-name="ce16">
            <text:p>152,985</text:p>
          </table:table-cell>
          <table:table-cell office:value-type="float" office:value="77359" table:style-name="ce225">
            <text:p>77,359</text:p>
          </table:table-cell>
          <table:table-cell office:value-type="float" office:value="75626" table:style-name="ce225">
            <text:p>75,626</text:p>
          </table:table-cell>
          <table:table-cell office:value-type="float" office:value="100" table:style-name="ce226">
            <text:p>100.00</text:p>
          </table:table-cell>
          <table:table-cell office:value-type="float" office:value="14241" table:style-name="ce225">
            <text:p>14,241</text:p>
          </table:table-cell>
          <table:table-cell office:value-type="float" office:value="7427" table:style-name="ce225">
            <text:p>7,427</text:p>
          </table:table-cell>
          <table:table-cell office:value-type="float" office:value="6814" table:style-name="ce225">
            <text:p>6,814</text:p>
          </table:table-cell>
          <table:table-cell office:value-type="float" office:value="9.3087557603686637" table:style-name="ce226">
            <text:p>9.31</text:p>
          </table:table-cell>
          <table:table-cell office:value-type="float" office:value="117783" table:style-name="ce225">
            <text:p>117,783</text:p>
          </table:table-cell>
          <table:table-cell office:value-type="float" office:value="59762" table:style-name="ce225">
            <text:p>59,762</text:p>
          </table:table-cell>
          <table:table-cell office:value-type="float" office:value="58021" table:style-name="ce225">
            <text:p>58,021</text:p>
          </table:table-cell>
          <table:table-cell office:value-type="float" office:value="76.989900970683394" table:style-name="ce226">
            <text:p>76.99</text:p>
          </table:table-cell>
          <table:table-cell office:value-type="float" office:value="20961" table:style-name="ce225">
            <text:p>20,961</text:p>
          </table:table-cell>
          <table:table-cell office:value-type="float" office:value="10170" table:style-name="ce225">
            <text:p>10,170</text:p>
          </table:table-cell>
          <table:table-cell office:value-type="float" office:value="10791" table:style-name="ce14">
            <text:p>10,791</text:p>
          </table:table-cell>
          <table:table-cell office:value-type="float" office:value="13.701343268947936" table:style-name="ce15">
            <text:p>13.70</text:p>
          </table:table-cell>
          <table:table-cell office:value-type="float" office:value="70145" table:style-name="ce14">
            <text:p>70,145</text:p>
          </table:table-cell>
          <table:table-cell office:value-type="float" office:value="35341" table:style-name="ce14">
            <text:p>35,341</text:p>
          </table:table-cell>
          <table:table-cell office:value-type="float" office:value="34804" table:style-name="ce14">
            <text:p>34,804</text:p>
          </table:table-cell>
          <table:table-cell office:value-type="float" office:value="45.850900415073376" table:style-name="ce15">
            <text:p>45.85</text:p>
          </table:table-cell>
          <table:table-cell office:value-type="float" office:value="131879" table:style-name="ce14">
            <text:p>131,879</text:p>
          </table:table-cell>
          <table:table-cell office:value-type="float" office:value="66361" table:style-name="ce14">
            <text:p>66,361</text:p>
          </table:table-cell>
          <table:table-cell office:value-type="float" office:value="65518" table:style-name="ce14">
            <text:p>65,518</text:p>
          </table:table-cell>
          <table:table-cell office:value-type="float" office:value="86.203876197012775" table:style-name="ce13">
            <text:p>86.2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金 門 縣</text:p>
          </table:table-cell>
          <table:table-cell office:value-type="float" office:value="139951" table:style-name="ce11">
            <text:p>139,951</text:p>
          </table:table-cell>
          <table:table-cell office:value-type="float" office:value="69893" table:style-name="ce227">
            <text:p>69,893</text:p>
          </table:table-cell>
          <table:table-cell office:value-type="float" office:value="70058" table:style-name="ce227">
            <text:p>70,058</text:p>
          </table:table-cell>
          <table:table-cell office:value-type="float" office:value="100" table:style-name="ce228">
            <text:p>100.00</text:p>
          </table:table-cell>
          <table:table-cell office:value-type="float" office:value="12714" table:style-name="ce227">
            <text:p>12,714</text:p>
          </table:table-cell>
          <table:table-cell office:value-type="float" office:value="6612" table:style-name="ce227">
            <text:p>6,612</text:p>
          </table:table-cell>
          <table:table-cell office:value-type="float" office:value="6102" table:style-name="ce227">
            <text:p>6,102</text:p>
          </table:table-cell>
          <table:table-cell office:value-type="float" office:value="9.0846081842930726" table:style-name="ce228">
            <text:p>9.08</text:p>
          </table:table-cell>
          <table:table-cell office:value-type="float" office:value="107871" table:style-name="ce227">
            <text:p>107,871</text:p>
          </table:table-cell>
          <table:table-cell office:value-type="float" office:value="53970" table:style-name="ce227">
            <text:p>53,970</text:p>
          </table:table-cell>
          <table:table-cell office:value-type="float" office:value="53901" table:style-name="ce227">
            <text:p>53,901</text:p>
          </table:table-cell>
          <table:table-cell office:value-type="float" office:value="77.077691477731491" table:style-name="ce228">
            <text:p>77.08</text:p>
          </table:table-cell>
          <table:table-cell office:value-type="float" office:value="19366" table:style-name="ce227">
            <text:p>19,366</text:p>
          </table:table-cell>
          <table:table-cell office:value-type="float" office:value="9311" table:style-name="ce227">
            <text:p>9,311</text:p>
          </table:table-cell>
          <table:table-cell office:value-type="float" office:value="10055" table:style-name="ce9">
            <text:p>10,055</text:p>
          </table:table-cell>
          <table:table-cell office:value-type="float" office:value="13.837700337975434" table:style-name="ce10">
            <text:p>13.84</text:p>
          </table:table-cell>
          <table:table-cell office:value-type="float" office:value="63998" table:style-name="ce9">
            <text:p>63,998</text:p>
          </table:table-cell>
          <table:table-cell office:value-type="float" office:value="31792" table:style-name="ce9">
            <text:p>31,792</text:p>
          </table:table-cell>
          <table:table-cell office:value-type="float" office:value="32206" table:style-name="ce9">
            <text:p>32,206</text:p>
          </table:table-cell>
          <table:table-cell office:value-type="float" office:value="45.728862244642762" table:style-name="ce10">
            <text:p>45.73</text:p>
          </table:table-cell>
          <table:table-cell office:value-type="float" office:value="120937" table:style-name="ce9">
            <text:p>120,937</text:p>
          </table:table-cell>
          <table:table-cell office:value-type="float" office:value="60025" table:style-name="ce9">
            <text:p>60,025</text:p>
          </table:table-cell>
          <table:table-cell office:value-type="float" office:value="60912" table:style-name="ce9">
            <text:p>60,912</text:p>
          </table:table-cell>
          <table:table-cell office:value-type="float" office:value="86.413816264263914" table:style-name="ce8">
            <text:p>86.41</text:p>
          </table:table-cell>
          <table:table-cell table:number-columns-repeated="16359" table:style-name="ce7"/>
        </table:table-row>
        <table:table-row table:style-name="ro43">
          <table:table-cell office:value-type="string" table:style-name="ce199">
            <text:p>連 江 縣</text:p>
          </table:table-cell>
          <table:table-cell office:value-type="float" office:value="13034" table:style-name="ce200">
            <text:p>13,034</text:p>
          </table:table-cell>
          <table:table-cell office:value-type="float" office:value="7466" table:style-name="ce229">
            <text:p>7,466</text:p>
          </table:table-cell>
          <table:table-cell office:value-type="float" office:value="5568" table:style-name="ce229">
            <text:p>5,568</text:p>
          </table:table-cell>
          <table:table-cell office:value-type="float" office:value="100" table:style-name="ce230">
            <text:p>100.00</text:p>
          </table:table-cell>
          <table:table-cell office:value-type="float" office:value="1527" table:style-name="ce229">
            <text:p>1,527</text:p>
          </table:table-cell>
          <table:table-cell office:value-type="float" office:value="815" table:style-name="ce229">
            <text:p>815</text:p>
          </table:table-cell>
          <table:table-cell office:value-type="float" office:value="712" table:style-name="ce229">
            <text:p>712</text:p>
          </table:table-cell>
          <table:table-cell office:value-type="float" office:value="11.715513272978365" table:style-name="ce230">
            <text:p>11.72</text:p>
          </table:table-cell>
          <table:table-cell office:value-type="float" office:value="9912" table:style-name="ce229">
            <text:p>9,912</text:p>
          </table:table-cell>
          <table:table-cell office:value-type="float" office:value="5792" table:style-name="ce229">
            <text:p>5,792</text:p>
          </table:table-cell>
          <table:table-cell office:value-type="float" office:value="4120" table:style-name="ce229">
            <text:p>4,120</text:p>
          </table:table-cell>
          <table:table-cell office:value-type="float" office:value="76.047261009667025" table:style-name="ce230">
            <text:p>76.05</text:p>
          </table:table-cell>
          <table:table-cell office:value-type="float" office:value="1595" table:style-name="ce229">
            <text:p>1,595</text:p>
          </table:table-cell>
          <table:table-cell office:value-type="float" office:value="859" table:style-name="ce229">
            <text:p>859</text:p>
          </table:table-cell>
          <table:table-cell office:value-type="float" office:value="736" table:style-name="ce201">
            <text:p>736</text:p>
          </table:table-cell>
          <table:table-cell office:value-type="float" office:value="12.23722571735461" table:style-name="ce202">
            <text:p>12.24</text:p>
          </table:table-cell>
          <table:table-cell office:value-type="float" office:value="6147" table:style-name="ce201">
            <text:p>6,147</text:p>
          </table:table-cell>
          <table:table-cell office:value-type="float" office:value="3549" table:style-name="ce201">
            <text:p>3,549</text:p>
          </table:table-cell>
          <table:table-cell office:value-type="float" office:value="2598" table:style-name="ce201">
            <text:p>2,598</text:p>
          </table:table-cell>
          <table:table-cell office:value-type="float" office:value="47.161270523246898" table:style-name="ce202">
            <text:p>47.16</text:p>
          </table:table-cell>
          <table:table-cell office:value-type="float" office:value="10942" table:style-name="ce201">
            <text:p>10,942</text:p>
          </table:table-cell>
          <table:table-cell office:value-type="float" office:value="6336" table:style-name="ce201">
            <text:p>6,336</text:p>
          </table:table-cell>
          <table:table-cell office:value-type="float" office:value="4606" table:style-name="ce201">
            <text:p>4,606</text:p>
          </table:table-cell>
          <table:table-cell office:value-type="float" office:value="83.949670093601341" table:style-name="ce203">
            <text:p>83.95</text:p>
          </table:table-cell>
          <table:table-cell table:number-columns-repeated="16359" table:style-name="ce7"/>
        </table:table-row>
        <table:table-row table:style-name="ro34">
          <table:table-cell table:style-name="ce6"/>
          <table:table-cell table:style-name="ce4"/>
          <table:table-cell table:number-columns-repeated="13" table:style-name="ce231"/>
          <table:table-cell table:number-columns-repeated="9" table:style-name="ce4"/>
          <table:table-cell office:value-type="string" office:string-value="                內政部戶政司 民國 109 年 4 月 9 日編製" table:formula="of:=['年月別新(結婚性別)'.AE49]" table:style-name="ce5">
            <text:p><text:s text:c="16"/>內政部戶政司 民國 109 年 4 月 9 日編製</text:p>
          </table:table-cell>
          <table:table-cell table:number-columns-repeated="16359" table:style-name="ce4"/>
        </table:table-row>
        <table:table-row table:style-name="ro12">
          <table:table-cell table:style-name="ce3"/>
          <table:table-cell table:style-name="ce2"/>
          <table:table-cell table:number-columns-repeated="13" table:style-name="ce232"/>
          <table:table-cell table:number-columns-repeated="16369" table:style-name="ce2"/>
        </table:table-row>
        <table:table-row table:number-rows-repeated="1048544" table:style-name="ro12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155"/>
        <table:table-column table:style-name="co16" table:number-columns-repeated="5" table:default-cell-style-name="ce155"/>
        <table:table-column table:style-name="co24" table:default-cell-style-name="ce155"/>
        <table:table-column table:style-name="co14" table:default-cell-style-name="ce155"/>
        <table:table-column table:style-name="co16" table:number-columns-repeated="2" table:default-cell-style-name="ce155"/>
        <table:table-column table:style-name="co37" table:number-columns-repeated="3" table:default-cell-style-name="ce155"/>
        <table:table-column table:style-name="co16" table:number-columns-repeated="16371" table:default-cell-style-name="ce155"/>
        <table:table-row table:style-name="ro12">
          <table:table-cell table:style-name="ce155">
            <draw:frame draw:z-index="1" draw:id="id0" draw:style-name="a0" draw:name="Object 57" svg:x="0.01042in" svg:y="0.0625in" svg:width="6.67708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2">
          <table:table-cell table:number-columns-repeated="16384"/>
        </table:table-row>
        <table:table-row table:style-name="ro12">
          <table:table-cell table:style-name="ce155">
            <draw:frame draw:z-index="2" draw:id="id1" draw:style-name="a1" draw:name="Object 58" svg:x="0in" svg:y="0.125in" svg:width="6.84375in" svg:height="10.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2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44" table:style-name="ro12">
          <table:table-cell table:number-columns-repeated="16384"/>
        </table:table-row>
        <table:table-row table:style-name="ro23">
          <table:table-cell table:number-columns-repeated="16384"/>
        </table:table-row>
        <table:table-row table:number-rows-repeated="1048482" table:style-name="ro12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當月速報連結-資料分析數字" table:style-name="ta5">
        <table:table-source xlink:href="file:///D:/袖0/01--速（月）報/6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縣市排序-公式" table:style-name="ta5">
        <table:table-source xlink:href="file:///D:/袖0/01--速（月）報/6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06-人口增加&amp;生死結離-公式" table:style-name="ta5">
        <table:table-source xlink:href="file:///D:/袖0/01--速（月）報/6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原始速報-公式" table:style-name="ta5">
        <table:table-source xlink:href="file:///D:/袖0/01--速（月）報/6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1(160)" table:style-name="ta5">
        <table:table-source xlink:href="file:///D:/袖0/01--速（月）報/6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2(170)" table:style-name="ta5">
        <table:table-source xlink:href="file:///D:/袖0/01--速（月）報/6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>
        <number:embedded-text number:position="0"> </number:embedded-text>
      </number:number>
    </number:number-style>
    <number:number-style style:name="N75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75P0"/>
    </number:number-style>
    <number:number-style style:name="N76P0">
      <number:number number:decimal-places="2" number:min-integer-digits="1" number:grouping="true"/>
    </number:number-style>
    <number:number-style style:name="N76P1">
      <number:text>－   </number:text>
      <number:number number:decimal-places="2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77P2">
      <number:text> - </number:text>
    </number:text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78P2">
      <number:text> - </number:text>
    </number:text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 </number:text>
      <number:number number:decimal-places="2" number:min-integer-digits="1" number:grouping="true"/>
      <number:text> </number:text>
    </number:number-style>
    <number:number-style style:name="N79P1">
      <number:text>-</number:text>
      <number:number number:decimal-places="2" number:min-integer-digits="1" number:grouping="true"/>
      <number:text> </number:text>
    </number:number-style>
    <number:number-style style:name="N7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9">
      <number:text> </number:text>
      <number:text-content/>
      <number:text> </number:text>
      <style:map style:condition="value()&gt;0" style:apply-style-name="N79P0"/>
      <style:map style:condition="value()&lt;0" style:apply-style-name="N79P1"/>
      <style:map style:condition="value()=0" style:apply-style-name="N79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32_2" style:display-name="千分位 2" style:family="table-cell" style:data-style-name="N7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2_32_4" style:display-name="千分位[0] 2 4" style:family="table-cell" style:data-style-name="N33"/>
    <style:style style:name="_21315__20998__20301__91_0_93__32_3" style:display-name="千分位[0] 3" style:family="table-cell" style:data-style-name="N77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78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32_7" style:display-name="千分位[0] 7" style:family="table-cell" style:data-style-name="N33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溫麗華</meta:initial-creator>
    <dc:creator>周柏妤</dc:creator>
    <meta:creation-date>2019-06-04T12:02:08Z</meta:creation-date>
    <dc:date>2020-04-09T01:28:11Z</dc:date>
    <meta:print-date>2020-04-09T01:09:00Z</meta:print-date>
  </office:meta>
</office:document-meta>
</file>